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ff0000" draw:stroke="none" fo:margin="1.000000000000000pt" style:wrap="biggest" style:wrap-dynamic-threshold="0.000000000000000pt" svg:fill-rule="evenodd"/>
    </style:style>
    <style:style style:name="gr3" style:family="graphic">
      <style:graphic-properties draw:fill="solid" draw:fill-color="#ffffff" draw:stroke="none" fo:margin="1.000000000000000pt" style:wrap="biggest" style:wrap-dynamic-threshold="0.000000000000000pt" svg:fill-rule="evenodd"/>
    </style:style>
    <style:style style:name="gr4" style:family="graphic">
      <style:graphic-properties draw:fill="solid" draw:fill-color="#ffffff" draw:stroke="none" fo:margin="1.000000000000000pt" style:wrap="biggest" style:wrap-dynamic-threshold="0.000000000000000pt" svg:fill-rule="nonzero"/>
    </style:style>
    <style:style style:name="gr5" style:family="graphic">
      <style:graphic-properties draw:fill="solid" draw:fill-color="#cc6633" draw:stroke="none" fo:margin="1.000000000000000pt" style:wrap="biggest" style:wrap-dynamic-threshold="0.000000000000000pt" svg:fill-rule="nonzero"/>
    </style:style>
    <style:style style:name="gr6" style:family="graphic">
      <style:graphic-properties draw:fill="solid" draw:fill-color="#000000" draw:stroke="none" fo:margin="1.000000000000000pt" style:wrap="biggest" style:wrap-dynamic-threshold="0.000000000000000pt" svg:fill-rule="nonzero"/>
    </style:style>
    <style:style style:name="gr7" style:family="graphic">
      <style:graphic-properties draw:fill="solid" draw:fill-color="#00ffff" draw:stroke="none" fo:margin="1.000000000000000pt" style:wrap="biggest" style:wrap-dynamic-threshold="0.000000000000000pt" svg:fill-rule="nonzero"/>
    </style:style>
    <style:style style:name="gr8" style:family="graphic">
      <style:graphic-properties draw:fill="solid" draw:fill-color="#ffff00" draw:stroke="none" fo:margin="1.000000000000000pt" style:wrap="biggest" style:wrap-dynamic-threshold="0.000000000000000pt" svg:fill-rule="nonzero"/>
    </style:style>
    <style:style style:name="gr9" style:family="graphic">
      <style:graphic-properties draw:fill="solid" draw:fill-color="#ff0000" draw:stroke="none" fo:margin="1.000000000000000pt" style:wrap="biggest" style:wrap-dynamic-threshold="0.000000000000000pt" svg:fill-rule="nonzero"/>
    </style:style>
    <style:style style:name="gr10" style:family="graphic">
      <style:graphic-properties draw:fill="solid" draw:fill-color="#ffcc00" draw:stroke="none" fo:margin="1.000000000000000pt" style:wrap="biggest" style:wrap-dynamic-threshold="0.000000000000000pt" svg:fill-rule="nonzero"/>
    </style:style>
    <style:style style:name="gr11" style:family="graphic">
      <style:graphic-properties draw:fill="none" draw:stroke="solid" draw:stroke-linejoin="miter" fo:margin="1.000000000000000pt" style:wrap="biggest" style:wrap-dynamic-threshold="0.000000000000000pt" svg:fill-rule="nonzero" svg:stroke-color="#000000" svg:stroke-opacity="1" svg:stroke-width="0.257292200000000pt"/>
    </style:style>
    <style:style style:name="gr12" style:family="graphic">
      <style:graphic-properties draw:fill="solid" draw:fill-color="#cc3300" draw:stroke="none" fo:margin="1.000000000000000pt" style:wrap="biggest" style:wrap-dynamic-threshold="0.000000000000000pt" svg:fill-rule="nonzero"/>
    </style:style>
    <style:style style:name="gr13" style:family="graphic">
      <style:graphic-properties draw:fill="none" draw:stroke="solid" draw:stroke-linejoin="miter" fo:margin="1.000000000000000pt" style:wrap="biggest" style:wrap-dynamic-threshold="0.000000000000000pt" svg:fill-rule="nonzero" svg:stroke-color="#663300" svg:stroke-opacity="1" svg:stroke-width="0.595619488000000pt"/>
    </style:style>
    <style:style style:name="gr14" style:family="graphic">
      <style:graphic-properties draw:fill="solid" draw:fill-color="#28bc11" draw:stroke="none" fo:margin="1.000000000000000pt" style:wrap="biggest" style:wrap-dynamic-threshold="0.000000000000000pt" svg:fill-rule="nonzero"/>
    </style:style>
    <style:style style:name="gr15" style:family="graphic">
      <style:graphic-properties draw:fill="none" draw:stroke="solid" draw:stroke-linejoin="miter" fo:margin="1.000000000000000pt" style:wrap="biggest" style:wrap-dynamic-threshold="0.000000000000000pt" svg:fill-rule="nonzero" svg:stroke-color="#00d740" svg:stroke-opacity="1" svg:stroke-width="0.257292200000000pt"/>
    </style:style>
    <style:style style:name="gr16" style:family="graphic">
      <style:graphic-properties draw:fill="solid" draw:fill-color="#663333" draw:stroke="none" fo:margin="1.000000000000000pt" style:wrap="biggest" style:wrap-dynamic-threshold="0.000000000000000pt" svg:fill-rule="nonzero"/>
    </style:style>
    <style:style style:name="gr17" style:family="graphic">
      <style:graphic-properties draw:fill="solid" draw:fill-color="#990000" draw:stroke="solid" draw:stroke-linejoin="miter" fo:margin="1.000000000000000pt" style:wrap="biggest" style:wrap-dynamic-threshold="0.000000000000000pt" svg:fill-rule="nonzero" svg:stroke-color="#000000" svg:stroke-opacity="1" svg:stroke-width="0.275181600000000pt"/>
    </style:style>
    <style:style style:name="gr18" style:family="graphic">
      <style:graphic-properties draw:fill="solid" draw:fill-color="#663300" draw:stroke="none" fo:margin="1.000000000000000pt" style:wrap="biggest" style:wrap-dynamic-threshold="0.000000000000000pt" svg:fill-rule="nonzero"/>
    </style:style>
    <style:style style:name="gr19" style:family="graphic">
      <style:graphic-properties draw:fill="solid" draw:fill-color="#cc3300" draw:stroke="solid" draw:stroke-linejoin="miter" fo:margin="1.000000000000000pt" style:wrap="biggest" style:wrap-dynamic-threshold="0.000000000000000pt" svg:fill-rule="nonzero" svg:stroke-color="#000000" svg:stroke-opacity="1" svg:stroke-width="0.269375704000000pt"/>
    </style:style>
    <style:style style:name="gr20" style:family="graphic">
      <style:graphic-properties draw:fill="solid" draw:fill-color="#007336" draw:stroke="none" fo:margin="1.000000000000000pt" style:wrap="biggest" style:wrap-dynamic-threshold="0.000000000000000pt" svg:fill-rule="nonzero"/>
    </style:style>
    <style:style style:name="gr21" style:family="graphic">
      <style:graphic-properties draw:fill="solid" draw:fill-color="#9eab05" draw:stroke="solid" draw:stroke-linejoin="miter" fo:margin="1.000000000000000pt" style:wrap="biggest" style:wrap-dynamic-threshold="0.000000000000000pt" svg:fill-rule="nonzero" svg:stroke-color="#005000" svg:stroke-opacity="1" svg:stroke-width="1.000000000000000pt"/>
    </style:style>
    <style:style style:name="gr22" style:family="graphic">
      <style:graphic-properties draw:fill="solid" draw:fill-color="#9eab05" draw:stroke="none" fo:margin="1.000000000000000pt" style:wrap="biggest" style:wrap-dynamic-threshold="0.000000000000000pt" svg:fill-rule="nonzero"/>
    </style:style>
    <style:style style:name="gr23" style:family="graphic">
      <style:graphic-properties draw:fill="solid" draw:fill-color="#005000" draw:stroke="none" fo:margin="1.000000000000000pt" style:wrap="biggest" style:wrap-dynamic-threshold="0.000000000000000pt" svg:fill-rule="nonzero"/>
    </style:style>
    <style:style style:name="gr24" style:family="graphic">
      <style:graphic-properties draw:fill="solid" draw:fill-color="#7f0000" draw:stroke="solid" draw:stroke-linejoin="miter" fo:margin="1.000000000000000pt" style:wrap="biggest" style:wrap-dynamic-threshold="0.000000000000000pt" svg:fill-rule="nonzero" svg:stroke-color="#000000" svg:stroke-opacity="1" svg:stroke-width="0.334565832000000pt"/>
    </style:style>
    <style:style style:name="gr25" style:family="graphic">
      <style:graphic-properties draw:fill="solid" draw:fill-color="#00b052" draw:stroke="none" fo:margin="1.000000000000000pt" style:wrap="biggest" style:wrap-dynamic-threshold="0.000000000000000pt" svg:fill-rule="nonzero"/>
    </style:style>
    <style:style style:name="gr26" style:family="graphic">
      <style:graphic-properties draw:fill="solid" draw:fill-color="#7f0000" draw:stroke="solid" draw:stroke-linejoin="miter" fo:margin="1.000000000000000pt" style:wrap="biggest" style:wrap-dynamic-threshold="0.000000000000000pt" svg:fill-rule="nonzero" svg:stroke-color="#000000" svg:stroke-opacity="1" svg:stroke-width="0.334587504000000pt"/>
    </style:style>
    <style:style style:name="gr27" style:family="graphic">
      <style:graphic-properties draw:fill="solid" draw:fill-color="#007336" draw:stroke="solid" draw:stroke-linejoin="miter" fo:margin="1.000000000000000pt" style:wrap="biggest" style:wrap-dynamic-threshold="0.000000000000000pt" svg:fill-rule="nonzero" svg:stroke-color="#000000" svg:stroke-opacity="1" svg:stroke-width="0.172800008000000pt"/>
    </style:style>
    <style:style style:name="gr28" style:family="graphic">
      <style:graphic-properties draw:fill="solid" draw:fill-color="#ffffff" draw:stroke="solid" draw:stroke-linejoin="miter" fo:margin="1.000000000000000pt" style:wrap="biggest" style:wrap-dynamic-threshold="0.000000000000000pt" svg:fill-rule="nonzero" svg:stroke-color="#000000" svg:stroke-opacity="1" svg:stroke-width="0.172800008000000pt"/>
    </style:style>
    <style:style style:name="gr29" style:family="graphic">
      <style:graphic-properties draw:fill="none" draw:stroke="solid" draw:stroke-linejoin="miter" fo:margin="1.000000000000000pt" style:wrap="biggest" style:wrap-dynamic-threshold="0.000000000000000pt" svg:fill-rule="nonzero" svg:stroke-color="#000000" svg:stroke-opacity="1" svg:stroke-width="0.172800008000000pt"/>
    </style:style>
    <style:style style:name="gr30" style:family="graphic">
      <style:graphic-properties draw:fill="solid" draw:fill-color="#00ff00" draw:stroke="none" fo:margin="1.000000000000000pt" style:wrap="biggest" style:wrap-dynamic-threshold="0.000000000000000pt" svg:fill-rule="nonzero"/>
    </style:style>
    <style:style style:name="gr31" style:family="graphic">
      <style:graphic-properties draw:fill="solid" draw:fill-color="#28bc11" draw:stroke="solid" draw:stroke-linejoin="miter" fo:margin="1.000000000000000pt" style:wrap="biggest" style:wrap-dynamic-threshold="0.000000000000000pt" svg:fill-rule="nonzero" svg:stroke-color="#000000" svg:stroke-opacity="1" svg:stroke-width="0.172800008000000pt"/>
    </style:style>
    <style:style style:name="dp2" style:family="drawing-page"/>
  </office:automatic-styles>
  <office:body>
    <office:drawing>
      <draw:page draw:name="page1" draw:id="page1" draw:master-page-name="Default1" draw:style-name="dp2">
        <draw:layer-set>
          <draw:layer draw:name="g3804"/>
        </draw:layer-set>
        <draw:g draw:style-name="gr1" draw:id="shape1" svg:y="0.00000000392pt">
          <draw:rect draw:style-name="gr2" draw:id="shape2" draw:name="rect577" draw:layer="g3804" svg:width="234.31862400000pt" svg:height="465.36855200000pt" draw:transform="matrix(0.21486225000 0.00000000000 0.00000000000 0.21486225000 99.63895865315pt 0.00985867464pt)"/>
          <draw:rect draw:style-name="gr3" draw:id="shape3" draw:name="rect1855" draw:layer="g3804" svg:width="232.18572000000pt" svg:height="465.36855200000pt" draw:transform="matrix(0.21486225000 0.00000000000 0.00000000000 0.21486225000 49.90497756773pt 0.00000000392pt)"/>
          <draw:rect draw:style-name="gr2" draw:id="shape4" draw:name="rect575" draw:layer="g3804" svg:width="232.18572000000pt" svg:height="465.36855200000pt" draw:transform="matrix(0.21486225000 0.00000000000 0.00000000000 0.21486225000 -0.00000000639pt 0.00986169647pt)"/>
          <draw:path draw:style-name="gr4" draw:id="shape5" draw:name="path112" draw:layer="g3804" svg:width="2.61182341816pt" svg:height="2.96394896213pt" draw:transform="matrix(0.21486225000 0.00000000000 0.00000000000 0.21486225000 79.12522941791pt 44.17740378621pt)" svg:viewBox="0 0 3 3" svg:d="M2.61182 2.96395C2.27767 1.98686 0.504631 2.61162 0 2.79322L0 0C1.265 0.439503 1.92988 1.88515 2.61182 2.96395" koffice:nodeTypes="cccc"/>
          <draw:path draw:style-name="gr4" draw:id="shape6" draw:name="path116" draw:layer="g3804" svg:width="1.12745946455pt" svg:height="2.79140651362pt" draw:transform="matrix(0.21486225000 0.00000000000 0.00000000000 0.21486225000 80.50881123705pt 44.53498883522pt)" svg:viewBox="0 0 1 3" svg:d="M0.375843 2.79141C-0.3808 2.46761 0.193473 0.49465 0.46896 0.0586108C2.04433 -0.416274 0.286599 2.13088 0.375843 2.79141" koffice:nodeTypes="ccc"/>
          <draw:path draw:style-name="gr4" draw:id="shape7" draw:name="path122" draw:layer="g3804" svg:width="2.35587807648pt" svg:height="1.54057915313pt" draw:transform="matrix(0.21486225000 0.00000000000 0.00000000000 0.21486225000 81.46190107801pt 45.25100483183pt)" svg:viewBox="0 0 2 2" svg:d="M2.35588 0.19347C2.16946 0.637979 2.06238 1.07794 2.06238 1.54058L0 1.32742C0 -0.251029 1.47541 -0.124029 2.35588 0.211611" koffice:nodeTypes="cccc"/>
          <draw:path draw:style-name="gr4" draw:id="shape8" draw:name="path126" draw:layer="g3804" svg:width="1.50156246418pt" svg:height="2.28975082537pt" draw:transform="matrix(0.21486225000 0.00000000000 0.00000000000 0.21486225000 80.80000158736pt 45.85531810120pt)" svg:viewBox="0 0 2 2" svg:d="M0.307142 2.26001L0 0.672526C0.0728187 -0.19942 1.08606 0.578684 1.48503 0C1.63068 0.578684 0.778928 2.47115 0.307142 2.27565" koffice:nodeTypes="cccc"/>
          <draw:path draw:style-name="gr4" draw:id="shape9" draw:name="path132" draw:layer="g3804" svg:width="2.25024559184pt" svg:height="2.45074046800pt" draw:transform="matrix(0.21486225000 0.00000000000 0.00000000000 0.21486225000 78.11314227551pt 46.13091245533pt)" svg:viewBox="0 0 2 2" svg:d="M2.25025 2.45074L0 2.45074L0.544364 0C0.765906 0.0792697 2.23757 2.20633 2.23757 2.45074" koffice:nodeTypes="cccc"/>
          <draw:path draw:style-name="gr4" draw:id="shape10" draw:name="path134" draw:layer="g3804" svg:width="1.96870141776pt" svg:height="3.59742523377pt" draw:transform="matrix(0.21486225000 0.00000000000 0.00000000000 0.21486225000 78.83707163830pt 46.35155883240pt)" svg:viewBox="0 0 2 4" svg:d="M1.9542 2.22086C1.86718 2.70506 2.1246 3.3013 1.70041 3.59743C0.268292 3.59743 1.16018 1.31648 0 0.516147C1.34509 -0.968474 1.88168 1.1124 1.9687 2.20485" koffice:nodeTypes="cccc"/>
          <draw:path draw:style-name="gr4" draw:id="shape11" draw:name="path136" draw:layer="g3804" svg:width="2.26165826124pt" svg:height="2.12542548888pt" draw:transform="matrix(0.21486225000 0.00000000000 0.00000000000 0.21486225000 80.33046740968pt 46.28166496663pt)" svg:viewBox="0 0 2 2" svg:d="M0 2.12543L0.699482 2.01776L2.26166 0C1.67099 0.864318 0.579019 1.8978 0.0155427 2.12543" koffice:nodeTypes="cccc"/>
          <draw:path draw:style-name="gr5" draw:id="shape12" draw:name="path268" draw:layer="g3804" svg:width="3.06508614079pt" svg:height="7.12059651664pt" draw:transform="matrix(0.21486225000 0.00000000000 0.00000000000 0.21486225000 81.94817054688pt 45.11664099542pt)" svg:viewBox="0 0 3 7" svg:d="M1.4497 2.08601C1.23145 2.41079 1.71512 3.148 2.39493 4.00432C1.96286 3.94703 1.5308 3.84138 1.09873 3.41208C1.40397 4.1403 1.81834 4.5842 2.26811 4.94381C1.96286 5.03597 1.61044 4.93928 1.16805 4.39877C1.16805 4.52689 1.16805 4.66287 1.16805 4.79434C1.29487 5.10564 1.55292 5.55853 1.68563 5.87431C2.05429 6.01927 2.14719 6.65535 2.40082 7.1206C2.93021 6.41823 3.37407 5.6282 2.78569 3.80653C3.29297 3.47727 2.72231 2.7659 2.25632 2.22648C2.39493 2.25683 2.7739 2.48944 2.91251 2.52091C2.78569 1.74775 2.57335 0.971203 1.74313 0.193539C1.09283 -0.104263 0.504463 -0.108761 0.0561731 0.540792C-0.0588383 0.927383 -0.0883314 1.09819 0.896718 1.48928C1.90536 2.03319 1.83604 2.0995 1.43789 2.08152" koffice:nodeTypes="ccccccccccccccc"/>
          <draw:path draw:style-name="gr6" draw:id="shape13" draw:name="path442" draw:layer="g3804" svg:width="104.22299823273pt" svg:height="118.42480873734pt" draw:transform="matrix(0.21486225000 0.00000000000 0.00000000000 0.21486225000 63.55609206532pt 39.47712705325pt)" svg:viewBox="0 0 104 118" svg:d="M52.1066 118.422C50.0726 116.379 47.7548 113.663 43.5584 113.375C34.5795 112.071 25.7667 113.58 17.3478 109.829C11.8923 107.397 -1.32459 98.8836 0.107825 83.3432C1.79065 65.0634 9.17581 59.5675 9.96384 39.4831C9.13427 32.7943 6.8391 24.4763 1.34561 19.5282C6.56139 13.7306 12.7123 5.8024 17.9281 0C28.3538 8.61983 42.0987 5.96045 52.1114 0.0796468C62.1253 5.99256 75.8655 8.64838 86.2959 0.0332793C91.5069 5.83448 97.6626 13.7579 102.878 19.5604C97.3848 24.5084 95.0897 32.8216 94.2601 39.5153C95.0434 59.5961 102.433 65.0919 104.116 83.3752C105.543 98.9121 92.3364 107.424 86.875 109.861C78.4609 113.612 69.6445 112.103 60.6643 113.408C56.4692 113.695 54.1514 116.406 52.1162 118.425" koffice:nodeTypes="ccccccccccccccc"/>
          <draw:path draw:style-name="gr4" draw:id="shape14" draw:name="path446" draw:layer="g3804" svg:width="43.69839700640pt" svg:height="51.24533032667pt" draw:transform="matrix(0.21486225000 0.00000000000 0.00000000000 0.21486225000 75.25237345852pt 40.81286206228pt)" svg:viewBox="0 0 44 51" svg:d="M0.00480656 51.2453L0.00480656 0C9.879 4.27701 19.9597 6.04896 30.8041 0.00481153C35.701 5.41496 38.7967 8.4848 43.6984 13.8997C38.9709 18.6341 36.8214 27.766 36.7325 35.1117C37.0003 41.9726 38.3464 46.7725 39.7117 51.2406L0 51.2406" koffice:nodeTypes="ccccccc"/>
          <draw:path draw:style-name="gr7" draw:id="shape15" draw:name="path448" draw:layer="g3804" svg:width="43.76319269038pt" svg:height="51.91039863138pt" draw:transform="matrix(0.21486225000 0.00000000000 0.00000000000 0.21486225000 65.03895484730pt 40.63498534054pt)" svg:viewBox="0 0 44 52" svg:d="M4.68058 51.9056C6.22477 47.452 7.41203 42.4214 7.39761 35.565C7.38922 29.2929 5.16848 18.4091 0 13.8068C4.9005 8.41429 7.28585 5.39729 12.1912 0C21.3156 7.46099 34.4032 4.99263 43.7632 0.199947L43.7632 51.9104L4.67577 51.9104" koffice:nodeTypes="ccccccc"/>
          <draw:path draw:style-name="gr8" draw:id="shape16" draw:name="path450" draw:layer="g3804" svg:width="103.71519540212pt" svg:height="116.86235250831pt" draw:transform="matrix(0.21486225000 0.00000000000 0.00000000000 0.21486225000 63.69115860423pt 39.64604659751pt)" svg:viewBox="0 0 104 117" svg:d="M51.8508 116.862C49.8248 114.839 47.5226 112.44 43.3439 112.151C34.4079 110.859 25.6392 112.356 17.2626 108.64C11.8323 106.232 -1.32066 97.8056 0.107722 82.4224C1.77993 64.3281 9.1286 58.8865 9.91391 39.0069C9.09155 32.3855 7.27949 23.5582 1.81222 18.657C6.99979 12.9189 12.4108 6.01781 17.5984 0.27499C27.9784 8.80827 41.8916 5.81781 51.8556 0C61.8195 5.85471 75.8511 8.95232 86.2298 0.419042C91.4174 6.1571 96.9504 12.9428 102.143 18.6856C96.6791 23.5819 94.6303 32.4081 93.8032 39.0343C94.5825 58.9103 101.937 64.3508 103.609 82.4498C105.029 97.8282 91.8848 106.255 86.4497 108.664C78.0731 112.379 69.3044 110.882 60.3673 112.174C56.1886 112.458 53.8876 114.858 51.8603 116.853ZM9.75016 57.2592L50.7213 57.2592L50.7213 3.47021C41.2713 8.60351 27.7537 11.2082 18.2618 3.40473C13.3265 8.86899 9.64736 13.0487 4.70722 18.5129C9.90913 23.1725 12.6451 33.5939 12.6535 39.9461C12.6631 47.2794 11.3984 52.5532 9.75016 57.2544ZM53.1023 57.2592L94.7511 57.2592C93.2665 52.5627 91.4879 47.2985 91.7533 39.9783C91.9828 33.6354 93.71 23.8475 98.9119 19.1879C93.9765 13.7284 89.8396 9.23088 84.9043 3.76783C75.0478 10.7142 62.4925 8.63566 53.1023 3.55353L53.1023 57.2687ZM95.3857 59.1841L9.04493 59.1841C6.54199 65.7782 3.50235 71.6328 2.61066 81.2495C1.2564 95.8843 13.7651 103.897 18.9336 106.195C26.9038 109.729 35.2482 108.3 43.7503 109.533C47.7234 109.803 49.918 112.36 51.8472 114.285C53.7752 112.389 55.965 109.835 59.9429 109.562C68.4451 108.333 76.7894 109.752 84.7596 106.223C89.9233 103.929 102.437 95.9176 101.083 81.2828C100.196 71.6567 97.6137 65.7925 95.3809 59.1841" koffice:nodeTypes="cccccccccccccccccccccccccccccccccccccccccc"/>
          <draw:path draw:style-name="gr9" draw:id="shape17" draw:name="path452" draw:layer="g3804" svg:width="96.07448021217pt" svg:height="53.23711362667pt" draw:transform="matrix(0.21486225000 0.00000000000 0.00000000000 0.21486225000 64.41418127004pt 52.50892301899pt)" svg:viewBox="0 0 96 53" svg:d="M48.0757 53.2371C46.1873 51.3471 44.038 49.0562 40.1438 48.783C31.8134 47.5778 23.6349 48.9734 15.8273 45.508C10.7666 43.2573 -1.22682 35.3898 0.102088 21.0265C0.940221 11.9243 3.80669 6.19984 6.26535 0C34.4938 0 62.3203 0.106448 90.6377 0.106448C92.7633 6.29328 95.1295 11.9621 95.9723 21.0537C97.2965 35.4182 85.4003 43.2857 80.3336 45.5352C72.5261 49.0053 64.3487 47.605 56.0184 48.8113C52.1241 49.0787 49.9749 51.3707 48.0852 53.2323" koffice:nodeTypes="cccccccccc"/>
          <draw:path draw:style-name="gr6" draw:id="shape18" draw:name="path454" draw:layer="g3804" svg:width="78.99504373521pt" svg:height="46.57821123759pt" draw:transform="matrix(0.21486225000 0.00000000000 0.00000000000 0.21486225000 66.59676793463pt 53.05667464701pt)" svg:viewBox="0 0 79 47" svg:d="M44.7082 3.89653C46.8117 4.64568 49.0213 5.54465 49.1845 7.46366C51.3345 7.81127 52.7115 9.13095 53.3117 11.4251C54.9865 12.3097 55.8894 12.6058 56.0192 13.8835C57.0293 13.9495 57.844 14.5955 58.4718 15.8313C59.826 15.7234 60.9838 16.3935 61.957 17.845C62.6919 17.5777 63.4733 17.4602 64.5989 18.3592C65.5673 18.1015 66.5261 17.6388 67.6935 18.3592C68.1223 18.3173 68.5499 18.2753 68.9822 18.2333C69.6195 17.2925 70.4021 16.9688 71.5278 16.8333C71.3646 16.3371 71.4622 15.6395 72.2066 15.2512C71.7457 14.4073 71.4444 13.5551 72.2673 12.6561C71.8446 12.1323 71.7421 11.4862 72.3281 10.5825C71.8112 10.1845 71.6397 9.62239 71.8112 8.89723C71.1501 8.63472 70.6391 8.2224 70.4568 7.46846C69.2287 7.22514 68.6059 6.8176 68.3962 6.30339C67.9686 6.60783 67.535 6.62103 67.1074 6.49516C66.6702 7.06572 66.1116 7.05733 65.5624 7.0753C65.2504 7.90476 64.6418 8.35425 63.9533 8.69586C64.0128 9.0842 64.0783 9.47256 64.1439 9.86092C65.2088 9.42582 66.326 11.0835 65.6232 12.221C64.9253 13.3537 63.148 13.6966 62.7847 12.2546C62.0546 12.2066 61.3566 11.5378 60.9004 10.7131C60.5145 9.69311 60.2345 9.32753 60.8682 8.62033C60.2167 7.41691 60.742 6.35014 61.8081 5.56264C62.3428 4.35561 63.0635 3.70476 64.0831 3.84499C64.7299 3.02033 64.9205 2.24362 66.6416 2.44499C67.7732 1.66708 69.0656 1.68626 70.2019 2.421C71.3181 2.31433 72.2769 2.51929 72.9653 3.60166C73.817 4.03197 74.8355 4.32683 75.0308 5.69447C76.0408 6.29379 77.2737 6.68694 76.9104 8.43334C77.986 9.45817 78.5017 10.6532 78.4552 12.0016C78.94 13.0829 78.9115 14.164 78.6458 15.2463C79.2795 16.4067 78.921 17.5117 78.5863 18.6217C78.9579 20.3781 78.1671 21.591 77.0415 22.6435C76.5019 25.1258 75.1713 25.7623 73.8171 26.3424C72.477 28.8811 70.8905 29.4853 69.1728 29.0022C67.7542 30.3363 66.3355 30.8708 64.9158 30.431C63.0456 31.3432 61.1935 32.2002 60.0773 31.2077C57.5736 32.1726 55.4475 32.2984 54.0145 30.95C51.3202 31.5265 49.4966 30.8661 48.4686 29.0681C45.9971 29.532 45.1501 28.4784 44.2103 27.5087C41.5958 28.6654 39.3815 28.838 37.8878 27.251C37.4173 27.7053 36.9432 27.6909 36.468 27.7053C37.9104 29.7333 37.4125 31.2915 36.855 32.8318C38.3476 32.6125 39.7258 32.7576 40.7906 33.9322C42.7679 32.7432 44.7463 32.2421 46.7283 35.0984C50.6924 33.5342 52.2553 34.7939 53.0556 37.9224C53.619 37.2991 54.9079 36.9012 55.7596 37.3699C57.3509 34.5699 59.8903 35.4172 61.0958 37.7486C62.2965 40.0848 59.6819 43.0165 56.741 42.5287C55.3772 43.4841 54.4004 43.8173 52.9258 43.2083C50.6508 44.0187 49.2965 43.3067 47.8909 42.6882C46.3698 44.3878 44.7499 44.1913 43.1169 43.7225C40.6977 48.0724 38.3249 46.5321 35.957 45.0854C34.1786 46.0503 32.7136 45.0435 31.2008 44.1169C30.5361 45.1885 29.4653 45.9664 28.1539 45.8022C26.7627 45.7458 26.1302 45.3108 25.7014 44.7677C23.4966 46.2697 21.6122 45.6008 19.8303 44.2476C17.4516 44.8373 16.4058 43.6015 15.6375 41.9762C15.0657 42.2291 14.4272 42.3322 13.6364 42.1033C10.9052 44.7198 7.15546 43.466 7.09947 39.3967C5.63794 39.4063 4.17285 39.3404 3.19612 36.4421C2.93527 35.6702 3.23308 35.15 3.5356 34.3912C1.82752 33.2586 1.23673 32.3404 2.06931 29.6579C0.306447 28.7684 -0.493984 27.0077 1.00922 24.2317C-0.335565 21.3465 -0.67981 19.1228 2.15389 16.3982C3.72618 14.8341 5.35445 13.476 7.24835 13.1535C7.18763 10.9996 8.21198 9.3371 11.6364 8.73779C12.2368 5.96535 13.6829 4.04635 16.9918 3.9996C18.1031 2.20166 19.9411 1.12888 23.3799 1.66347C24.2636 0.0669012 26.2362 -0.561186 30.6052 0.951489C32.6254 -0.537213 35.035 -0.279504 37.8318 1.7282C38.9348 0.431274 43.2657 1.8924 44.7082 3.87734" koffice:nodeTypes="cccccccccccccccccccccccccccccccccccccccccccccccccccccccccccccccccccccccccc"/>
          <draw:path draw:style-name="gr10" draw:id="shape19" draw:name="path456" draw:layer="g3804" svg:width="77.49713477893pt" svg:height="33.14936636121pt" draw:transform="matrix(0.21486225000 0.00000000000 0.00000000000 0.21486225000 66.82463037953pt 53.26782973686pt)" svg:viewBox="0 0 77 33" svg:d="M63.3449 9.29857C63.2935 9.74435 62.7557 10.3971 62.3029 10.4477C62.2012 11.0499 63.4561 11.918 64.124 10.9158C64.7921 9.91963 64.3152 9.17978 63.3449 9.29387L63.3449 9.29861ZM62.8681 3.48241C62.2802 3.63414 61.4819 4.25397 61.8547 5.37486C62.2287 6.49223 63.2325 6.43224 63.9938 5.83946C63.1011 5.31605 62.7474 4.0058 62.8681 3.48241ZM62.653 6.90977C61.8464 7.05679 61.2441 6.34521 60.9119 5.51835C60.6597 6.24406 60.11 7.13089 60.9453 7.62253C61.6038 8.00832 62.3459 8.14593 62.6494 6.90977L62.6526 6.90977ZM62.359 8.5176C61.771 8.66932 60.9214 8.75284 60.2917 8.23295C60.1232 9.00454 60.9728 10.3371 61.9574 10.016C62.9434 9.69848 62.8167 8.9963 62.3542 8.5176ZM77.232 12.6483C77.1568 11.6556 75.9295 9.91963 73.9362 10.6453C72.0505 11.3345 71.9621 12.152 72.2692 12.9694C72.7592 12.0461 75.8877 11.4533 77.232 12.653L77.232 12.6482ZM76.7278 10.0749C76.6525 9.08333 75.896 7.88364 73.9075 8.60935C72.0219 9.29857 71.8964 10.9029 72.3911 10.9346C72.4796 10.0114 75.2854 9.63496 76.7373 10.0796ZM75.4909 7.36024C75.4157 6.36756 74.5517 4.91615 72.8153 5.9312C71.1125 6.92388 71.71 8.43997 72.2047 8.46702C72.2979 7.54373 74.0438 6.91917 75.4957 7.36494L75.4909 7.3602ZM73.7355 4.42451C73.1846 4.0011 72.0684 2.99077 70.8364 4.54331C69.8325 5.81241 70.9296 6.58397 71.3037 6.75804C71.2057 5.91237 72.3254 4.6127 73.7355 4.42451ZM71.5176 2.6779C70.9487 2.30623 69.5386 1.36412 68.4607 3.12367C67.4056 4.86088 69.1466 5.74301 69.5804 5.55011C69.4084 4.89263 70.2437 3.25776 71.5127 2.67437L71.5176 2.67753ZM68.4882 1.67698C67.8955 1.52996 66.4209 1.13476 66.0373 2.93548C65.6596 4.70915 67.3959 4.95262 67.709 4.66328C67.3684 4.15752 67.5871 2.53088 68.4882 1.67228L68.4882 1.67702ZM65.4074 2.05336C64.8195 2.20508 63.3449 2.56852 63.8109 4.23163C64.2687 5.86181 65.9166 5.25137 66.0611 4.875C65.5293 4.62211 64.9964 3.17895 65.4074 2.05336ZM77.3157 15.9522C77.74 15.1336 77.5356 13.2176 75.4444 12.9188C73.4559 12.6389 72.9695 13.2458 72.8344 14.0315C73.7211 13.5164 76.7421 14.4125 77.3205 15.9522ZM75.8542 20.5972C76.8999 20.1467 77.9455 17.1507 75.8637 15.5382C73.8896 14.008 72.1999 14.6749 71.5881 15.5382C73.5061 15.4229 76.6525 18.8553 75.8495 20.5972L75.8543 20.5972ZM73.0674 24.1939C75.9617 22.8484 75.4861 19.0117 73.4044 17.3989C71.4291 15.8687 70.2628 16.0204 69.3008 17.233C71.845 18.5938 73.2635 20.6984 73.0627 24.1987L73.0675 24.1939ZM69.0953 26.5416C72.6708 27.0885 72.7555 22.5955 70.9953 19.7704C69.7537 17.7753 68.671 17.7023 67.9887 18.0423C69.1371 20.1197 70.0238 23.1472 69.0905 26.5464ZM65.0717 28.1918C68.6423 28.7387 69.651 23.3354 67.8907 20.5102C66.6491 18.515 65.5664 18.4422 64.8853 18.7824C66.0336 20.8584 67.2562 24.7914 65.0669 28.1965L65.0718 28.1918ZM60.128 28.5999C64.6331 30.323 66.9383 23.4777 64.5399 19.848C63.2553 17.8999 62.2144 17.7799 61.5333 18.1199C62.8119 21.5253 62.3973 26.9368 60.128 28.6046ZM54.1769 28.8481C58.915 31.885 61.3934 25.9406 61.3552 21.7452C61.3277 18.4233 58.6952 16.0486 58.0188 16.3886C59.6894 20.8548 56.9636 28.5458 54.1816 28.8528L54.1768 28.8481ZM49.2331 27.4473C53.7753 31.1322 57.3041 25.6007 57.5838 20.5102C57.7666 17.1742 57.1129 14.2703 55.073 13.9985C55.8199 19.1823 52.7763 26.4546 49.2331 27.452ZM43.8698 25.4666C48.5232 29.1515 53.2662 24.0293 54.0645 17.8682C54.4708 14.7255 53.9988 13.1635 52.566 11.6003C52.6364 16.1721 46.4607 24.6951 43.8698 25.4666ZM38.343 25.3843C44.6347 29.1657 56.8464 10.0337 48.2436 7.3826C49.49 12.713 40.9337 25.0996 38.343 25.3843ZM35.5 24.6445C38.7529 28.9998 53.7382 6.58397 44.2714 3.93288C44.8916 6.38167 43.3608 10.8112 40.9983 14.8901C38.6369 18.9659 35.4582 21.5346 35.5049 24.6445ZM34.5704 24.5527C35.1821 20.6431 41.2456 13.3058 42.829 7.88835C43.8411 4.41981 43.0334 1.25002 37.7359 1.86046C41.6711 8.54113 32.5962 17.8587 33.5999 24.0057C33.2917 24.5527 34.967 24.1622 34.5704 24.548L34.5704 24.5528ZM33.0491 24.0293C31.7321 19.8668 36.4752 12.8365 37.5256 7.37435C38.1649 4.01992 35.7056 -0.85414 30.6866 0.941874C36.0784 6.55104 29.3386 17.5918 31.7465 23.3541C32.381 23.8823 33.3335 23.8635 33.0443 24.034L33.0491 24.0292ZM31.1633 23.1742C29.2263 18.9848 31.5649 11.5368 31.8218 6.54633C31.9891 3.23424 27.6249 -2.51372 22.9429 1.21239C31.345 5.52188 25.8886 13.9951 29.9492 22.8484C30.7893 23.4001 31.406 22.9542 31.1586 23.1742L31.1634 23.1742ZM28.685 22.4485C26.5136 18.8965 27.6201 11.3064 26.1635 6.42283C25.1883 3.14719 19.8287 -0.947059 16.2915 3.84584C25.4309 6.02293 21.3559 15.2347 27.4337 22.4439C28.3909 22.7614 28.8714 22.178 28.685 22.4532ZM26.4527 22.5403C23.1485 19.6093 23.1198 12.386 20.6043 8.04007C18.3541 4.15282 13.6111 2.37092 11.3526 7.85658C20.9031 10.0431 17.9299 17.3577 23.3205 21.5205C24.5156 22.3426 26.6116 22.3933 26.4574 22.5403L26.4526 22.5403ZM21.5841 21.3041C18.611 18.3728 19.9506 16.8014 17.0611 12.4508C14.5731 8.70579 7.77709 6.50987 6.92266 12.1426C15.3809 12.7719 15.0164 16.4709 19.1846 19.848C20.1932 19.9303 21.6917 20.9877 21.5841 21.2994L21.5841 21.3042ZM0.695474 22.3203C1.03606 22.3016 1.37662 22.2792 1.71721 22.2557C0.830508 20.2291 2.15578 18.4468 4.78957 18.3586C7.42216 18.2715 11.0299 20.0363 13.672 22.5262C15.8948 24.1893 18.5692 26.1747 22.4159 27.3002C25.4214 28.1777 29.231 28.1506 32.5269 29.5196C34.0947 30.2771 33.8235 31.2428 33.4829 33.1494C34.6874 32.5706 35.4152 31.7155 35.5324 30.4618C35.3411 27.686 33.4733 25.3936 28.9036 23.8728C24.9171 23.9834 21.0476 23.0919 17.4256 19.9727C15.7454 17.4636 13.7892 15.083 9.91017 13.6505C7.98143 12.9518 5.80651 13.0153 3.35078 14.3208C0.270052 15.9604 -0.0466221 17.6788 0.00475899 19.3611C0.228229 20.3443 0.45767 21.3323 0.685916 22.3203" koffice:nodeTypes="ccccccccccccccccccccccccccccccccccccccccccccccccccccccccccccccccccccccccccccccccccccccccccccccccccccccccccccccccccccccccccccccccccccccccccccccccccccccccccccccccccccccccc"/>
          <draw:path draw:style-name="gr10" draw:id="shape20" draw:name="path458" draw:layer="g3804" svg:width="59.60693889768pt" svg:height="21.66954450510pt" draw:transform="matrix(0.21486225000 0.00000000000 0.00000000000 0.21486225000 66.85047566603pt 58.19873495259pt)" svg:viewBox="0 0 60 22" svg:d="M18.9278 5.57693C20.331 6.66473 20.8075 8.43618 19.985 9.52398C19.166 10.6057 17.3473 10.6057 15.9394 9.5191C14.5362 8.43131 14.0585 6.65985 14.8822 5.57205C15.7011 4.4903 17.5198 4.4903 18.9278 5.57693ZM25.2973 8.93713C26.3868 9.87852 26.7616 11.414 26.121 12.3603C25.4841 13.3004 24.0676 13.2956 22.9686 12.3603C21.8742 11.4188 21.5044 9.88336 22.1448 8.93713C22.7818 7.99695 24.1982 8.00179 25.2973 8.93713ZM31.3076 10.5259C32.5324 11.4612 32.9491 12.9931 32.2283 13.9333C31.5135 14.8698 29.9272 14.865 28.6976 13.9333C27.4727 12.9979 27.0561 11.466 27.7769 10.5259C28.4916 9.59053 30.0768 9.59416 31.3076 10.5259ZM10.4857 2.17439C11.9728 2.17439 13.1892 3.68205 13.1892 5.18488C13.1892 6.68288 11.9775 7.91225 10.4857 7.91225C8.99875 7.91225 7.51172 6.19162 7.51172 4.68879C7.51172 3.18595 8.99875 2.17439 10.4857 2.17439ZM12.951 12.2223C14.2644 12.2223 15.3407 13.4613 15.3407 14.6992C15.3407 15.9334 14.2691 16.945 12.951 16.945C12.0194 16.945 11.0892 16.2407 10.6258 15.3889C11.3934 15.0162 11.9165 14.2648 11.9165 13.3948C11.9165 13.0826 11.8519 12.7656 11.7249 12.4679C12.1045 12.313 12.5247 12.2271 12.951 12.2271L12.951 12.2222ZM6.18275 11.2628C5.54221 11.656 5.09322 12.3034 5.11717 13.0875C5.13036 13.5558 5.31352 14.047 5.60326 14.4814C5.54697 14.4863 5.49071 14.491 5.43445 14.491C4.14857 14.5297 2.81599 13.0777 2.77409 11.7782C2.7597 11.1975 2.99798 10.6868 3.39547 10.3032C3.82172 10.625 4.31259 10.8187 4.79869 10.8041C5.00941 10.8009 5.21056 10.7666 5.40691 10.7049C5.64038 10.9324 5.90259 11.1212 6.18275 11.2579ZM5.46797 5.79957C4.81307 6.23881 4.35929 6.91883 4.35929 7.75132C4.35929 8.54024 4.77116 9.39089 5.37817 10.0249C5.15429 10.0866 4.92082 10.1193 4.67778 10.1193C3.18955 10.1193 1.70253 8.39868 1.70253 6.89584C1.70253 6.51711 1.79592 6.16741 1.96473 5.86008C2.18025 5.92663 2.39935 5.96413 2.61964 5.96413C3.29252 5.96413 3.9151 5.71366 4.38682 5.29863C4.71967 5.54426 5.08843 5.7185 5.46318 5.79957L5.46801 5.79957ZM11.44 14.0616C11.4675 14.0942 11.501 14.1317 11.5334 14.1656C11.3837 14.7657 11.0377 15.286 10.5659 15.6587C11.0234 15.257 11.3418 14.6943 11.4352 14.0616ZM11.8519 17.6105C11.3837 18.3243 10.5792 18.7975 9.66803 18.7975C8.2265 18.7975 6.78139 17.1289 6.78139 15.6733C6.78139 15.5316 6.79579 15.3889 6.82449 15.2522C7.36685 15.8716 8.10557 16.3109 8.84429 16.3109C9.32081 16.3109 9.7698 16.1839 10.159 15.9516C10.5276 16.6655 11.1502 17.2947 11.8471 17.6056ZM13.2263 6.35738C13.6848 6.35738 14.1147 6.52194 14.4799 6.79662C13.8442 7.69929 14.2045 9.12226 15.2941 10.0528C14.9061 10.8006 14.1243 11.3148 13.2263 11.3148C11.95 11.3148 10.6726 9.84947 10.6546 8.5596C10.7109 8.56448 10.766 8.56448 10.8222 8.56448C12.0577 8.56448 13.0815 7.58558 13.1521 6.35258C13.1748 6.35258 13.1989 6.35258 13.2216 6.35258L13.2264 6.35745ZM9.88234 10.7001C10.3361 11.0595 10.6917 11.5604 10.8557 12.1182C11.2245 13.4142 10.4857 14.7802 9.20468 15.1578C7.92358 15.5316 6.21148 14.4306 5.83673 13.1346C5.6775 12.5865 5.77691 12.0432 6.03309 11.5701C6.05706 11.5798 6.07981 11.5895 6.10852 11.5991C7.64702 12.2041 9.27412 11.7927 9.88234 10.7001ZM2.58612 0.216597C3.01714 0.216597 3.429 0.363004 3.77502 0.609848C3.21829 0.99221 2.83516 1.57785 2.83516 2.28691C2.83516 3.13393 3.37752 4.06442 4.11624 4.60772C3.70438 4.96708 3.1668 5.18488 2.58253 5.18488C1.29067 5.18488 0 3.69536 0 2.39098C0 1.09142 1.28708 0.212956 2.58253 0.212956L2.58575 0.216207ZM6.09894 0.00967871C7.18846 0.00967871 8.10079 0.997053 8.28278 2.08363C7.67096 2.43817 7.23036 3.0347 7.23036 3.77643C7.23036 3.9652 7.25907 4.15881 7.31061 4.34756C6.96459 4.57504 6.54794 4.71178 6.09896 4.71178C4.87893 4.71178 3.65292 3.29848 3.65292 2.06548C3.65292 0.831272 4.87414 0 6.09896 0L6.09896 0.00967058ZM9.81769 8.27646C10.0512 8.92381 10.0092 9.599 9.63929 10.0951C8.97 10.9748 7.49256 10.9748 6.35156 10.0951C5.21056 9.2118 4.82264 7.77068 5.49071 6.891C5.84631 6.42273 6.42699 6.20614 7.07232 6.23397C7.568 7.33508 8.67069 8.28009 9.77459 8.28009C9.78898 8.28009 9.8033 8.28009 9.81769 8.28009L9.81769 8.27684ZM44.5292 12.1182C44.8417 13.3755 44.0706 14.5721 42.8027 14.7802C41.536 14.9872 40.2453 14.1365 39.9269 12.8793C39.6132 11.6222 40.3854 10.4267 41.6474 10.2185C42.9152 10.0104 44.2059 10.861 44.5244 12.1182ZM50.7263 13.0548C51.034 14.2927 50.2725 15.4796 49.0237 15.6829C47.775 15.8862 46.4975 15.0489 46.185 13.8062C45.8713 12.5672 46.634 11.3813 47.8863 11.1781C49.1351 10.9748 50.4126 11.8109 50.7263 13.0548ZM19.1984 17.7811C19.2499 18.1828 19.1707 18.5748 18.9374 18.8822C18.3662 19.6336 17.1031 19.6336 16.1214 18.8822C15.1444 18.1259 14.8115 16.8929 15.3874 16.1367C15.6066 15.8475 15.9298 15.6684 16.3045 15.6018C16.1824 15.914 16.1501 16.2783 16.2435 16.6424C16.4865 17.6056 17.4779 18.2627 18.4501 18.103C18.7362 18.0606 18.9936 17.942 19.2032 17.7811ZM21.0793 16.2359C20.8542 16.7937 20.3824 17.2475 19.7323 17.4411C18.5303 17.8005 17.1738 17.1434 16.7104 15.9612C16.4769 15.3562 16.5188 14.7331 16.7762 14.2176C17.2768 14.4112 17.8382 14.4536 18.3711 14.2927C18.9278 14.1281 19.3576 13.7638 19.6102 13.3053C19.4426 13.7735 19.4378 14.3072 19.6389 14.8275C19.8964 15.4845 20.4339 15.9805 21.0697 16.231ZM20.5932 10.6105C20.9392 11.7831 20.0879 12.9035 18.6895 13.0971C17.2911 13.2908 15.864 12.497 15.5132 11.3197C15.4065 10.9554 15.415 10.5972 15.518 10.2658C15.6772 10.4121 15.8544 10.5537 16.0555 10.6868C17.4587 11.604 19.2786 11.6076 20.1012 10.6868C20.2376 10.5356 20.3406 10.3649 20.4052 10.181C20.4807 10.3129 20.5417 10.4545 20.5885 10.6057L20.5933 10.6106ZM39.048 13.8437C38.702 14.3217 38.1633 14.6714 37.5083 14.7802C36.1099 15.0066 34.6839 14.0712 34.3331 12.6809C33.9823 11.2966 34.8384 9.97289 36.2369 9.74057C37.2941 9.56633 38.3691 10.0624 38.9822 10.9179C38.5895 11.4612 38.4303 12.1848 38.617 12.9217C38.702 13.258 38.8517 13.5702 39.048 13.8437ZM42.9942 15.9189C43.3032 17.2002 42.513 18.4188 41.2128 18.6317C39.9125 18.8446 38.5799 17.9698 38.253 16.6752C37.9717 15.5595 38.5236 14.491 39.515 14.0796C40.1471 15.338 41.5779 16.1318 42.9906 15.9189L42.9938 15.9189ZM41.1241 19.1944C41.3301 20.3668 40.4596 21.4389 39.0852 21.6385C37.6256 21.8455 36.1338 20.9949 35.7687 19.7376C35.4274 18.5615 36.1901 17.4362 37.4856 17.124C38.0699 18.443 39.5856 19.3178 41.1194 19.1944L41.1242 19.1944ZM46.8531 16.5989C47.1428 17.7581 46.4329 18.864 45.2631 19.0577C44.4729 19.1847 43.6684 18.8677 43.1439 18.2868C43.7857 17.6249 44.0658 16.6799 43.7989 15.706C43.739 15.4881 43.654 15.2764 43.5463 15.0731C43.7389 14.969 43.9629 14.8879 44.2011 14.8504C44.6035 14.7839 45.0153 14.8359 45.3889 14.9787C45.7073 15.4458 46.1515 15.8342 46.6663 16.1076C46.7454 16.2589 46.8064 16.4247 46.8531 16.5989ZM52.4001 16.046C52.7269 17.3515 51.9271 18.5942 50.609 18.812C49.2944 19.0286 47.9474 18.1405 47.6206 16.8361C47.5966 16.7417 47.5786 16.6424 47.5691 16.5432C48.0647 16.6799 48.5928 16.7223 49.122 16.6424C50.3372 16.4574 51.2304 15.6733 51.5297 14.6714C51.9463 15.0162 52.2649 15.4929 52.4049 16.046ZM55.9632 16.0895C56.2768 17.3467 55.5058 18.5422 54.2379 18.7503C53.6764 18.8399 53.1065 18.7261 52.6204 18.4575C53.298 17.7956 53.5974 16.8264 53.3256 15.8245C53.1759 15.2764 52.8719 14.7839 52.466 14.387C52.6527 14.2974 52.8634 14.2273 53.0874 14.1885C54.3552 13.9805 55.6459 14.8323 55.9632 16.0895ZM59.5371 14.8831C59.8508 16.1415 59.0785 17.3371 57.8106 17.5451C57.4646 17.602 57.1185 17.5778 56.7869 17.4931C56.9091 17.0491 56.9127 16.5614 56.7821 16.0654C56.5486 15.205 55.9309 14.4863 55.1358 14.0422C55.4351 13.5038 55.9775 13.102 56.6612 12.9882C57.9279 12.7801 59.2186 13.6307 59.5371 14.888ZM30.4707 16.8119C29.5764 18.0219 27.9349 18.5748 26.8131 18.0412C25.6947 17.5113 25.508 16.0895 26.4012 14.8795C26.6586 14.5298 26.9854 14.2309 27.3411 13.9998C28.1265 14.9593 29.4603 15.5123 30.7737 15.3139C30.8587 15.3042 30.9473 15.2861 31.0311 15.2666C31.0263 15.7627 30.8443 16.3061 30.4707 16.8119ZM25.7319 13.8159C25.9522 14.5952 25.9007 15.3937 25.5319 15.9854C24.8435 17.0672 23.3241 17.0672 22.1448 15.9854C21.3175 15.2195 20.8733 14.1136 20.9248 13.1444C21.2984 12.7801 21.5235 12.2695 21.5235 11.7117C21.551 11.6839 21.5845 11.656 21.6168 11.6318C21.9916 13.2532 23.5062 14.3543 24.9884 14.0845C25.2554 14.0373 25.5033 13.9478 25.7283 13.8207L25.7315 13.8158ZM30.1104 19.5816C29.222 20.7915 27.5757 21.3397 26.4527 20.811C25.5128 20.3668 25.2327 19.2839 25.6996 18.23C26.485 18.8725 27.5661 19.204 28.6269 19.0431C29.5117 18.9113 30.2265 18.4575 30.6671 17.8331C30.7089 18.3812 30.5354 19.0056 30.1104 19.5767ZM24.7321 17.8428C24.9237 19.1665 23.9647 20.5278 22.5938 20.8726C21.2241 21.2127 19.9431 20.4141 19.7503 19.0855C19.7036 18.7455 19.7324 18.4006 19.8161 18.0691C20.6255 17.9178 21.29 17.498 21.7102 16.9208C22.4166 17.3177 23.2631 17.498 24.1048 17.3649C24.264 17.3418 24.4185 17.308 24.5634 17.2608C24.6376 17.4411 24.6987 17.6347 24.7274 17.8428L24.7322 17.8428ZM35.4885 20.2955C35.4322 20.3475 35.3712 20.3947 35.3065 20.4419C34.1272 21.3313 32.4115 21.3022 31.4944 20.3802C30.6336 19.5163 30.7701 18.1599 31.7614 17.256C32.7528 18.017 34.2027 18.1405 35.4095 17.5972C35.0958 18.1732 34.9976 18.8677 35.194 19.5816C35.2599 19.8272 35.3616 20.0693 35.4885 20.2907ZM37.5323 15.0586C37.3587 16.0798 36.2596 16.9257 34.8899 17.02C33.3562 17.124 32.0464 16.2492 31.9805 15.0682C31.9805 15.0537 31.9805 15.0356 31.9805 15.0162C32.8138 14.6048 33.3693 13.8631 33.5058 12.998C33.5142 12.9931 33.5238 12.9882 33.5382 12.9834C34.1368 14.4064 35.807 15.3236 37.4437 15.0731C37.4712 15.0682 37.5 15.0635 37.5323 15.0586" koffice:nodeTypes="ccccccccccccccccccccccccccccccccccccccccccccccccccccccccccccccccccccccccccccccccccccccccccccccccccccccccccccccccccccccccccccccccccccccccccccccccccccccccccccccccccccccccccccccccccccccccccccccccccccccccccccccccccccccccccccccccccccccccccccccccccccccccc"/>
          <draw:path draw:style-name="gr11" draw:id="shape21" draw:name="path460" draw:layer="g3804" svg:width="59.60693889768pt" svg:height="21.66954450510pt" draw:transform="matrix(0.21486225000 0.00000000000 0.00000000000 0.21486225000 66.85047566603pt 58.19873495259pt)" svg:viewBox="0 0 60 22" svg:d="M18.9278 5.57693C20.331 6.66473 20.8075 8.43618 19.985 9.52398C19.166 10.6057 17.3473 10.6057 15.9394 9.5191C14.5362 8.43131 14.0585 6.65985 14.8822 5.57205C15.7011 4.4903 17.5198 4.4903 18.9278 5.57693ZM25.2973 8.93713C26.3868 9.87852 26.7616 11.414 26.121 12.3603C25.4841 13.3004 24.0676 13.2956 22.9686 12.3603C21.8742 11.4188 21.5044 9.88336 22.1448 8.93713C22.7818 7.99695 24.1982 8.00179 25.2973 8.93713ZM31.3076 10.5259C32.5324 11.4612 32.9491 12.9931 32.2283 13.9333C31.5135 14.8698 29.9272 14.865 28.6976 13.9333C27.4727 12.9979 27.0561 11.466 27.7769 10.5259C28.4916 9.59053 30.0768 9.59416 31.3076 10.5259ZM10.4857 2.17439C11.9728 2.17439 13.1892 3.68205 13.1892 5.18488C13.1892 6.68288 11.9775 7.91225 10.4857 7.91225C8.99875 7.91225 7.51172 6.19162 7.51172 4.68879C7.51172 3.18595 8.99875 2.17439 10.4857 2.17439ZM12.951 12.2223C14.2644 12.2223 15.3407 13.4613 15.3407 14.6992C15.3407 15.9334 14.2691 16.945 12.951 16.945C12.0194 16.945 11.0892 16.2407 10.6258 15.3889C11.3934 15.0162 11.9165 14.2648 11.9165 13.3948C11.9165 13.0826 11.8519 12.7656 11.7249 12.4679C12.1045 12.313 12.5247 12.2271 12.951 12.2271L12.951 12.2222ZM6.18275 11.2628C5.54221 11.656 5.09322 12.3034 5.11717 13.0875C5.13036 13.5558 5.31352 14.047 5.60326 14.4814C5.54697 14.4863 5.49071 14.491 5.43445 14.491C4.14857 14.5297 2.81599 13.0777 2.77409 11.7782C2.7597 11.1975 2.99798 10.6868 3.39547 10.3032C3.82172 10.625 4.31259 10.8187 4.79869 10.8041C5.00941 10.8009 5.21056 10.7666 5.40691 10.7049C5.64038 10.9324 5.90259 11.1212 6.18275 11.2579ZM5.46797 5.79957C4.81307 6.23881 4.35929 6.91883 4.35929 7.75132C4.35929 8.54024 4.77116 9.39089 5.37817 10.0249C5.15429 10.0866 4.92082 10.1193 4.67778 10.1193C3.18955 10.1193 1.70253 8.39868 1.70253 6.89584C1.70253 6.51711 1.79592 6.16741 1.96473 5.86008C2.18025 5.92663 2.39935 5.96413 2.61964 5.96413C3.29252 5.96413 3.9151 5.71366 4.38682 5.29863C4.71967 5.54426 5.08843 5.7185 5.46318 5.79957L5.46801 5.79957ZM11.44 14.0616C11.4675 14.0942 11.501 14.1317 11.5334 14.1656C11.3837 14.7657 11.0377 15.286 10.5659 15.6587C11.0234 15.257 11.3418 14.6943 11.4352 14.0616ZM11.8519 17.6105C11.3837 18.3243 10.5792 18.7975 9.66803 18.7975C8.2265 18.7975 6.78139 17.1289 6.78139 15.6733C6.78139 15.5316 6.79579 15.3889 6.82449 15.2522C7.36685 15.8716 8.10557 16.3109 8.84429 16.3109C9.32081 16.3109 9.7698 16.1839 10.159 15.9516C10.5276 16.6655 11.1502 17.2947 11.8471 17.6056ZM13.2263 6.35738C13.6848 6.35738 14.1147 6.52194 14.4799 6.79662C13.8442 7.69929 14.2045 9.12226 15.2941 10.0528C14.9061 10.8006 14.1243 11.3148 13.2263 11.3148C11.95 11.3148 10.6726 9.84947 10.6546 8.5596C10.7109 8.56448 10.766 8.56448 10.8222 8.56448C12.0577 8.56448 13.0815 7.58558 13.1521 6.35258C13.1748 6.35258 13.1989 6.35258 13.2216 6.35258L13.2264 6.35745ZM9.88234 10.7001C10.3361 11.0595 10.6917 11.5604 10.8557 12.1182C11.2245 13.4142 10.4857 14.7802 9.20468 15.1578C7.92358 15.5316 6.21148 14.4306 5.83673 13.1346C5.6775 12.5865 5.77691 12.0432 6.03309 11.5701C6.05706 11.5798 6.07981 11.5895 6.10852 11.5991C7.64702 12.2041 9.27412 11.7927 9.88234 10.7001ZM2.58612 0.216597C3.01714 0.216597 3.429 0.363004 3.77502 0.609848C3.21829 0.99221 2.83516 1.57785 2.83516 2.28691C2.83516 3.13393 3.37752 4.06442 4.11624 4.60772C3.70438 4.96708 3.1668 5.18488 2.58253 5.18488C1.29067 5.18488 0 3.69536 0 2.39098C0 1.09142 1.28708 0.212956 2.58253 0.212956L2.58575 0.216207ZM6.09894 0.00967871C7.18846 0.00967871 8.10079 0.997053 8.28278 2.08363C7.67096 2.43817 7.23036 3.0347 7.23036 3.77643C7.23036 3.9652 7.25907 4.15881 7.31061 4.34756C6.96459 4.57504 6.54794 4.71178 6.09896 4.71178C4.87893 4.71178 3.65292 3.29848 3.65292 2.06548C3.65292 0.831272 4.87414 0 6.09896 0L6.09896 0.00967058ZM9.81769 8.27646C10.0512 8.92381 10.0092 9.599 9.63929 10.0951C8.97 10.9748 7.49256 10.9748 6.35156 10.0951C5.21056 9.2118 4.82264 7.77068 5.49071 6.891C5.84631 6.42273 6.42699 6.20614 7.07232 6.23397C7.568 7.33508 8.67069 8.28009 9.77459 8.28009C9.78898 8.28009 9.8033 8.28009 9.81769 8.28009L9.81769 8.27684ZM44.5292 12.1182C44.8417 13.3755 44.0706 14.5721 42.8027 14.7802C41.536 14.9872 40.2453 14.1365 39.9269 12.8793C39.6132 11.6222 40.3854 10.4267 41.6474 10.2185C42.9152 10.0104 44.2059 10.861 44.5244 12.1182ZM50.7263 13.0548C51.034 14.2927 50.2725 15.4796 49.0237 15.6829C47.775 15.8862 46.4975 15.0489 46.185 13.8062C45.8713 12.5672 46.634 11.3813 47.8863 11.1781C49.1351 10.9748 50.4126 11.8109 50.7263 13.0548ZM19.1984 17.7811C19.2499 18.1828 19.1707 18.5748 18.9374 18.8822C18.3662 19.6336 17.1031 19.6336 16.1214 18.8822C15.1444 18.1259 14.8115 16.8929 15.3874 16.1367C15.6066 15.8475 15.9298 15.6684 16.3045 15.6018C16.1824 15.914 16.1501 16.2783 16.2435 16.6424C16.4865 17.6056 17.4779 18.2627 18.4501 18.103C18.7362 18.0606 18.9936 17.942 19.2032 17.7811ZM21.0793 16.2359C20.8542 16.7937 20.3824 17.2475 19.7323 17.4411C18.5303 17.8005 17.1738 17.1434 16.7104 15.9612C16.4769 15.3562 16.5188 14.7331 16.7762 14.2176C17.2768 14.4112 17.8382 14.4536 18.3711 14.2927C18.9278 14.1281 19.3576 13.7638 19.6102 13.3053C19.4426 13.7735 19.4378 14.3072 19.6389 14.8275C19.8964 15.4845 20.4339 15.9805 21.0697 16.231ZM20.5932 10.6105C20.9392 11.7831 20.0879 12.9035 18.6895 13.0971C17.2911 13.2908 15.864 12.497 15.5132 11.3197C15.4065 10.9554 15.415 10.5972 15.518 10.2658C15.6772 10.4121 15.8544 10.5537 16.0555 10.6868C17.4587 11.604 19.2786 11.6076 20.1012 10.6868C20.2376 10.5356 20.3406 10.3649 20.4052 10.181C20.4807 10.3129 20.5417 10.4545 20.5885 10.6057L20.5933 10.6106ZM39.048 13.8437C38.702 14.3217 38.1633 14.6714 37.5083 14.7802C36.1099 15.0066 34.6839 14.0712 34.3331 12.6809C33.9823 11.2966 34.8384 9.97289 36.2369 9.74057C37.2941 9.56633 38.3691 10.0624 38.9822 10.9179C38.5895 11.4612 38.4303 12.1848 38.617 12.9217C38.702 13.258 38.8517 13.5702 39.048 13.8437ZM42.9942 15.9189C43.3032 17.2002 42.513 18.4188 41.2128 18.6317C39.9125 18.8446 38.5799 17.9698 38.253 16.6752C37.9717 15.5595 38.5236 14.491 39.515 14.0796C40.1471 15.338 41.5779 16.1318 42.9906 15.9189L42.9938 15.9189ZM41.1241 19.1944C41.3301 20.3668 40.4596 21.4389 39.0852 21.6385C37.6256 21.8455 36.1338 20.9949 35.7687 19.7376C35.4274 18.5615 36.1901 17.4362 37.4856 17.124C38.0699 18.443 39.5856 19.3178 41.1194 19.1944L41.1242 19.1944ZM46.8531 16.5989C47.1428 17.7581 46.4329 18.864 45.2631 19.0577C44.4729 19.1847 43.6684 18.8677 43.1439 18.2868C43.7857 17.6249 44.0658 16.6799 43.7989 15.706C43.739 15.4881 43.654 15.2764 43.5463 15.0731C43.7389 14.969 43.9629 14.8879 44.2011 14.8504C44.6035 14.7839 45.0153 14.8359 45.3889 14.9787C45.7073 15.4458 46.1515 15.8342 46.6663 16.1076C46.7454 16.2589 46.8064 16.4247 46.8531 16.5989ZM52.4001 16.046C52.7269 17.3515 51.9271 18.5942 50.609 18.812C49.2944 19.0286 47.9474 18.1405 47.6206 16.8361C47.5966 16.7417 47.5786 16.6424 47.5691 16.5432C48.0647 16.6799 48.5928 16.7223 49.122 16.6424C50.3372 16.4574 51.2304 15.6733 51.5297 14.6714C51.9463 15.0162 52.2649 15.4929 52.4049 16.046ZM55.9632 16.0895C56.2768 17.3467 55.5058 18.5422 54.2379 18.7503C53.6764 18.8399 53.1065 18.7261 52.6204 18.4575C53.298 17.7956 53.5974 16.8264 53.3256 15.8245C53.1759 15.2764 52.8719 14.7839 52.466 14.387C52.6527 14.2974 52.8634 14.2273 53.0874 14.1885C54.3552 13.9805 55.6459 14.8323 55.9632 16.0895ZM59.5371 14.8831C59.8508 16.1415 59.0785 17.3371 57.8106 17.5451C57.4646 17.602 57.1185 17.5778 56.7869 17.4931C56.9091 17.0491 56.9127 16.5614 56.7821 16.0654C56.5486 15.205 55.9309 14.4863 55.1358 14.0422C55.4351 13.5038 55.9775 13.102 56.6612 12.9882C57.9279 12.7801 59.2186 13.6307 59.5371 14.888ZM30.4707 16.8119C29.5764 18.0219 27.9349 18.5748 26.8131 18.0412C25.6947 17.5113 25.508 16.0895 26.4012 14.8795C26.6586 14.5298 26.9854 14.2309 27.3411 13.9998C28.1265 14.9593 29.4603 15.5123 30.7737 15.3139C30.8587 15.3042 30.9473 15.2861 31.0311 15.2666C31.0263 15.7627 30.8443 16.3061 30.4707 16.8119ZM25.7319 13.8159C25.9522 14.5952 25.9007 15.3937 25.5319 15.9854C24.8435 17.0672 23.3241 17.0672 22.1448 15.9854C21.3175 15.2195 20.8733 14.1136 20.9248 13.1444C21.2984 12.7801 21.5235 12.2695 21.5235 11.7117C21.551 11.6839 21.5845 11.656 21.6168 11.6318C21.9916 13.2532 23.5062 14.3543 24.9884 14.0845C25.2554 14.0373 25.5033 13.9478 25.7283 13.8207L25.7315 13.8158ZM30.1104 19.5816C29.222 20.7915 27.5757 21.3397 26.4527 20.811C25.5128 20.3668 25.2327 19.2839 25.6996 18.23C26.485 18.8725 27.5661 19.204 28.6269 19.0431C29.5117 18.9113 30.2265 18.4575 30.6671 17.8331C30.7089 18.3812 30.5354 19.0056 30.1104 19.5767ZM24.7321 17.8428C24.9237 19.1665 23.9647 20.5278 22.5938 20.8726C21.2241 21.2127 19.9431 20.4141 19.7503 19.0855C19.7036 18.7455 19.7324 18.4006 19.8161 18.0691C20.6255 17.9178 21.29 17.498 21.7102 16.9208C22.4166 17.3177 23.2631 17.498 24.1048 17.3649C24.264 17.3418 24.4185 17.308 24.5634 17.2608C24.6376 17.4411 24.6987 17.6347 24.7274 17.8428L24.7322 17.8428ZM35.4885 20.2955C35.4322 20.3475 35.3712 20.3947 35.3065 20.4419C34.1272 21.3313 32.4115 21.3022 31.4944 20.3802C30.6336 19.5163 30.7701 18.1599 31.7614 17.256C32.7528 18.017 34.2027 18.1405 35.4095 17.5972C35.0958 18.1732 34.9976 18.8677 35.194 19.5816C35.2599 19.8272 35.3616 20.0693 35.4885 20.2907ZM37.5323 15.0586C37.3587 16.0798 36.2596 16.9257 34.8899 17.02C33.3562 17.124 32.0464 16.2492 31.9805 15.0682C31.9805 15.0537 31.9805 15.0356 31.9805 15.0162C32.8138 14.6048 33.3693 13.8631 33.5058 12.998C33.5142 12.9931 33.5238 12.9882 33.5382 12.9834C34.1368 14.4064 35.807 15.3236 37.4437 15.0731C37.4712 15.0682 37.5 15.0635 37.5323 15.0586Z" koffice:nodeTypes="ccccccccccccccccccccccccccccccccccccccccccccccccccccccccccccccccccccccccccccccccccccccccccccccccccccccccccccccccccccccccccccccccccccccccccccccccccccccccccccccccccccccccccccccccccccccccccccccccccccccccccccccccccccccccccccccccccccccccccccccccccccccccc"/>
          <draw:path draw:style-name="gr12" draw:id="shape22" draw:name="path462" draw:layer="g3804" svg:width="33.81275563808pt" svg:height="41.00564655222pt" draw:transform="matrix(0.21486225000 0.00000000000 0.00000000000 0.21486225000 75.63039178778pt 43.12038980679pt)" svg:viewBox="0 0 34 41" svg:d="M16.9275 15.4712C15.9436 10.4625 14.4075 7.0385 12.6278 3.99925C11.3654 2.61954 9.95706 1.38454 8.69464 0C10.3248 1.20604 11.9537 2.4121 13.5888 3.62297C15.1985 6.56211 16.7201 9.60497 17.5448 13.3365C18.1284 12.795 18.4202 13.1387 19.005 12.5971C21.7975 11.2681 24.8927 6.95287 27.69 3.94258C27.2897 4.91344 25.7065 7.65479 25.3014 8.62566C20.0407 13.9817 17.8981 14.364 17.997 16.3046C17.8366 16.9498 17.6762 17.5962 17.5159 18.2415C18.5625 17.2465 21.5335 14.1843 22.5837 13.1857C21.6239 14.6366 18.5287 18.1607 18.407 19.6116C17.3845 20.8224 17.9307 22.0333 18.1658 23.249C22.0616 22.043 26.3902 18.7022 30.6899 15.4893C26.4227 20.8418 22.4474 20.9828 18.3262 25.9951C18.1139 27.9598 17.8981 29.9293 17.6811 31.8939C17.8692 33.5619 18.0585 35.2335 18.2465 36.9015C19.1172 37.3163 20.013 37.6939 20.5074 38.6779C23.2529 39.2665 31.1372 39.4462 33.8128 40.9393L0 41.0056C1.66273 39.9081 9.52782 39.2243 11.9345 39.2387C12.4578 38.1642 13.5321 37.279 15.1659 36.5722C15.354 33.7742 15.5432 30.9701 15.7314 28.1672C15.9244 26.9287 15.3359 25.6889 13.9553 24.4502C10.607 22.0622 7.847 18.3922 5.67545 15.2119C9.19865 18.8578 13.0039 22.4578 16.1365 24.5311C16.2679 24.0221 16.4042 23.5083 16.5369 22.9994C16.5369 21.7089 16.5369 20.4124 16.5369 19.1219C14.0313 17.068 11.492 15.084 9.38192 11.8241C9.49044 11.6927 6.6509 8.45561 6.75822 8.32415C9.11425 10.8966 14.422 16.196 16.7816 17.5866C16.7574 17.2948 16.7298 16.9968 16.702 16.7002C16.4331 16.3239 16.1643 15.9464 15.8965 15.5701C16.2402 15.5363 16.5838 15.4989 16.9322 15.4567" koffice:nodeTypes="cccccccccccccccccccccccccccccccccc"/>
          <draw:path draw:style-name="gr13" draw:id="shape23" draw:name="path464" draw:layer="g3804" svg:width="33.81275563808pt" svg:height="41.00564655222pt" draw:transform="matrix(0.21486225000 0.00000000000 0.00000000000 0.21486225000 75.63039178778pt 43.12038980679pt)" svg:viewBox="0 0 34 41" svg:d="M16.9275 15.4712C15.9436 10.4625 14.4075 7.0385 12.6278 3.99925C11.3654 2.61954 9.95706 1.38454 8.69464 0C10.3248 1.20604 11.9537 2.4121 13.5888 3.62297C15.1985 6.56211 16.7201 9.60497 17.5448 13.3365C18.1284 12.795 18.4202 13.1387 19.005 12.5971C21.7975 11.2681 24.8927 6.95287 27.69 3.94258C27.2897 4.91344 25.7065 7.65479 25.3014 8.62566C20.0407 13.9817 17.8981 14.364 17.997 16.3046C17.8366 16.9498 17.6762 17.5962 17.5159 18.2415C18.5625 17.2465 21.5335 14.1843 22.5837 13.1857C21.6239 14.6366 18.5287 18.1607 18.407 19.6116C17.3845 20.8224 17.9307 22.0333 18.1658 23.249C22.0616 22.043 26.3902 18.7022 30.6899 15.4893C26.4227 20.8418 22.4474 20.9828 18.3262 25.9951C18.1139 27.9598 17.8981 29.9293 17.6811 31.8939C17.8692 33.5619 18.0585 35.2335 18.2465 36.9015C19.1172 37.3163 20.013 37.6939 20.5074 38.6779C23.2529 39.2665 31.1372 39.4462 33.8128 40.9393L0 41.0056C1.66273 39.9081 9.52782 39.2243 11.9345 39.2387C12.4578 38.1642 13.5321 37.279 15.1659 36.5722C15.354 33.7742 15.5432 30.9701 15.7314 28.1672C15.9244 26.9287 15.3359 25.6889 13.9553 24.4502C10.607 22.0622 7.847 18.3922 5.67545 15.2119C9.19865 18.8578 13.0039 22.4578 16.1365 24.5311C16.2679 24.0221 16.4042 23.5083 16.5369 22.9994C16.5369 21.7089 16.5369 20.4124 16.5369 19.1219C14.0313 17.068 11.492 15.084 9.38192 11.8241C9.49044 11.6927 6.6509 8.45561 6.75822 8.32415C9.11425 10.8966 14.422 16.196 16.7816 17.5866C16.7574 17.2948 16.7298 16.9968 16.702 16.7002C16.4331 16.3239 16.1643 15.9464 15.8965 15.5701C16.2402 15.5363 16.5838 15.4989 16.9322 15.4567L16.9274 15.4712Z" koffice:nodeTypes="cccccccccccccccccccccccccccccccccccc"/>
          <draw:path draw:style-name="gr14" draw:id="shape24" draw:name="path466" draw:layer="g3804" svg:width="5.15469841952pt" svg:height="5.85682315808pt" draw:transform="matrix(0.21486225000 0.00000000000 0.00000000000 0.21486225000 82.06183085797pt 45.17069993568pt)" svg:viewBox="0 0 5 6" svg:d="M0 5.85682C1.432 1.2286 2.64992 1.41038 5.1547 0C3.48686 4.23115 1.97021 5.79623 0 5.85682" koffice:nodeTypes="ccc"/>
          <draw:path draw:style-name="gr15" draw:id="shape25" draw:name="path468" draw:layer="g3804" svg:width="5.15469841952pt" svg:height="5.85682315808pt" draw:transform="matrix(0.21486225000 0.00000000000 0.00000000000 0.21486225000 82.06183085797pt 45.17069993568pt)" svg:viewBox="0 0 5 6" svg:d="M0 5.85682C1.432 1.2286 2.64992 1.41038 5.1547 0C3.48686 4.23115 1.97021 5.79623 0 5.85682Z" koffice:nodeTypes="ccc"/>
          <draw:path draw:style-name="gr14" draw:id="shape26" draw:name="path470" draw:layer="g3804" svg:width="7.41297875080pt" svg:height="2.15668246053pt" draw:transform="matrix(0.21486225000 0.00000000000 0.00000000000 0.21486225000 79.65346568119pt 48.36375229408pt)" svg:viewBox="0 0 7 2" svg:d="M0 0.774714C4.30905 -1.36035 5.36509 1.60287 7.41298 1.52815C4.85942 3.30669 1.6305 0.742387 0 0.774714" koffice:nodeTypes="ccc"/>
          <draw:path draw:style-name="gr15" draw:id="shape27" draw:name="path472" draw:layer="g3804" svg:width="7.41297875080pt" svg:height="2.15668246053pt" draw:transform="matrix(0.21486225000 0.00000000000 0.00000000000 0.21486225000 79.65346568119pt 48.36375229408pt)" svg:viewBox="0 0 7 2" svg:d="M0 0.774714C4.30905 -1.36035 5.36509 1.60287 7.41298 1.52815C4.85942 3.30669 1.6305 0.742387 0 0.774714Z" koffice:nodeTypes="ccc"/>
          <draw:path draw:style-name="gr14" draw:id="shape28" draw:name="path474" draw:layer="g3804" svg:width="3.11068508143pt" svg:height="8.72792556020pt" draw:transform="matrix(0.21486225000 0.00000000000 0.00000000000 0.21486225000 80.21673278311pt 41.75675708322pt)" svg:viewBox="0 0 3 9" svg:d="M0.62207 8.72793C-1.47461 2.75462 2.38576 2.512 2.57063 0C4.45827 3.72259 0.805891 6.74096 0.62207 8.72793" koffice:nodeTypes="ccc"/>
          <draw:path draw:style-name="gr15" draw:id="shape29" draw:name="path476" draw:layer="g3804" svg:width="3.11068508143pt" svg:height="8.72792556020pt" draw:transform="matrix(0.21486225000 0.00000000000 0.00000000000 0.21486225000 80.21673278311pt 41.75675708322pt)" svg:viewBox="0 0 3 9" svg:d="M0.62207 8.72793C-1.47461 2.75462 2.38576 2.512 2.57063 0C4.45827 3.72259 0.805891 6.74096 0.62207 8.72793Z" koffice:nodeTypes="ccc"/>
          <draw:path draw:style-name="gr14" draw:id="shape30" draw:name="path478" draw:layer="g3804" svg:width="2.36451845272pt" svg:height="5.09351579128pt" draw:transform="matrix(0.21486225000 0.00000000000 0.00000000000 0.21486225000 78.41224228699pt 46.83633788115pt)" svg:viewBox="0 0 2 5" svg:d="M1.3285 5.09352C-0.887563 2.43975 0.148582 1.88222 1.00858 0C2.77002 2.61096 2.74929 4.04759 1.3285 5.09352" koffice:nodeTypes="ccc"/>
          <draw:path draw:style-name="gr15" draw:id="shape31" draw:name="path480" draw:layer="g3804" svg:width="2.36451845272pt" svg:height="5.09351579128pt" draw:transform="matrix(0.21486225000 0.00000000000 0.00000000000 0.21486225000 78.41224228699pt 46.83633788115pt)" svg:viewBox="0 0 2 5" svg:d="M1.3285 5.09352C-0.887563 2.43975 0.148582 1.88222 1.00858 0C2.77002 2.61096 2.74929 4.04759 1.3285 5.09352Z" koffice:nodeTypes="ccc"/>
          <draw:path draw:style-name="gr14" draw:id="shape32" draw:name="path482" draw:layer="g3804" svg:width="2.95713721107pt" svg:height="6.95814276023pt" draw:transform="matrix(0.21486225000 0.00000000000 0.00000000000 0.21486225000 77.09903907019pt 45.51468064674pt)" svg:viewBox="0 0 3 7" svg:d="M2.35322 6.95814C-2.55691 3.79913 1.87234 1.82772 1.05833 0C4.79815 1.69827 1.75357 5.49739 2.35322 6.95814" koffice:nodeTypes="ccc"/>
          <draw:path draw:style-name="gr15" draw:id="shape33" draw:name="path484" draw:layer="g3804" svg:width="2.95713721107pt" svg:height="6.95814276023pt" draw:transform="matrix(0.21486225000 0.00000000000 0.00000000000 0.21486225000 77.09903907019pt 45.51468064674pt)" svg:viewBox="0 0 3 7" svg:d="M2.35322 6.95814C-2.55691 3.79913 1.87234 1.82772 1.05833 0C4.79815 1.69827 1.75357 5.49739 2.35322 6.95814Z" koffice:nodeTypes="ccc"/>
          <draw:path draw:style-name="gr14" draw:id="shape34" draw:name="path486" draw:layer="g3804" svg:width="2.44360170237pt" svg:height="7.98639946520pt" draw:transform="matrix(0.21486225000 0.00000000000 0.00000000000 0.21486225000 77.77286402580pt 46.02066749431pt)" svg:viewBox="0 0 2 8" svg:d="M2.4436 7.9864C-1.98038 4.55238 1.15195 2.07263 0.190792 0C3.43505 1.79398 1.70758 6.32093 2.4436 7.9864" koffice:nodeTypes="ccc"/>
          <draw:path draw:style-name="gr15" draw:id="shape35" draw:name="path488" draw:layer="g3804" svg:width="2.44360170237pt" svg:height="7.98639946520pt" draw:transform="matrix(0.21486225000 0.00000000000 0.00000000000 0.21486225000 77.77286402580pt 46.02066749431pt)" svg:viewBox="0 0 2 8" svg:d="M2.4436 7.9864C-1.98038 4.55238 1.15195 2.07263 0.190792 0C3.43505 1.79398 1.70758 6.32093 2.4436 7.9864Z" koffice:nodeTypes="ccc"/>
          <draw:path draw:style-name="gr14" draw:id="shape36" draw:name="path490" draw:layer="g3804" svg:width="4.96219206642pt" svg:height="8.96996310344pt" draw:transform="matrix(0.21486225000 0.00000000000 0.00000000000 0.21486225000 81.55132409876pt 42.00859970479pt)" svg:viewBox="0 0 5 9" svg:d="M0.0351985 8.96996C-0.363518 3.07998 2.70992 2.28084 4.96219 0C4.92067 5.47141 2.26968 8.43127 0.0351985 8.96996" koffice:nodeTypes="ccc"/>
          <draw:path draw:style-name="gr15" draw:id="shape37" draw:name="path492" draw:layer="g3804" svg:width="4.96219206642pt" svg:height="8.96996310344pt" draw:transform="matrix(0.21486225000 0.00000000000 0.00000000000 0.21486225000 81.55132409876pt 42.00859970479pt)" svg:viewBox="0 0 5 9" svg:d="M0.0351985 8.96996C-0.363518 3.07998 2.70992 2.28084 4.96219 0C4.92067 5.47141 2.26968 8.43127 0.0351985 8.96996Z" koffice:nodeTypes="ccc"/>
          <draw:path draw:style-name="gr14" draw:id="shape38" draw:name="path494" draw:layer="g3804" svg:width="7.45891238480pt" svg:height="3.04624620376pt" draw:transform="matrix(0.21486225000 0.00000000000 0.00000000000 0.21486225000 80.17915969433pt 47.86246798400pt)" svg:viewBox="0 0 7 3" svg:d="M0 1.23883C4.24646 -2.03504 5.40585 2.23702 7.45891 2.04883C4.95612 4.73613 1.63555 1.13004 0 1.23883" koffice:nodeTypes="ccc"/>
          <draw:path draw:style-name="gr15" draw:id="shape39" draw:name="path496" draw:layer="g3804" svg:width="7.45891238480pt" svg:height="3.04624620376pt" draw:transform="matrix(0.21486225000 0.00000000000 0.00000000000 0.21486225000 80.17915969433pt 47.86246798400pt)" svg:viewBox="0 0 7 3" svg:d="M0 1.23883C4.24646 -2.03504 5.40585 2.23702 7.45891 2.04883C4.95612 4.73613 1.63555 1.13004 0 1.23883Z" koffice:nodeTypes="ccc"/>
          <draw:path draw:style-name="gr14" draw:id="shape40" draw:name="path498" draw:layer="g3804" svg:width="7.16285133738pt" svg:height="2.66963530431pt" draw:transform="matrix(0.21486225000 0.00000000000 0.00000000000 0.21486225000 80.90115873466pt 47.48266248127pt)" svg:viewBox="0 0 7 3" svg:d="M0 0.599673C4.451 -1.34091 5.15546 2.03908 7.16285 2.15707C4.46453 3.87853 1.59825 0.722147 0 0.599673" koffice:nodeTypes="ccc"/>
          <draw:path draw:style-name="gr15" draw:id="shape41" draw:name="path500" draw:layer="g3804" svg:width="7.16285133738pt" svg:height="2.66963530431pt" draw:transform="matrix(0.21486225000 0.00000000000 0.00000000000 0.21486225000 80.90115873466pt 47.48266248127pt)" svg:viewBox="0 0 7 3" svg:d="M0 0.599673C4.451 -1.34091 5.15546 2.03908 7.16285 2.15707C4.46453 3.87853 1.59825 0.722147 0 0.599673Z" koffice:nodeTypes="ccc"/>
          <draw:path draw:style-name="gr14" draw:id="shape42" draw:name="path502" draw:layer="g3804" svg:width="6.22108846855pt" svg:height="2.10973651461pt" draw:transform="matrix(0.21486225000 0.00000000000 0.00000000000 0.21486225000 81.45884487737pt 46.91624364976pt)" svg:viewBox="0 0 6 2" svg:d="M0 1.85933C2.79949 -1.86351 4.59283 1.27209 6.22109 0.593098C4.72084 3.39837 1.3071 1.35283 0 1.85933" koffice:nodeTypes="ccc"/>
          <draw:path draw:style-name="gr15" draw:id="shape43" draw:name="path504" draw:layer="g3804" svg:width="6.22108846855pt" svg:height="2.10973651461pt" draw:transform="matrix(0.21486225000 0.00000000000 0.00000000000 0.21486225000 81.45884487737pt 46.91624364976pt)" svg:viewBox="0 0 6 2" svg:d="M0 1.85933C2.79949 -1.86351 4.59283 1.27209 6.22109 0.593098C4.72084 3.39837 1.3071 1.35283 0 1.85933Z" koffice:nodeTypes="ccc"/>
          <draw:path draw:style-name="gr14" draw:id="shape44" draw:name="path506" draw:layer="g3804" svg:width="4.64773135624pt" svg:height="1.98532281006pt" draw:transform="matrix(0.21486225000 0.00000000000 0.00000000000 0.21486225000 81.95075566921pt 46.39130191314pt)" svg:viewBox="0 0 5 2" svg:d="M0 1.98532C1.50331 -1.74238 3.4993 1.07149 4.64773 0.30245C3.99772 3.06056 0.929089 1.40142 0 1.98532" koffice:nodeTypes="ccc"/>
          <draw:path draw:style-name="gr15" draw:id="shape45" draw:name="path508" draw:layer="g3804" svg:width="4.64773135624pt" svg:height="1.98532281006pt" draw:transform="matrix(0.21486225000 0.00000000000 0.00000000000 0.21486225000 81.95075566921pt 46.39130191314pt)" svg:viewBox="0 0 5 2" svg:d="M0 1.98532C1.50331 -1.74238 3.4993 1.07149 4.64773 0.30245C3.99772 3.06056 0.929089 1.40142 0 1.98532Z" koffice:nodeTypes="ccc"/>
          <draw:path draw:style-name="gr14" draw:id="shape46" draw:name="path510" draw:layer="g3804" svg:width="7.41298645170pt" svg:height="2.15668246053pt" draw:transform="matrix(0.21486225000 0.00000000000 0.00000000000 0.21486225000 77.38791170695pt 48.36375229408pt)" svg:viewBox="0 0 7 2" svg:d="M7.41299 0.774714C3.10394 -1.36035 2.04674 1.60287 0 1.52815C2.55355 3.30669 5.78247 0.742387 7.41299 0.774714" koffice:nodeTypes="ccc"/>
          <draw:path draw:style-name="gr15" draw:id="shape47" draw:name="path512" draw:layer="g3804" svg:width="7.41298645170pt" svg:height="2.15668246053pt" draw:transform="matrix(0.21486225000 0.00000000000 0.00000000000 0.21486225000 77.38791170695pt 48.36375229408pt)" svg:viewBox="0 0 7 2" svg:d="M7.41299 0.774714C3.10394 -1.36035 2.04674 1.60287 0 1.52815C2.55355 3.30669 5.78247 0.742387 7.41299 0.774714Z" koffice:nodeTypes="ccc"/>
          <draw:path draw:style-name="gr14" draw:id="shape48" draw:name="path514" draw:layer="g3804" svg:width="7.45662990468pt" svg:height="3.04624620376pt" draw:transform="matrix(0.21486225000 0.00000000000 0.00000000000 0.21486225000 76.85812155988pt 47.86246798400pt)" svg:viewBox="0 0 7 3" svg:d="M7.45663 1.23883C3.21196 -2.03504 2.05275 2.23702 0 2.04883C2.50241 4.73613 5.82132 1.13004 7.45663 1.23883" koffice:nodeTypes="ccc"/>
          <draw:path draw:style-name="gr15" draw:id="shape49" draw:name="path516" draw:layer="g3804" svg:width="7.45662990468pt" svg:height="3.04624620376pt" draw:transform="matrix(0.21486225000 0.00000000000 0.00000000000 0.21486225000 76.85812155988pt 47.86246798400pt)" svg:viewBox="0 0 7 3" svg:d="M7.45663 1.23883C3.21196 -2.03504 2.05275 2.23702 0 2.04883C2.50241 4.73613 5.82132 1.13004 7.45663 1.23883Z" koffice:nodeTypes="ccc"/>
          <draw:path draw:style-name="gr14" draw:id="shape50" draw:name="path518" draw:layer="g3804" svg:width="7.16288540180pt" svg:height="2.66963530431pt" draw:transform="matrix(0.21486225000 0.00000000000 0.00000000000 0.21486225000 76.16837076493pt 47.48266248127pt)" svg:viewBox="0 0 7 3" svg:d="M7.16289 0.599673C2.71186 -1.34091 2.00741 2.03908 0 2.15707C2.69834 3.87853 5.56462 0.722147 7.16289 0.599673" koffice:nodeTypes="ccc"/>
          <draw:path draw:style-name="gr15" draw:id="shape51" draw:name="path520" draw:layer="g3804" svg:width="7.16288540180pt" svg:height="2.66963530431pt" draw:transform="matrix(0.21486225000 0.00000000000 0.00000000000 0.21486225000 76.16837076493pt 47.48266248127pt)" svg:viewBox="0 0 7 3" svg:d="M7.16289 0.599673C2.71186 -1.34091 2.00741 2.03908 0 2.15707C2.69834 3.87853 5.56462 0.722147 7.16289 0.599673Z" koffice:nodeTypes="ccc"/>
          <draw:path draw:style-name="gr14" draw:id="shape52" draw:name="path522" draw:layer="g3804" svg:width="6.21887703662pt" svg:height="2.10973651461pt" draw:transform="matrix(0.21486225000 0.00000000000 0.00000000000 0.21486225000 75.81927289451pt 46.91624364976pt)" svg:viewBox="0 0 6 2" svg:d="M6.21888 1.85933C3.4165 -1.86351 1.62686 1.27209 0 0.593098C1.49999 3.39837 4.91649 1.35283 6.21888 1.85933" koffice:nodeTypes="ccc"/>
          <draw:path draw:style-name="gr15" draw:id="shape53" draw:name="path524" draw:layer="g3804" svg:width="6.21887703662pt" svg:height="2.10973651461pt" draw:transform="matrix(0.21486225000 0.00000000000 0.00000000000 0.21486225000 75.81927289451pt 46.91624364976pt)" svg:viewBox="0 0 6 2" svg:d="M6.21888 1.85933C3.4165 -1.86351 1.62686 1.27209 0 0.593098C1.49999 3.39837 4.91649 1.35283 6.21888 1.85933Z" koffice:nodeTypes="ccc"/>
          <draw:path draw:style-name="gr14" draw:id="shape54" draw:name="path526" draw:layer="g3804" svg:width="4.64544279389pt" svg:height="1.98532281006pt" draw:transform="matrix(0.21486225000 0.00000000000 0.00000000000 0.21486225000 75.70947656587pt 46.39130191314pt)" svg:viewBox="0 0 5 2" svg:d="M4.64544 1.98532C3.14366 -1.74238 1.14817 1.07149 0 0.30245C0.649857 3.06056 3.71773 1.40142 4.64544 1.98532" koffice:nodeTypes="ccc"/>
          <draw:path draw:style-name="gr15" draw:id="shape55" draw:name="path528" draw:layer="g3804" svg:width="4.64544279389pt" svg:height="1.98532281006pt" draw:transform="matrix(0.21486225000 0.00000000000 0.00000000000 0.21486225000 75.70947656587pt 46.39130191314pt)" svg:viewBox="0 0 5 2" svg:d="M4.64544 1.98532C3.14366 -1.74238 1.14817 1.07149 0 0.30245C0.649857 3.06056 3.71773 1.40142 4.64544 1.98532Z" koffice:nodeTypes="ccc"/>
          <draw:path draw:style-name="gr14" draw:id="shape56" draw:name="path530" draw:layer="g3804" svg:width="5.15468014320pt" svg:height="5.85682315808pt" draw:transform="matrix(0.21486225000 0.00000000000 0.00000000000 0.21486225000 75.70640661404pt 45.10773842083pt)" svg:viewBox="0 0 5 6" svg:d="M5.15468 5.85682C3.7227 1.22861 2.50356 1.41038 0 0C1.66783 4.23115 3.18448 5.79624 5.15468 5.85682" koffice:nodeTypes="ccc"/>
          <draw:path draw:style-name="gr15" draw:id="shape57" draw:name="path532" draw:layer="g3804" svg:width="5.15468014320pt" svg:height="5.85682315808pt" draw:transform="matrix(0.21486225000 0.00000000000 0.00000000000 0.21486225000 75.70640661404pt 45.10773842083pt)" svg:viewBox="0 0 5 6" svg:d="M5.15468 5.85682C3.7227 1.22861 2.50356 1.41038 0 0C1.66783 4.23115 3.18448 5.79624 5.15468 5.85682Z" koffice:nodeTypes="ccc"/>
          <draw:path draw:style-name="gr14" draw:id="shape58" draw:name="path534" draw:layer="g3804" svg:width="1.90852887577pt" svg:height="5.71967309760pt" draw:transform="matrix(0.21486225000 0.00000000000 0.00000000000 0.21486225000 79.86848936548pt 46.55148038569pt)" svg:viewBox="0 0 2 6" svg:d="M0.367535 5.71967C2.00822 3.50297 2.04081 2.12598 1.79878 0C-0.433032 2.276 -0.159588 4.32058 0.367535 5.71967" koffice:nodeTypes="ccc"/>
          <draw:path draw:style-name="gr15" draw:id="shape59" draw:name="path536" draw:layer="g3804" svg:width="1.90852887577pt" svg:height="5.71967309760pt" draw:transform="matrix(0.21486225000 0.00000000000 0.00000000000 0.21486225000 79.86848936548pt 46.55148038569pt)" svg:viewBox="0 0 2 6" svg:d="M0.367535 5.71967C2.00822 3.50297 2.04081 2.12598 1.79878 0C-0.433032 2.276 -0.159588 4.32058 0.367535 5.71967Z" koffice:nodeTypes="ccc"/>
          <draw:path draw:style-name="gr14" draw:id="shape60" draw:name="path538" draw:layer="g3804" svg:width="2.47865384442pt" svg:height="8.45879580500pt" draw:transform="matrix(0.21486225000 0.00000000000 0.00000000000 0.21486225000 81.37284841043pt 44.98284329215pt)" svg:viewBox="0 0 2 8" svg:d="M0 8.4588C4.28113 6.35818 1.53531 3.29116 2.34737 0C0.398447 3.16746 0.334565 7.22905 0 8.4588" koffice:nodeTypes="ccc"/>
          <draw:path draw:style-name="gr15" draw:id="shape61" draw:name="path540" draw:layer="g3804" svg:width="2.47865384442pt" svg:height="8.45879580500pt" draw:transform="matrix(0.21486225000 0.00000000000 0.00000000000 0.21486225000 81.37284841043pt 44.98284329215pt)" svg:viewBox="0 0 2 8" svg:d="M0 8.4588C4.28113 6.35818 1.53531 3.29116 2.34737 0C0.398447 3.16746 0.334565 7.22905 0 8.4588Z" koffice:nodeTypes="ccc"/>
          <draw:path draw:style-name="gr14" draw:id="shape62" draw:name="path542" draw:layer="g3804" svg:width="3.32798109990pt" svg:height="7.20803116440pt" draw:transform="matrix(0.21486225000 0.00000000000 0.00000000000 0.21486225000 80.52416143081pt 45.76165878697pt)" svg:viewBox="0 0 3 7" svg:d="M0 7.20803C4.27433 5.21579 2.10566 1.57616 3.32798 0C0.814889 1.52867 0.946352 5.93602 0 7.20803" koffice:nodeTypes="ccc"/>
          <draw:path draw:style-name="gr15" draw:id="shape63" draw:name="path544" draw:layer="g3804" svg:width="3.32798109990pt" svg:height="7.20803116440pt" draw:transform="matrix(0.21486225000 0.00000000000 0.00000000000 0.21486225000 80.52416143081pt 45.76165878697pt)" svg:viewBox="0 0 3 7" svg:d="M0 7.20803C4.27433 5.21579 2.10566 1.57616 3.32798 0C0.814889 1.52867 0.946352 5.93602 0 7.20803Z" koffice:nodeTypes="ccc"/>
          <draw:path draw:style-name="gr14" draw:id="shape64" draw:name="path546" draw:layer="g3804" svg:width="7.02403671536pt" svg:height="3.50626819370pt" draw:transform="matrix(0.21486225000 0.00000000000 0.00000000000 0.21486225000 76.05320116113pt 44.64679701426pt)" svg:viewBox="0 0 7 4" svg:d="M7.02404 3.37246C4.15385 -0.0345664 2.97071 0.458359 0 0C2.98618 3.01559 5.00446 3.87321 7.02404 3.37246" koffice:nodeTypes="ccc"/>
          <draw:path draw:style-name="gr15" draw:id="shape65" draw:name="path548" draw:layer="g3804" svg:width="7.02403671536pt" svg:height="3.50626819370pt" draw:transform="matrix(0.21486225000 0.00000000000 0.00000000000 0.21486225000 76.05320116113pt 44.64679701426pt)" svg:viewBox="0 0 7 4" svg:d="M7.02404 3.37246C4.15385 -0.0345664 2.97071 0.458359 0 0C2.98618 3.01559 5.00446 3.87321 7.02404 3.37246Z" koffice:nodeTypes="ccc"/>
          <draw:path draw:style-name="gr14" draw:id="shape66" draw:name="path550" draw:layer="g3804" svg:width="3.42600097744pt" svg:height="7.93083414712pt" draw:transform="matrix(0.21486225000 0.00000000000 0.00000000000 0.21486225000 76.58119849759pt 43.35431463561pt)" svg:viewBox="0 0 3 8" svg:d="M3.386 7.93083C3.68896 2.76104 2.24291 2.43132 0 0C0.119654 4.87331 1.18765 7.05082 3.386 7.93083" koffice:nodeTypes="ccc"/>
          <draw:path draw:style-name="gr15" draw:id="shape67" draw:name="path552" draw:layer="g3804" svg:width="3.42600097744pt" svg:height="7.93083414712pt" draw:transform="matrix(0.21486225000 0.00000000000 0.00000000000 0.21486225000 76.58119849759pt 43.35431463561pt)" svg:viewBox="0 0 3 8" svg:d="M3.386 7.93083C3.68896 2.76104 2.24291 2.43132 0 0C0.119654 4.87331 1.18765 7.05082 3.386 7.93083Z" koffice:nodeTypes="ccc"/>
          <draw:path draw:style-name="gr14" draw:id="shape68" draw:name="path554" draw:layer="g3804" svg:width="2.95492144710pt" svg:height="6.32483993072pt" draw:transform="matrix(0.21486225000 0.00000000000 0.00000000000 0.21486225000 77.44610253757pt 41.85657349008pt)" svg:viewBox="0 0 3 6" svg:d="M1.41228 6.32484C4.0722 2.63138 2.73278 2.15017 1.54114 0C-0.54542 3.55192 -0.439021 5.31259 1.41228 6.32484" koffice:nodeTypes="ccc"/>
          <draw:path draw:style-name="gr15" draw:id="shape69" draw:name="path556" draw:layer="g3804" svg:width="2.95492144710pt" svg:height="6.32483993072pt" draw:transform="matrix(0.21486225000 0.00000000000 0.00000000000 0.21486225000 77.44610253757pt 41.85657349008pt)" svg:viewBox="0 0 3 6" svg:d="M1.41228 6.32484C4.0722 2.63138 2.73278 2.15017 1.54114 0C-0.54542 3.55192 -0.439021 5.31259 1.41228 6.32484Z" koffice:nodeTypes="ccc"/>
          <draw:path draw:style-name="gr14" draw:id="shape70" draw:name="path558" draw:layer="g3804" svg:width="2.95667536796pt" svg:height="6.95816070634pt" draw:transform="matrix(0.21486225000 0.00000000000 0.00000000000 0.21486225000 77.47898044256pt 44.40109773414pt)" svg:viewBox="0 0 3 7" svg:d="M2.35374 6.95816C-2.55745 3.79914 1.87291 1.82772 1.05752 0C4.79704 1.69709 1.75415 5.49622 2.35374 6.95816" koffice:nodeTypes="ccc"/>
          <draw:path draw:style-name="gr15" draw:id="shape71" draw:name="path560" draw:layer="g3804" svg:width="2.95667536796pt" svg:height="6.95816070634pt" draw:transform="matrix(0.21486225000 0.00000000000 0.00000000000 0.21486225000 77.47898044256pt 44.40109773414pt)" svg:viewBox="0 0 3 7" svg:d="M2.35374 6.95816C-2.55745 3.79914 1.87291 1.82772 1.05752 0C4.79704 1.69709 1.75415 5.49622 2.35374 6.95816Z" koffice:nodeTypes="ccc"/>
          <draw:path draw:style-name="gr14" draw:id="shape72" draw:name="path562" draw:layer="g3804" svg:width="2.36451845272pt" svg:height="5.09353237592pt" draw:transform="matrix(0.21486225000 0.00000000000 0.00000000000 0.21486225000 78.41224228699pt 45.26078909875pt)" svg:viewBox="0 0 2 5" svg:d="M1.3285 5.09353C-0.887563 2.43977 0.148582 1.88223 1.00858 0C2.77002 2.61097 2.74929 4.04651 1.3285 5.09353" koffice:nodeTypes="ccc"/>
          <draw:path draw:style-name="gr15" draw:id="shape73" draw:name="path564" draw:layer="g3804" svg:width="2.36451845272pt" svg:height="5.09353237592pt" draw:transform="matrix(0.21486225000 0.00000000000 0.00000000000 0.21486225000 78.41224228699pt 45.26078909875pt)" svg:viewBox="0 0 2 5" svg:d="M1.3285 5.09353C-0.887563 2.43977 0.148582 1.88223 1.00858 0C2.77002 2.61097 2.74929 4.04651 1.3285 5.09353Z" koffice:nodeTypes="ccc"/>
          <draw:path draw:style-name="gr14" draw:id="shape74" draw:name="path566" draw:layer="g3804" svg:width="1.37837520739pt" svg:height="6.08109014788pt" draw:transform="matrix(0.21486225000 0.00000000000 0.00000000000 0.21486225000 78.03308760103pt 44.84079699923pt)" svg:viewBox="0 0 1 6" svg:d="M0.821913 6.08109C1.69806 3.44287 1.42809 2.06141 0.779408 0C-0.568428 2.85286 0.091148 4.82075 0.821913 6.08109" koffice:nodeTypes="ccc"/>
          <draw:path draw:style-name="gr15" draw:id="shape75" draw:name="path568" draw:layer="g3804" svg:width="1.37837520739pt" svg:height="6.08109014788pt" draw:transform="matrix(0.21486225000 0.00000000000 0.00000000000 0.21486225000 78.03308760103pt 44.84079699923pt)" svg:viewBox="0 0 1 6" svg:d="M0.821913 6.08109C1.69806 3.44287 1.42809 2.06141 0.779408 0C-0.568428 2.85286 0.091148 4.82075 0.821913 6.08109Z" koffice:nodeTypes="ccc"/>
          <draw:path draw:style-name="gr14" draw:id="shape76" draw:name="path570" draw:layer="g3804" svg:width="2.95841989330pt" svg:height="6.96055372886pt" draw:transform="matrix(0.21486225000 0.00000000000 0.00000000000 0.21486225000 78.04973226046pt 42.28245109636pt)" svg:viewBox="0 0 3 7" svg:d="M2.35437 6.96055C-2.55828 3.7998 1.87339 1.82804 1.0592 0C4.79983 1.69857 1.75459 5.49836 2.35437 6.96055" koffice:nodeTypes="ccc"/>
          <draw:path draw:style-name="gr15" draw:id="shape77" draw:name="path572" draw:layer="g3804" svg:width="2.95841989330pt" svg:height="6.96055372886pt" draw:transform="matrix(0.21486225000 0.00000000000 0.00000000000 0.21486225000 78.04973226046pt 42.28245109636pt)" svg:viewBox="0 0 3 7" svg:d="M2.35437 6.96055C-2.55828 3.7998 1.87339 1.82804 1.0592 0C4.79983 1.69857 1.75459 5.49836 2.35437 6.96055Z" koffice:nodeTypes="ccc"/>
          <draw:path draw:style-name="gr14" draw:id="shape78" draw:name="path574" draw:layer="g3804" svg:width="3.08485489700pt" svg:height="6.25011766392pt" draw:transform="matrix(0.21486225000 0.00000000000 0.00000000000 0.21486225000 79.54546044426pt 42.03445021182pt)" svg:viewBox="0 0 3 6" svg:d="M3.08485 6.25012C-1.226 4.72072 1.13184 1.49658 0 0C3.06079 0.489944 2.21453 5.03924 3.08485 6.25012" koffice:nodeTypes="ccc"/>
          <draw:path draw:style-name="gr15" draw:id="shape79" draw:name="path576" draw:layer="g3804" svg:width="3.08485489700pt" svg:height="6.25011766392pt" draw:transform="matrix(0.21486225000 0.00000000000 0.00000000000 0.21486225000 79.54546044426pt 42.03445021182pt)" svg:viewBox="0 0 3 6" svg:d="M3.08485 6.25012C-1.226 4.72072 1.13184 1.49658 0 0C3.06079 0.489944 2.21453 5.03924 3.08485 6.25012Z" koffice:nodeTypes="ccc"/>
          <draw:path draw:style-name="gr14" draw:id="shape80" draw:name="path578" draw:layer="g3804" svg:width="2.13133460814pt" svg:height="7.93812666606pt" draw:transform="matrix(0.21486225000 0.00000000000 0.00000000000 0.21486225000 79.39729826605pt 44.26289317824pt)" svg:viewBox="0 0 2 8" svg:d="M1.16805 7.93813C2.60921 4.52973 2.244 2.7158 1.307 0C-0.863342 3.66716 0.0871851 6.26374 1.16805 7.93813" koffice:nodeTypes="ccc"/>
          <draw:path draw:style-name="gr15" draw:id="shape81" draw:name="path580" draw:layer="g3804" svg:width="2.13133460814pt" svg:height="7.93812666606pt" draw:transform="matrix(0.21486225000 0.00000000000 0.00000000000 0.21486225000 79.39729826605pt 44.26289317824pt)" svg:viewBox="0 0 2 8" svg:d="M1.16805 7.93813C2.60921 4.52973 2.244 2.7158 1.307 0C-0.863342 3.66716 0.0871851 6.26374 1.16805 7.93813Z" koffice:nodeTypes="ccc"/>
          <draw:path draw:style-name="gr14" draw:id="shape82" draw:name="path582" draw:layer="g3804" svg:width="2.40643562782pt" svg:height="8.25011111973pt" draw:transform="matrix(0.21486225000 0.00000000000 0.00000000000 0.21486225000 81.03036974369pt 42.44650787817pt)" svg:viewBox="0 0 2 8" svg:d="M0.38694 8.25011C4.75493 5.14919 0.677008 3.18075 0.677008 0C-0.675337 3.3906 0.422226 7.05605 0.38694 8.25011" koffice:nodeTypes="ccc"/>
          <draw:path draw:style-name="gr15" draw:id="shape83" draw:name="path584" draw:layer="g3804" svg:width="2.40643562782pt" svg:height="8.25011111973pt" draw:transform="matrix(0.21486225000 0.00000000000 0.00000000000 0.21486225000 81.03036974369pt 42.44650787817pt)" svg:viewBox="0 0 2 8" svg:d="M0.38694 8.25011C4.75493 5.14919 0.677008 3.18075 0.677008 0C-0.675337 3.3906 0.422226 7.05605 0.38694 8.25011Z" koffice:nodeTypes="ccc"/>
          <draw:path draw:style-name="gr14" draw:id="shape84" draw:name="path586" draw:layer="g3804" svg:width="2.34216730352pt" svg:height="8.93567097870pt" draw:transform="matrix(0.21486225000 0.00000000000 0.00000000000 0.21486225000 79.95647037505pt 43.65811266813pt)" svg:viewBox="0 0 2 9" svg:d="M1.01471 8.93567C4.38164 4.33817 0.229545 2.26225 0.661066 0C-1.13133 3.04402 1.32309 7.13041 1.01471 8.93567" koffice:nodeTypes="ccc"/>
          <draw:path draw:style-name="gr15" draw:id="shape85" draw:name="path588" draw:layer="g3804" svg:width="2.34216730352pt" svg:height="8.93567097870pt" draw:transform="matrix(0.21486225000 0.00000000000 0.00000000000 0.21486225000 79.95647037505pt 43.65811266813pt)" svg:viewBox="0 0 2 9" svg:d="M1.01471 8.93567C4.38164 4.33817 0.229545 2.26225 0.661066 0C-1.13133 3.04402 1.32309 7.13041 1.01471 8.93567Z" koffice:nodeTypes="ccc"/>
          <draw:path draw:style-name="gr14" draw:id="shape86" draw:name="path590" draw:layer="g3804" svg:width="8.46821252037pt" svg:height="3.55428649219pt" draw:transform="matrix(0.21486225000 0.00000000000 0.00000000000 0.21486225000 81.35186410364pt 43.70987721402pt)" svg:viewBox="0 0 8 4" svg:d="M8.46821 0.73092C4.81587 4.59463 3.48942 3.49127 0 3.12564C3.7517 -0.140351 6.17466 -0.677122 8.46821 0.73092" koffice:nodeTypes="ccc"/>
          <draw:path draw:style-name="gr15" draw:id="shape87" draw:name="path592" draw:layer="g3804" svg:width="8.46821252037pt" svg:height="3.55428649219pt" draw:transform="matrix(0.21486225000 0.00000000000 0.00000000000 0.21486225000 81.35186410364pt 43.70987721402pt)" svg:viewBox="0 0 8 4" svg:d="M8.46821 0.73092C4.81587 4.59463 3.48942 3.49127 0 3.12564C3.7517 -0.140351 6.17466 -0.677122 8.46821 0.73092Z" koffice:nodeTypes="ccc"/>
          <draw:path draw:style-name="gr14" draw:id="shape88" draw:name="path594" draw:layer="g3804" svg:width="8.87745997671pt" svg:height="3.01331135271pt" draw:transform="matrix(0.21486225000 0.00000000000 0.00000000000 0.21486225000 80.79699179696pt 44.62348189245pt)" svg:viewBox="0 0 9 3" svg:d="M0 1.99855C4.14534 -1.07073 5.37096 0.108752 8.87746 0.888308C4.70017 3.3965 2.17204 3.57437 0 1.99855" koffice:nodeTypes="ccc"/>
          <draw:path draw:style-name="gr15" draw:id="shape89" draw:name="path596" draw:layer="g3804" svg:width="8.87745997671pt" svg:height="3.01331135271pt" draw:transform="matrix(0.21486225000 0.00000000000 0.00000000000 0.21486225000 80.79699179696pt 44.62348189245pt)" svg:viewBox="0 0 9 3" svg:d="M0 1.99855C4.14534 -1.07073 5.37096 0.108752 8.87746 0.888308C4.70017 3.3965 2.17204 3.57437 0 1.99855Z" koffice:nodeTypes="ccc"/>
          <draw:path draw:style-name="gr14" draw:id="shape90" draw:name="path598" draw:layer="g3804" svg:width="2.48184826046pt" svg:height="7.33606351255pt" draw:transform="matrix(0.21486225000 0.00000000000 0.00000000000 0.21486225000 80.43653676059pt 43.26422547253pt)" svg:viewBox="0 0 2 7" svg:d="M2.23238 7.33606C2.92105 3.88266 2.12888 2.29131 0.532595 0C-0.85139 3.85339 0.728974 6.03495 2.23238 7.33606" koffice:nodeTypes="ccc"/>
          <draw:path draw:style-name="gr15" draw:id="shape91" draw:name="path600" draw:layer="g3804" svg:width="2.48184826046pt" svg:height="7.33606351255pt" draw:transform="matrix(0.21486225000 0.00000000000 0.00000000000 0.21486225000 80.43653676059pt 43.26422547253pt)" svg:viewBox="0 0 2 7" svg:d="M2.23238 7.33606C2.92105 3.88266 2.12888 2.29131 0.532595 0C-0.85139 3.85339 0.728974 6.03495 2.23238 7.33606Z" koffice:nodeTypes="ccc"/>
          <draw:path draw:style-name="gr14" draw:id="shape92" draw:name="path602" draw:layer="g3804" svg:width="2.17595411242pt" svg:height="5.95781744237pt" draw:transform="matrix(0.21486225000 0.00000000000 0.00000000000 0.21486225000 78.94851090843pt 43.80706721211pt)" svg:viewBox="0 0 2 6" svg:d="M0.655277 5.95782C-0.75243 2.39768 0.359574 1.9868 1.63062 0C2.62085 3.408 2.24314 5.06453 0.655277 5.95782" koffice:nodeTypes="ccc"/>
          <draw:path draw:style-name="gr15" draw:id="shape93" draw:name="path604" draw:layer="g3804" svg:width="2.17595411242pt" svg:height="5.95781744237pt" draw:transform="matrix(0.21486225000 0.00000000000 0.00000000000 0.21486225000 78.94851090843pt 43.80706721211pt)" svg:viewBox="0 0 2 6" svg:d="M0.655277 5.95782C-0.75243 2.39768 0.359574 1.9868 1.63062 0C2.62085 3.408 2.24314 5.06453 0.655277 5.95782Z" koffice:nodeTypes="ccc"/>
          <draw:path draw:style-name="gr14" draw:id="shape94" draw:name="path606" draw:layer="g3804" svg:width="2.42874720317pt" svg:height="5.43262922524pt" draw:transform="matrix(0.21486225000 0.00000000000 0.00000000000 0.21486225000 78.61113311308pt 42.99139682527pt)" svg:viewBox="0 0 2 5" svg:d="M0.248898 5.43263C2.31501 3.42189 2.48434 2.08554 2.41739 0C-0.310294 2.02321 -0.207906 4.02828 0.248898 5.43263" koffice:nodeTypes="ccc"/>
          <draw:path draw:style-name="gr15" draw:id="shape95" draw:name="path608" draw:layer="g3804" svg:width="2.42874720317pt" svg:height="5.43262922524pt" draw:transform="matrix(0.21486225000 0.00000000000 0.00000000000 0.21486225000 78.61113311308pt 42.99139682527pt)" svg:viewBox="0 0 2 5" svg:d="M0.248898 5.43263C2.31501 3.42189 2.48434 2.08554 2.41739 0C-0.310294 2.02321 -0.207906 4.02828 0.248898 5.43263Z" koffice:nodeTypes="ccc"/>
          <draw:path draw:style-name="gr14" draw:id="shape96" draw:name="path610" draw:layer="g3804" svg:width="5.76628537472pt" svg:height="1.83859849648pt" draw:transform="matrix(0.21486225000 0.00000000000 0.00000000000 0.21486225000 76.95000353357pt 43.54545980063pt)" svg:viewBox="0 0 6 2" svg:d="M5.76629 1.44379C3.51255 -0.130014 2.12995 -0.139158 0 0.137238C2.32263 2.28779 4.36968 1.98856 5.76629 1.44379" koffice:nodeTypes="ccc"/>
          <draw:path draw:style-name="gr15" draw:id="shape97" draw:name="path612" draw:layer="g3804" svg:width="5.76628537472pt" svg:height="1.83859849648pt" draw:transform="matrix(0.21486225000 0.00000000000 0.00000000000 0.21486225000 76.95000353357pt 43.54545980063pt)" svg:viewBox="0 0 6 2" svg:d="M5.76629 1.44379C3.51255 -0.130014 2.12995 -0.139158 0 0.137238C2.32263 2.28779 4.36968 1.98856 5.76629 1.44379Z" koffice:nodeTypes="ccc"/>
          <draw:path draw:style-name="gr14" draw:id="shape98" draw:name="path614" draw:layer="g3804" svg:width="5.76628537472pt" svg:height="1.84003583090pt" draw:transform="matrix(0.21486225000 0.00000000000 0.00000000000 0.21486225000 77.49386973636pt 44.65904734563pt)" svg:viewBox="0 0 6 2" svg:d="M5.76629 1.44547C3.51255 -0.130094 2.12995 -0.139241 0 0.137263C2.32262 2.28866 4.36967 1.99046 5.76629 1.44547" koffice:nodeTypes="ccc"/>
          <draw:path draw:style-name="gr15" draw:id="shape99" draw:name="path616" draw:layer="g3804" svg:width="5.76628537472pt" svg:height="1.84003583090pt" draw:transform="matrix(0.21486225000 0.00000000000 0.00000000000 0.21486225000 77.49386973636pt 44.65904734563pt)" svg:viewBox="0 0 6 2" svg:d="M5.76629 1.44547C3.51255 -0.130094 2.12995 -0.139241 0 0.137263C2.32262 2.28866 4.36967 1.99046 5.76629 1.44547Z" koffice:nodeTypes="ccc"/>
          <draw:path draw:style-name="gr14" draw:id="shape100" draw:name="path618" draw:layer="g3804" svg:width="5.76396810667pt" svg:height="1.83901004998pt" draw:transform="matrix(0.21486225000 0.00000000000 0.00000000000 0.21486225000 77.41196940335pt 44.19728481095pt)" svg:viewBox="0 0 6 2" svg:d="M5.76397 1.44415C3.51185 -0.130965 2.12954 -0.138958 0 0.137453C2.32099 2.28825 4.36879 1.989 5.76397 1.44415" koffice:nodeTypes="ccc"/>
          <draw:path draw:style-name="gr15" draw:id="shape101" draw:name="path620" draw:layer="g3804" svg:width="5.76396810667pt" svg:height="1.83901004998pt" draw:transform="matrix(0.21486225000 0.00000000000 0.00000000000 0.21486225000 77.41196940335pt 44.19728481095pt)" svg:viewBox="0 0 6 2" svg:d="M5.76397 1.44415C3.51185 -0.130965 2.12954 -0.138958 0 0.137453C2.32099 2.28825 4.36879 1.989 5.76397 1.44415Z" koffice:nodeTypes="ccc"/>
          <draw:path draw:style-name="gr14" draw:id="shape102" draw:name="path622" draw:layer="g3804" svg:width="7.45662990468pt" svg:height="3.01256803702pt" draw:transform="matrix(0.21486225000 0.00000000000 0.00000000000 0.21486225000 79.66447006619pt 45.79329875103pt)" svg:viewBox="0 0 7 3" svg:d="M0 1.76071C4.23086 5.0442 5.40846 0.807537 7.45663 1.00635C4.96802 -1.68213 1.63071 1.88058 0 1.76071" koffice:nodeTypes="ccc"/>
          <draw:path draw:style-name="gr15" draw:id="shape103" draw:name="path624" draw:layer="g3804" svg:width="7.45662990468pt" svg:height="3.01256803702pt" draw:transform="matrix(0.21486225000 0.00000000000 0.00000000000 0.21486225000 79.66447006619pt 45.79329875103pt)" svg:viewBox="0 0 7 3" svg:d="M0 1.76071C4.23086 5.0442 5.40846 0.807537 7.45663 1.00635C4.96802 -1.68213 1.63071 1.88058 0 1.76071Z" koffice:nodeTypes="ccc"/>
          <draw:path draw:style-name="gr14" draw:id="shape104" draw:name="path626" draw:layer="g3804" svg:width="7.82941703177pt" svg:height="2.51070829943pt" draw:transform="matrix(0.21486225000 0.00000000000 0.00000000000 0.21486225000 80.38518852751pt 45.21425657977pt)" svg:viewBox="0 0 8 3" svg:d="M0 1.54125C4.15344 -0.92513 4.96977 0.12254 7.82942 0.904625C3.75535 2.89053 1.55958 2.95325 0 1.54125" koffice:nodeTypes="ccc"/>
          <draw:path draw:style-name="gr15" draw:id="shape105" draw:name="path628" draw:layer="g3804" svg:width="7.82941703177pt" svg:height="2.51070829943pt" draw:transform="matrix(0.21486225000 0.00000000000 0.00000000000 0.21486225000 80.38518852751pt 45.21425657977pt)" svg:viewBox="0 0 8 3" svg:d="M0 1.54125C4.15344 -0.92513 4.96977 0.12254 7.82942 0.904625C3.75535 2.89053 1.55958 2.95325 0 1.54125Z" koffice:nodeTypes="ccc"/>
          <draw:path draw:style-name="gr14" draw:id="shape106" draw:name="path630" draw:layer="g3804" svg:width="5.45758449536pt" svg:height="3.10244714139pt" draw:transform="matrix(0.21486225000 0.00000000000 0.00000000000 0.21486225000 76.37132964628pt 42.72434768503pt)" svg:viewBox="0 0 5 3" svg:d="M5.45758 3.06639C1.91652 3.39347 1.40188 1.42504 0 0.000509827C3.29228 -0.033415 5.10768 1.63218 5.45758 3.06639" koffice:nodeTypes="ccc"/>
          <draw:path draw:style-name="gr15" draw:id="shape107" draw:name="path632" draw:layer="g3804" svg:width="5.45758449536pt" svg:height="3.10244714139pt" draw:transform="matrix(0.21486225000 0.00000000000 0.00000000000 0.21486225000 76.37132964628pt 42.72434768503pt)" svg:viewBox="0 0 5 3" svg:d="M5.45758 3.06639C1.91652 3.39347 1.40188 1.42504 0 0.000509827C3.29228 -0.033415 5.10768 1.63218 5.45758 3.06639Z" koffice:nodeTypes="ccc"/>
          <draw:path draw:style-name="gr16" draw:id="shape108" draw:name="path634" draw:layer="g3804" svg:width="38.73365629641pt" svg:height="4.14798470882pt" draw:transform="matrix(0.21486225000 0.00000000000 0.00000000000 0.21486225000 66.01484199782pt 50.81865857654pt)" svg:viewBox="0 0 39 4" svg:d="M38.7146 1.89781C38.1164 1.78715 37.467 1.69385 37.2676 1.69385C36.0805 1.69385 32.6071 0.697864 31.8141 0.880138C29.7331 1.51157 26.3618 -0.569345 25.1747 0.155393C24.3817 0.608895 19.8233 0.426629 18.3347 0.426629C14.866 0.426629 12.6865 -0.298116 9.90866 0.969096C8.52214 1.60053 6.53732 -0.387078 5.84643 0.244362C4.5252 1.45299 2.8241 1.92276 0.759736 1.96074C0.523507 2.70718 0.263535 3.43626 0 4.14798L38.7337 4.14798L38.7337 1.89781" koffice:nodeTypes="ccccccccccc"/>
          <draw:path draw:style-name="gr11" draw:id="shape109" draw:name="path636" draw:layer="g3804" svg:width="38.73365629641pt" svg:height="4.14798470882pt" draw:transform="matrix(0.21486225000 0.00000000000 0.00000000000 0.21486225000 66.01484199782pt 50.81865857654pt)" svg:viewBox="0 0 39 4" svg:d="M38.7146 1.89781C38.1164 1.78715 37.467 1.69385 37.2676 1.69385C36.0805 1.69385 32.6071 0.697864 31.8141 0.880138C29.7331 1.51157 26.3618 -0.569345 25.1747 0.155393C24.3817 0.608895 19.8233 0.426629 18.3347 0.426629C14.866 0.426629 12.6865 -0.298116 9.90866 0.969096C8.52214 1.60053 6.53732 -0.387078 5.84643 0.244362C4.5252 1.45299 2.8241 1.92276 0.759736 1.96074C0.523507 2.70718 0.263535 3.43626 0 4.14798L38.7337 4.14798L38.7337 1.89781L38.7147 1.89781Z" koffice:nodeTypes="ccccccccccccc"/>
          <draw:path draw:style-name="gr17" draw:id="shape110" draw:name="path642" draw:layer="g3804" svg:width="1.73644049515pt" svg:height="3.68649734741pt" draw:transform="matrix(0.21486225000 0.00000000000 0.00000000000 0.21486225000 72.61688054381pt 41.44528859814pt)" svg:viewBox="0 0 2 4" svg:d="M0.947241 0.419106C1.36754 0.0153327 1.5711 -0.228104 1.73644 0.312729C0.885244 1.67841 2.21996 2.93317 0.360024 3.6865C0.21444 3.38213 -0.0284139 3.39982 0.00272688 3.04393C0.884749 2.86446 0.542357 1.01388 0.939113 0.418123" koffice:nodeTypes="ccccc"/>
          <draw:g draw:style-name="gr1" draw:id="shape111" draw:name="g3458" svg:y="42.12418816083pt">
            <draw:path draw:style-name="gr5" draw:id="shape112" draw:name="path62" draw:layer="g3804" svg:width="1.38305739249pt" svg:height="5.14096169458pt" draw:transform="matrix(0.30119944550 0.00000000000 0.00000000000 0.30119944550 67.25451990053pt 45.26643044643pt)" svg:viewBox="0 0 1 5" svg:d="M0.72875 1.50598C0.827875 1.74042 0.609003 2.27256 0.30298 2.8907C0.497238 2.84933 0.692161 2.77388 0.887082 2.46319C0.749374 2.98885 0.562434 3.30927 0.359528 3.56886C0.497238 3.63538 0.656236 3.56561 0.85648 3.17624C0.85648 3.27115 0.85648 3.36606 0.85648 3.46097C0.799269 3.68648 0.682182 4.01258 0.622308 4.24053C0.455991 4.34518 0.414745 4.80431 0.300319 5.14096C0.0608229 4.63315 -0.139422 4.06288 0.126019 2.74793C-0.102832 2.51024 0.154626 1.99676 0.36485 1.60738C0.30298 1.62928 0.131342 1.7972 0.0688061 1.81991C0.126019 1.26181 0.221818 0.701273 0.596362 0.139924C0.889743 -0.075044 1.15518 -0.0782888 1.35743 0.387339C1.40998 0.666392 1.42262 0.789694 0.978223 1.07199C0.523848 1.46461 0.554451 1.50923 0.734073 1.49949" koffice:nodeTypes="ccccccccccccccc"/>
            <draw:path draw:style-name="gr6" draw:id="shape113" draw:name="path638" draw:layer="g3804" svg:width="22.96181594725pt" svg:height="31.43831075492pt" draw:transform="matrix(0.30119944550 0.00000000000 0.00000000000 0.30119944550 66.93185312789pt 42.12418816475pt)" svg:viewBox="0 0 23 31" svg:d="M19.0662 18.988C17.7552 19.5447 16.8744 23.2394 16.3436 24.306C16.0471 24.9135 15.3908 26.3145 16.0095 27.2015C16.2813 27.5922 16.7497 27.73 16.7777 28.0482C17.6889 28.1989 18.1861 28.6524 18.1142 29.3477C17.7457 29.9713 16.422 29.8424 15.7785 29.4678C15.7881 29.3042 15.6906 29.1399 15.4851 28.9763C15.438 28.8192 15.3884 28.6589 15.3381 28.5018C13.4268 27.5036 14.7577 26.2452 14.5259 23.5068C14.4012 24.0104 14.2765 24.5171 14.1518 25.0206C14.0239 26.1727 13.8833 27.3336 13.9736 28.3785C14.2326 28.8095 14.5235 29.2156 15.0007 29.4299C15.4132 29.5902 15.4164 29.7473 15.8472 30.3926C15.8936 30.5409 16.1158 30.9308 15.9503 31.079C15.7193 31.419 15.6474 31.6228 14.1175 31.2015C14.0919 30.9936 14.0639 30.7858 14.0359 30.5787C13.8489 30.6569 13.7114 30.5787 13.6299 30.333C13.5955 30.0438 13.4021 29.7538 13.0432 29.4613C13.0647 29.0238 12.5092 29.0206 12.3405 28.41C12.1751 27.7993 12.4996 26.6859 12.578 25.8231C12.8305 24.4543 13.0903 23.1636 13.0496 21.8142C12.4253 21.2285 12.3749 20.2247 12.4061 19.0009C11.2039 19.5069 9.37102 18.5063 8.7963 18.1002C8.22238 17.6942 8.49975 20.7532 6.39829 22.0092C5.93948 22.4531 5.74284 22.7326 5.56219 23.4255C4.84359 24.1522 6.01142 26.7205 6.7548 27.5383C7.1169 27.9507 7.67563 28.7088 8.03773 29.1245C8.59967 29.4742 9.4054 29.8955 9.35903 30.5562C8.67161 30.9058 7.41345 30.8204 6.81395 30.5562C6.76679 30.2798 6.34554 29.7884 6.68925 29.5088C6.28639 29.5459 5.62454 29.1971 5.52462 29.0142C5.29921 28.3721 3.71013 24.9675 3.27609 24.3721C2.99552 24.36 2.87642 23.5794 2.9012 23.299C2.94836 22.7834 3.00751 23.3562 3.60701 21.616C3.18896 22.4466 2.01793 23.1669 2.08668 24.2311C2.22096 25.0174 2.95795 26.9058 3.09224 27.6962C3.55745 28.0925 3.3856 28.5074 4.43752 28.9199C4.93151 29.3324 5.72765 30.0841 5.74284 30.5844C5.20888 30.8679 3.82923 31.079 3.12022 30.7044C2.96435 30.3483 2.92038 29.8077 2.76451 29.4516C2.5359 29.3985 2.63582 29.0964 2.40481 29.0392C2.15542 28.8821 1.50876 28.9199 1.25617 28.7628C0.87169 26.9751 0.419266 24.0482 0.0323871 22.2581C-0.098704 21.8835 0.188258 20.8603 0.531972 20.7032C1.30253 20.2344 1.8213 19.1701 2.35845 18.5127C3.24811 17.8392 2.7829 16.0265 1.96518 15.0759C1.60548 15.5923 1.82769 15.759 1.67422 15.8412C1.25617 16.0708 0.66626 14.8277 0.866094 14.2171C1.00278 13.4364 0.840516 12.8451 1.02196 11.8283C1.31851 10.1703 2.24574 9.8175 3.145 10.6642C4.30004 9.6032 5.83316 8.86685 7.41985 9.10935C10.0736 8.29727 11.9753 9.18508 13.1247 9.59112C14.6826 9.91821 15.4476 10.6134 16.39 11.4255C16.8336 11.8066 17.3804 11.5109 17.7145 11.0702C17.7329 8.5019 17.521 5.84008 16.3932 3.12428C16.8419 2.19909 16.5536 2.1739 16.8024 0.889444C17.3364 0.0427213 18.2636 0.0491664 19.1693 0.00807897C19.8527 -0.0644283 20.5401 0.357725 21.2268 1.00868C21.5113 1.4558 22.6416 1.58793 22.8598 1.83687C23.0788 2.08501 22.8942 2.71824 22.7791 3.14603C22.6256 3.49487 22.2355 3.6713 21.8391 3.71884C21.6049 3.79698 21.3203 3.74059 21.0861 3.81954C21.0333 4.04592 20.6712 4.26022 20.3619 4.4141C21.0549 6.28318 21.5233 9.40502 21.3579 12.3601C21.3235 13.8521 21.2707 15.863 19.6625 17.1625C19.051 17.6571 19.4347 18.4652 19.0877 19.0033" koffice:nodeTypes="cccccccccccccccccccccccccccccccccccccccccccccccccccccccccccccccccc"/>
            <draw:path draw:style-name="gr12" draw:id="shape114" draw:name="path644" draw:layer="g3804" svg:width="20.46691936413pt" svg:height="30.39879281054pt" draw:transform="matrix(0.30119944550 0.00000000000 0.00000000000 0.30119944550 67.69529990291pt 42.22544473312pt)" svg:viewBox="0 0 20 30" svg:d="M14.8772 0.705701C15.6897 -0.0461017 16.6948 -0.312282 18.1176 0.483091C18.769 1.19449 19.3412 1.19449 20.0558 1.46384C20.0777 1.73952 20.3212 1.88767 20.4669 1.86628C20.4159 1.96213 20.3844 2.23782 20.331 2.33368C20.0995 2.57451 19.4521 2.51272 18.8483 2.50955C19.3315 2.65848 19.8502 2.73295 20.2169 2.64264C20.0906 2.88109 19.6795 3.358 18.6897 3.13222C18.4308 3.66141 17.9088 4.10663 16.8656 3.68914C16.5565 3.74776 16.1073 3.49743 15.7941 3.42296C16.2934 3.95849 16.9069 4.33558 17.4693 4.3942C17.6498 4.95112 18.8734 8.8971 18.693 11.3537C18.782 12.2671 18.3862 14.0868 17.8651 15.3306C17.6118 15.9342 17.1634 16.0206 16.9263 16.3485C16.3315 17.1716 16.5119 17.9456 16.253 18.3227C14.5519 18.5612 14.4029 23.4942 13.4553 23.2621C12.7528 23.0918 12.4275 20.5916 13.3161 20.0743C16.2716 18.3568 15.1936 14.1636 15.3482 14.5257C14.7064 16.7724 15.1491 18.939 13.673 18.8273C12.4874 18.3386 11.9152 21.7854 11.9379 22.34C11.963 23.1536 11.7477 23.3025 11.5899 23.9276C11.4693 24.4132 11.4288 25.1927 11.2864 26.7557C11.2516 27.1455 11.2734 27.3903 11.3746 27.7246C11.6846 28.1698 12.0099 28.6713 12.6169 28.9002C13.253 29.1387 13.5467 29.9119 13.3792 30.1377C13.2368 30.3302 12.6646 30.59 11.9532 30.1844C11.9184 30.0672 11.7954 29.9182 11.7987 29.5594C11.3115 29.5221 11.2985 28.882 10.8623 28.4701C10.9635 28.074 10.0879 27.9567 10.0976 27.1978C10.1041 26.4246 10.4803 24.7285 10.7903 23.2993C11.1286 22.5349 11.1253 21.73 11.1755 21.3125C10.9635 20.7366 11.6595 20.7278 11.2006 20.2913C10.2651 19.4001 10.3792 17.9084 11.6716 16.4539C11.4094 16.305 11.2864 15.878 11.0905 15.5872L11.0938 16.6456L10.0474 17.8957C9.02932 18.1373 6.81917 17.4814 6.09567 16.522C5.57044 16.1164 5.11886 15.6403 5.1658 14.6746C5.17227 14.5138 4.58149 14.6746 4.68265 14.8014C4.89712 15.0802 4.52727 15.3401 4.62196 15.7789C4.69156 16.1045 5.49518 16.3367 5.45714 16.6393L5.23863 18.3726C5.10267 19.4651 4.31848 20.5694 3.17091 21.6682L2.35596 23.4475C2.28636 24.4964 3.78759 26.5268 4.55883 27.4735C4.83399 27.6993 5.08406 28.2253 5.35922 28.4542C5.69426 28.5691 6.2033 28.9153 6.63627 29.5071C6.2381 29.6402 5.46604 29.7725 4.58149 29.4976C4.35975 29.2868 4.38484 28.7204 4.58149 28.5414C4.06274 28.436 3.61035 28.3306 3.29473 27.9876C2.56395 26.4088 1.77408 24.8307 0.847448 23.2494C0.575528 22.8906 0.648364 22.2932 1.08457 21.8076C2.02092 19.8081 2.24185 18.2704 1.75223 17.1994C0.95832 16.9332 0.25667 15.5072 0.0697255 14.1945C-0.154447 12.6165 0.161984 10.9021 1.01821 10.2058C1.80241 9.3645 3.45254 8.86303 4.8785 9.06425C7.01259 8.19124 11.2896 9.48174 11.9694 9.96495C13.2465 10.144 13.5589 11.5121 14.5486 11.425C15.1807 11.3727 15.6581 10.8712 15.7342 10.1503C15.718 4.25557 14.267 3.60517 14.4288 2.62125C14.5486 2.30912 14.8076 2.08572 15.1111 1.95263C14.8683 1.72368 14.6627 1.49156 14.7259 1.25945C14.776 1.06773 14.8302 0.872856 14.8837 0.681143" koffice:nodeTypes="ccccccccccccccccccccccccccccccccccccccccccccccccccccccccccccccc"/>
            <draw:path draw:style-name="gr6" draw:id="shape115" draw:name="path646" draw:layer="g3804" svg:width="2.14659200000pt" svg:height="0.50233841043pt" draw:transform="matrix(0.30119944550 0.00000000000 0.00000000000 0.30119944550 72.61621377891pt 42.60034346566pt)" svg:viewBox="0 0 2 1" svg:d="M2.14659 0.278371C1.46698 0.112238 1.4504 -0.102658 0.648122 0.0549704C0.11023 0.251721 0.174877 0.30502 0 0.502338C0.295053 0.395741 0.385392 0.327133 0.560269 0.391772C0.867754 0.51538 1.42471 0.482493 1.53494 0.296515C1.7612 0.243216 1.92033 0.331669 2.14659 0.280639" koffice:nodeTypes="cccccc"/>
            <draw:path draw:style-name="gr12" draw:id="shape116" draw:name="path648" draw:layer="g3804" svg:width="3.87057998136pt" svg:height="9.06977393718pt" draw:transform="matrix(0.30119944550 0.00000000000 0.00000000000 0.30119944550 71.28566737947pt 48.08384763402pt)" svg:viewBox="0 0 4 9" svg:d="M1.8945 0.00304753C2.09351 0.616363 2.08624 0.904355 1.6746 1.52072C2.15348 2.12184 2.18528 2.85097 1.40108 3.63342C2.04716 4.63072 1.163 5.16938 1.22389 6.46077C1.58918 7.2676 2.29887 7.2737 2.31341 7.79711C3.20029 7.92206 3.84638 8.1072 3.86455 8.69004C3.91089 8.77918 3.68372 8.49652 3.40293 8.56509C3.69008 8.7167 3.77913 8.87213 3.68735 8.91632C3.44564 9.03212 3.0022 9.08012 2.41973 9.06793C2.19619 9.00241 1.87269 8.99403 1.76638 8.66032C1.79545 8.53233 1.8945 8.27938 1.92267 8.15138C1.03579 7.99672 0.70139 7.61273 0.665951 6.81809C0.566903 7.12741 0.406973 7.3095 0.393343 7.47026C0.168895 7.18989 -0.0900824 6.82419 0.0307739 6.43715C0.456951 5.07109 0.456951 4.1934 0.286117 3.20829C0.268852 0.80912 1.05305 0.446463 1.8945 0" koffice:nodeTypes="cccccccccccccccc"/>
            <draw:path draw:style-name="gr5" draw:id="shape117" draw:name="path650" draw:layer="g3804" svg:width="1.37641505269pt" svg:height="5.14051495082pt" draw:transform="matrix(0.30119944550 0.00000000000 0.00000000000 0.30119944550 67.25947626898pt 45.30119506253pt)" svg:viewBox="0 0 1 5" svg:d="M0.726619 1.5065C0.824841 1.74093 0.607159 2.27305 0.301209 2.89116C0.495663 2.84979 0.690117 2.77354 0.884575 2.46286C0.747193 2.98931 0.560703 3.30891 0.358285 3.56929C0.495663 3.63581 0.653616 3.56605 0.853382 3.17588C0.853382 3.27078 0.853382 3.3665 0.853382 3.46141C0.796304 3.6861 0.679499 4.01219 0.620432 4.24093C0.454516 4.34557 0.412705 4.80469 0.298555 5.14051C0.0629535 4.63354 -0.139464 4.06329 0.124674 2.74839C-0.102963 2.51072 0.153212 1.99726 0.363594 1.6079C0.301209 1.6298 0.129984 1.79771 0.0656082 1.81961C0.122683 1.26234 0.218251 0.701019 0.591895 0.140505C0.884575 -0.0752644 1.14871 -0.0785091 1.35113 0.38791C1.4029 0.666139 1.41617 0.790247 0.972842 1.07172C0.518892 1.46513 0.550084 1.50894 0.729274 1.50001" koffice:nodeTypes="ccccccccccccccc"/>
            <draw:path draw:style-name="gr18" draw:id="shape118" draw:name="path652" draw:layer="g3804" svg:width="1.46156739990pt" svg:height="6.54059556571pt" draw:transform="matrix(0.30119944550 0.00000000000 0.00000000000 0.30119944550 68.09268002667pt 47.06434775090pt)" svg:viewBox="0 0 1 7" svg:d="M0.692094 0C0.726288 1.28136 0.967016 2.10261 0.948551 3.20225C0.929403 4.23847 0.483508 5.36827 0 6.5406C0.149771 6.34727 0.360409 5.98459 0.51018 6.06579C0.59293 5.28398 0.934874 4.86639 1.1674 4.27482C1.43206 3.60436 1.57362 2.78234 1.35204 2.35316C1.01215 1.66183 0.790573 0.879245 0.689358 0.00309321" koffice:nodeTypes="ccccccc"/>
            <draw:path draw:style-name="gr12" draw:id="shape119" draw:name="path654" draw:layer="g3804" svg:width="5.18108869297pt" svg:height="13.38279808439pt" draw:transform="matrix(0.30119944550 0.00000000000 0.00000000000 0.30119944550 66.99362190213pt 47.29036781480pt)" svg:viewBox="0 0 5 13" svg:d="M1.49042 6.28413C1.44319 6.54387 1.3984 6.80767 1.34791 7.07066C1.60198 8.56417 1.9489 9.85152 2.49289 10.6819C2.81456 10.9197 3.04014 11.1575 3.1737 11.3954C3.35204 11.5731 3.52957 11.7509 3.71117 11.9311C4.37895 12.2257 4.79915 12.6924 5.18109 13.1803C4.5125 13.5261 3.84147 13.371 3.1737 13.1454C3.0206 12.7306 2.86505 12.3118 2.70951 11.8962C2.59143 11.8012 2.4709 11.7062 2.35282 11.6113C2.03197 11.4684 1.16956 11.1478 1.09953 10.7898C0.975741 8.8718 0.612538 7.34663 0.132881 5.4286C-0.073966 4.70863 -0.073966 4.07713 0.383703 3.64288C1.06125 3.13557 1.67853 2.60635 2.06943 2.00082C2.6297 1.47728 2.95382 0.808446 3.03688 0C3.43103 0.535717 3.63137 1.07143 3.64439 1.60715C3.91802 2.45375 3.69244 3.30034 3.39276 4.14694C2.76 4.86042 2.12725 5.57714 1.49368 6.29062" koffice:nodeTypes="ccccccccccccccccc"/>
            <draw:path draw:style-name="gr18" draw:id="shape120" draw:name="path656" draw:layer="g3804" svg:width="2.34307408628pt" svg:height="4.90179600000pt" draw:transform="matrix(0.30119944550 0.00000000000 0.00000000000 0.30119944550 67.17439743318pt 47.66963815657pt)" svg:viewBox="0 0 2 5" svg:d="M2.34307 0C2.21405 1.8819 0.093466 3.0137 0.0423779 4.9018C0.00168049 4.27568 -0.112619 3.68055 0.354102 2.58772C1.08059 2.05813 1.72049 1.09017 2.33961 0" koffice:nodeTypes="cccc"/>
            <draw:path draw:style-name="gr18" draw:id="shape121" draw:name="path658" draw:layer="g3804" svg:width="0.53841405370pt" svg:height="2.10366016000pt" draw:transform="matrix(0.30119944550 0.00000000000 0.00000000000 0.30119944550 67.05939513309pt 48.09975096474pt)" svg:viewBox="0 0 1 2" svg:d="M0.538414 0C0.277193 0.703154 0.118699 1.40515 0.061172 2.10366C0.0224291 1.62793 -0.0738412 1.15568 0.10285 0.671825C0.210273 0.304004 0.357027 0.0777414 0.536066 0" koffice:nodeTypes="cccc"/>
          </draw:g>
          <draw:path draw:style-name="gr19" draw:id="shape122" draw:name="path640" draw:layer="g3804" svg:width="1.87192695201pt" svg:height="4.51828049151pt" draw:transform="matrix(0.21486225000 0.00000000000 0.00000000000 0.21486225000 72.35010887814pt 41.42292970577pt)" svg:viewBox="0 0 2 5" svg:d="M0.72587 4.51813C0.453645 4.21587 -0.207045 3.15171 0.0639973 2.31335C0.362623 1.39599 0.879468 1.38652 1.22248 0.341699C1.44797 -0.143666 1.59466 -0.111424 1.65601 0.435031C1.81161 1.65318 2.25657 3.21652 1.10872 4.36626C1.112 3.46277 1.11748 3.2616 1.20537 2.17699C0.807709 3.27004 0.656903 3.50677 0.721875 4.51828" koffice:nodeTypes="ccccccc"/>
          <draw:g draw:style-name="gr1" draw:id="shape123" draw:name="g2268" svg:y="33.22728460723pt">
            <draw:g draw:style-name="gr1" draw:id="shape124" draw:name="g4213" svg:y="0.00000000000pt">
              <draw:g draw:style-name="gr1" draw:id="shape125" draw:name="g4000" svg:y="0.16373948492pt">
                <draw:path draw:style-name="gr20" draw:id="shape126" draw:name="path1526" draw:layer="g3804" svg:width="193.77822155336pt" svg:height="246.58047945907pt" draw:transform="matrix(0.15553295786 0.00000000000 0.00000000000 0.15553295786 66.59140568578pt 33.39102409607pt)" svg:viewBox="0 0 194 247" svg:d="M144.488 14.9762C146.572 19.1411 147.775 22.1046 147.134 21.624C145.851 20.5027 141.282 11.7724 140.4 8.5686C139.598 5.60511 140.24 6.56624 144.488 14.9762ZM138.169 55.0825C139.509 53.2029 140.049 52.5523 141.459 52.1165C142.869 51.6808 143.539 51.322 144.856 51.3694C146.172 51.4168 152.485 52.6568 155.335 55.7814C153.31 50.5222 146.197 37.0519 140.585 30.3239C131.126 19.0306 128.712 20.0169 136.567 28.0263C140.656 32.2713 144.946 40.386 147.591 44.0703C151.279 49.1964 151.704 48.4949 153.179 50.5825L155.121 53.9335C155.121 53.9335 150.036 50.7636 144.895 50.3067C141.209 50.7072 140.028 51.2129 138.53 51.4728C137.403 51.7997 135.851 51.5358 134.448 51.5358C129.879 51.5358 126.372 49.5769 119.638 43.1694C113.546 37.3225 113.546 37.3225 115.229 35.9609L116.993 34.5192L113.225 31.0751C109.779 27.8714 109.618 27.551 110.981 26.5898C111.783 25.9491 113.947 24.988 115.871 24.4273C118.757 23.5463 119.238 23.1458 118.837 21.7842C116.993 15.5368 115.871 10.0904 116.272 9.12925C116.833 7.60746 127.013 8.80887 131.903 10.9714C133.907 11.8525 135.59 12.5733 135.671 12.5733C135.751 12.5733 136.151 10.0103 136.392 6.88661C136.713 3.76293 137.194 0.71934 137.354 0.158679C137.915 -1.28302 150.18 7.44727 154.428 12.2529C159.238 17.6994 160.921 28.1917 158.035 34.8396C156.352 38.6841 155.791 51.8196 157.074 56.5452C158.196 60.7902 158.677 59.9091 160.12 50.458C161.001 44.6111 161.001 43.73 159.799 42.6087C156.753 39.5651 159.639 34.2789 163.807 35.3201C165.17 35.7206 166.212 36.7618 166.773 38.2836C167.414 39.8054 168.136 40.4462 168.857 40.2059C169.418 39.9656 170.861 40.3661 171.903 41.0068C173.426 42.0481 173.747 42.849 173.587 44.8514C173.266 48.2153 170.22 49.8973 167.494 48.1352C165.25 46.6134 164.368 47.1741 162.444 51.339C160.28 56.0646 160.44 57.3461 162.925 55.0234C164.048 53.9821 165.09 53.2613 165.25 53.5016C165.41 53.6618 166.933 56.7854 168.537 60.3897L171.503 66.9574L174.629 64.4745C176.472 62.9527 178.076 62.2319 178.477 62.7124C179.599 63.9939 182.565 76.2484 182.565 79.6123C182.565 81.3744 182.004 84.418 181.362 86.2602C180.721 88.1024 180.16 89.7042 180.16 89.7843C180.16 89.8644 181.442 89.7843 183.046 89.6241L185.931 89.3038L184.008 92.5876C181.122 97.8739 177.274 101.958 173.667 103.72C170.781 105.162 170.621 105.402 172.144 105.883C174.869 106.764 175.831 109.807 174.148 112.37C172.945 114.213 172.464 114.453 169.659 113.972C166.773 113.492 166.372 113.652 164.929 116.055C164.048 117.497 163.326 119.499 163.326 120.54C163.326 122.222 163.807 121.982 168.777 117.977C173.907 113.812 181.683 109.487 184.088 109.487C184.809 109.487 184.97 109.968 184.569 110.849C184.008 112.29 182.645 121.982 182.565 125.266C182.565 127.028 182.645 127.028 187.775 124.625C190.581 123.343 193.226 122.302 193.627 122.302C194.429 122.302 191.863 138.081 190.18 143.127C187.535 151.056 180.481 159.386 173.346 162.75C171.182 163.791 166.372 165.553 162.685 166.674L153.705 171.157L162.685 161.629C168.296 155.782 174.629 147.692 187.695 129.671L189.298 127.508L187.054 129.511C185.851 130.632 181.282 136.158 176.953 141.925C169.739 151.457 156.963 164.974 154.599 166.975C152.823 168.658 151.703 169.798 150.661 171C148.817 173.082 148.817 173.082 149.298 171.24C151.302 164.111 152.264 155.221 152.665 140.323C152.905 131.032 152.745 123.824 152.424 124.144C152.104 124.465 151.542 131.513 151.222 139.763C150.821 148.813 149.939 158.425 148.977 163.951C148.015 168.997 147.134 174.444 146.893 175.965L146.412 178.769L148.015 176.206C151.061 171.32 158.276 168.036 165.971 167.956C167.575 167.956 168.937 167.636 168.937 167.155C168.937 165.713 172.785 163.791 174.549 164.352C179.358 165.874 177.755 173.082 172.705 172.601C170.941 172.441 169.899 171.801 169.338 170.519C168.456 168.517 166.372 168.276 160.039 169.638L155.871 170.519L160.2 172.041C162.605 172.842 165.33 173.242 166.292 173.082C168.216 172.601 171.342 175.164 171.342 177.327C171.342 179.249 168.937 181.572 166.853 181.572C163.967 181.572 162.284 179.329 162.765 176.206C163.166 173.723 163.086 173.563 160.12 172.762C158.436 172.281 156.593 172.121 156.031 172.281C155.39 172.441 153.947 172.842 152.745 173.082C151.302 173.402 150.42 174.364 149.779 176.126C149.298 177.487 148.977 178.689 149.138 178.849C149.218 178.929 151.462 178.528 154.108 177.968C156.673 177.327 158.997 177.007 159.158 177.167C159.639 177.647 156.993 185.256 154.428 191.023L152.184 195.989L158.757 195.989C166.613 195.989 168.376 196.71 165.33 198.712C164.208 199.433 161.322 202.637 158.997 205.841C156.593 209.044 153.867 212.408 152.825 213.37C148.095 217.695 136.552 220.578 127.414 219.697C119.318 218.896 119.398 218.896 110.58 222.02C97.3531 226.665 85.4892 229.228 53.1042 234.434C47.4127 235.395 40.6792 236.597 38.2744 237.238C35.8696 237.798 31.2202 238.759 28.0939 239.24C24.5668 239.801 19.7572 241.403 15.8293 243.325C6.93143 247.57 2.76306 247.65 0.598713 243.645C-0.283059 241.963 -0.202898 241.403 0.919357 239.64C1.72097 238.439 3.64483 236.997 5.24805 236.357C6.85127 235.716 8.93546 234.835 9.81723 234.434C11.8212 233.553 44.3666 228.267 54.7074 227.226C66.5712 226.024 82.3629 223.461 89.7378 221.619C95.7498 220.097 96.7919 219.537 100.8 215.612C104.969 211.527 108.255 209.605 110.901 209.605C111.542 209.605 111.943 210.006 111.863 210.486C111.542 211.688 119.238 213.53 124.528 213.61C129.979 213.61 136.232 211.367 147.294 205.28C152.344 202.557 157.394 199.834 158.516 199.353C160.36 198.552 160.28 198.552 157.715 198.953C156.192 199.273 150.26 201.836 144.488 204.799C132.865 210.806 125.811 212.649 119.238 211.287C116.672 210.806 116.272 210.566 117.875 210.486C119.077 210.406 120.039 210.086 120.039 209.765C120.039 209.365 121.402 208.484 123.085 207.843C127.574 206.001 134.789 200.154 143.687 191.103C152.104 182.533 148.977 184.455 137.434 195.028C131.422 200.554 122.765 206.401 118.676 207.843C117.233 208.324 116.031 208.564 116.031 208.404C116.031 208.163 117.714 205.761 119.718 203.037C123.406 197.991 126.662 191.824 131.713 180.771C135.56 172.281 133.797 174.604 127.464 186.378C121.773 197.03 110.559 211.998 107.769 210.276C110.364 205.819 112.443 205.513 113.165 201.922C115.277 191.429 123.566 177.808 133.426 172.521L137.514 170.359L137.434 175.885C137.354 178.929 137.514 181.652 137.755 181.892C138.556 182.693 143.286 180.691 144.087 179.169C145.21 177.167 145.13 172.521 143.927 169.958C143.126 168.196 142.645 168.036 140.32 168.437C135.59 169.318 132.705 164.832 135.831 161.388C136.552 160.587 137.675 159.947 138.316 159.947C139.278 159.947 139.037 159.306 137.514 157.704C133.266 153.379 129.819 146.491 128.857 140.484C128.296 137.36 127.173 132.795 126.292 130.312C124.608 125.586 123.406 112.05 124.368 108.206L124.929 106.043L127.173 108.206C129.819 110.769 130.139 110.368 130.941 103.4C131.262 100.997 131.743 98.835 132.143 98.6748C132.464 98.4345 134.709 100.436 137.113 103.08L141.442 107.885L142.404 105.803L143.366 103.64L145.29 105.482C147.615 107.725 151.302 114.693 151.302 117.016C151.302 118.378 151.462 118.458 152.104 117.497C152.985 116.055 152.825 115.975 156.112 122.062C157.554 124.865 158.997 127.108 159.238 127.108C160.12 127.108 161.723 116.455 161.723 111.169L161.723 106.363L157.314 104.761C154.829 103.8 152.184 103.08 151.302 103.08C148.336 103.08 140.881 99.716 136.953 96.6725C133.747 94.1094 127.254 85.3791 127.254 83.537C127.254 83.2967 128.697 83.0564 130.54 83.0564C133.346 83.0564 133.747 82.8161 133.266 81.6147C133.025 80.8939 132.544 78.491 132.304 76.3285C131.743 71.9233 131.182 72.0034 139.438 74.5664L143.286 75.7678L141.602 72.4839C140.721 70.7219 139.679 67.438 139.358 65.2754L138.717 61.2707L141.202 61.6712C142.564 61.8314 144.328 62.2319 145.13 62.6323C146.172 63.0328 146.492 62.7925 146.492 61.5911C146.492 59.7489 148.095 55.8243 148.817 55.8243C149.779 55.9044 152.905 58.7077 154.909 61.3508C157.074 64.3944 157.314 64.1541 156.112 59.6688C155.07 56.0646 149.785 53.2528 146.268 52.9828C145.259 52.9053 146.492 54.4627 146.492 56.6252C146.492 59.2684 144.328 60.8703 141.442 60.4698C139.117 60.1494 137.207 57.5655 138.169 55.0825ZM123.967 30.5946C124.929 31.5557 124.608 31.5557 121.963 30.6747C116.753 28.9126 116.272 28.5922 119.638 29.0728C121.402 29.3131 123.326 30.0339 123.967 30.5946ZM130.861 42.2083C134.869 43.8902 139.679 45.6523 141.602 46.213C143.446 46.6935 144.889 47.3343 144.649 47.4945C143.767 48.3755 133.827 45.1717 126.933 41.8078C118.436 37.6429 120.44 37.8832 130.861 42.2083ZM164.929 45.0116C164.929 45.6523 163.967 47.4945 162.845 49.1765L160.681 52.2201L161.242 49.4968C161.482 48.0551 161.723 46.1329 161.723 45.3319C161.723 44.3708 162.284 43.8101 163.326 43.8101C164.208 43.8101 164.929 44.3708 164.929 45.0116ZM163.807 63.5935C163.567 66.1565 162.925 73.0446 162.444 78.8915C161.563 88.663 160.921 91.3862 159.799 89.6241C158.997 88.2625 162.845 59.0281 163.887 59.0281C164.048 59.0281 164.048 61.1105 163.807 63.5935ZM153.707 74.246C153.707 78.5711 151.222 72.1636 150.18 65.0352C149.779 62.312 150.019 62.6323 151.703 67.0375C152.825 69.9209 153.707 73.1247 153.707 74.246ZM144.488 67.0375C146.653 69.4404 145.45 69.7607 143.286 67.438C142.244 66.3167 141.763 65.4356 142.244 65.4356C142.645 65.4356 143.687 66.1565 144.488 67.0375ZM173.346 80.3332C171.743 86.4204 169.418 94.59 168.136 98.3544C166.773 102.198 165.731 105.482 165.731 105.723C165.731 105.963 166.533 105.963 167.575 105.643C169.258 105.242 169.258 105.322 167.975 106.844C167.174 107.725 166.533 109.327 166.533 110.448C166.533 111.57 165.811 113.332 164.929 114.373L163.246 116.295L163.727 112.851C164.128 110.688 163.967 109.487 163.406 109.487C162.925 109.487 162.524 108.926 162.524 108.286C162.524 105.322 159.238 101.157 147.775 89.464C134.869 76.3285 137.113 77.61 151.542 91.6265C156.272 96.272 160.761 101.077 161.482 102.359C162.284 103.64 163.086 104.681 163.406 104.681C164.048 104.681 167.013 96.0317 169.739 86.2602C171.823 78.6512 175.43 68.4792 175.831 68.8797C175.992 69.0399 174.869 74.1659 173.346 80.3332ZM139.679 91.1459C142.484 94.1094 141.202 93.5488 136.071 89.5441C130.781 85.3791 130.54 85.1389 134.067 86.9009C135.831 87.782 138.396 89.7042 139.679 91.1459ZM138.797 114.533C139.117 115.895 139.037 116.615 138.636 116.375C138.156 116.135 137.594 114.613 137.354 113.011C137.033 111.489 136.632 109.567 136.392 108.846C136.232 108.125 136.552 108.526 137.113 109.888C137.755 111.169 138.476 113.332 138.797 114.533ZM144.649 112.851C144.408 113.492 144.168 113.251 144.168 112.37C144.087 111.489 144.328 111.009 144.568 111.329C144.809 111.57 144.889 112.29 144.649 112.851ZM142.324 141.765C141.843 145.049 127.334 118.538 127.254 114.373C127.254 113.732 130.701 119.259 134.949 126.627C139.679 134.877 142.484 140.644 142.324 141.765ZM176.392 120.06C174.308 123.263 170.541 129.35 167.975 133.515C163.967 140.003 163.326 140.724 163.326 138.641C163.326 135.918 170.941 123.664 176.232 117.977C178.076 115.975 179.679 114.293 179.839 114.293C180 114.293 178.477 116.936 176.392 120.06ZM146.172 169.638L146.572 174.764L145.37 171.64C144.729 169.958 143.847 168.196 143.526 167.876C143.126 167.475 142.965 166.034 143.126 164.672C143.767 160.427 145.771 163.711 146.172 169.638ZM114.428 213.45C114.428 214.251 104.087 217.935 103.526 217.374C103.205 217.134 103.927 216.013 105.049 214.891C106.652 213.289 107.935 212.809 110.821 212.809C112.825 212.809 114.428 213.129 114.428 213.45ZM12.1419 239.4C13.9054 242.203 9.09578 246.368 5.16789 245.327C2.84322 244.767 1.15984 242.364 1.88129 240.602C3.00354 237.638 10.4585 236.837 12.1419 239.4Z" koffice: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path draw:style-name="gr20" draw:id="shape127" draw:name="path1530" draw:layer="g3804" svg:width="10.09522020243pt" svg:height="16.04656174429pt" draw:transform="matrix(0.15553295786 0.00000000000 0.00000000000 0.15553295786 90.07523004714pt 50.00009198862pt)" svg:viewBox="0 0 10 16" svg:d="M0.786059 1.00562C0.0206148 3.94389 -0.601414 4.47273 1.00619 6.72673C1.72961 7.81487 3.09607 8.43666 4.46253 8.43666C6.63279 8.43666 7.8385 9.99116 9.68724 15.4319C9.92838 16.2868 10.0891 16.2868 10.0891 15.1987C10.1695 14.4214 9.4461 12.4783 8.56192 10.7684C7.59736 8.90301 7.27584 7.5817 7.75812 7.2708C9.28534 6.33811 8.6423 2.37417 6.79355 1.13059C4.30177 -0.579345 3.49273 -0.123158 0.786059 1.00562Z" koffice:nodeTypes="ccccccccc"/>
              </draw:g>
              <draw:path draw:style-name="gr21" draw:id="shape128" draw:name="path104" draw:layer="g3804" svg:width="9.18454106093pt" svg:height="6.76074852149pt" draw:transform="matrix(0.15553295786 0.00000000000 0.00000000000 0.15553295786 66.95258166033pt 70.36046786960pt)" svg:viewBox="0 0 9 7" svg:d="M1.52039 1.29619C-0.0897439 2.64155 -0.507183 4.78189 0.685507 6.00497C2.4149 7.77842 8.43799 6.18843 9.09399 3.7423C9.9289 0.317731 4.80031 -1.3334 1.52039 1.29619Z" koffice:nodeTypes="cccc"/>
              <draw:g draw:style-name="gr1" draw:id="shape129" draw:name="g3979" svg:y="1.03872742816pt">
                <draw:path draw:style-name="gr22" draw:id="shape130" draw:name="path5602" draw:layer="g3804" svg:width="10.00770666842pt" svg:height="18.75850751298pt" draw:transform="matrix(0.15553295786 0.00000000000 0.00000000000 0.15553295786 88.22837686602pt 34.26601203931pt)" svg:viewBox="0 0 10 19" svg:d="M0.0758167 1.01612C0.716063 4.99063 4.55754 13.0986 7.43865 16.4372C8.63912 17.868 9.75955 18.9013 9.99964 18.7424C10.1597 18.5039 7.91884 13.7345 4.9577 8.17023C0.796094 0.221226 -0.324338 -1.36858 0.0758167 1.01612Z" koffice:nodeTypes="ccccc"/>
                <draw:path draw:style-name="gr22" draw:id="shape131" draw:name="path12" draw:layer="g3804" svg:width="12.64154471787pt" svg:height="3.89936470364pt" draw:transform="matrix(0.15553295786 0.00000000000 0.00000000000 0.15553295786 84.09372736079pt 37.74552841393pt)" svg:viewBox="0 0 13 4" svg:d="M0.0192678 0.168909C0.887052 1.11676 12.6415 4.51321 12.6415 3.80232C12.6415 2.38056 8.85489 0.72182 4.35819 0.247896C1.75484 -0.0680523 -0.217401 -0.0680523 0.0192678 0.168909Z" koffice:nodeTypes="cccc"/>
                <draw:path draw:style-name="gr22" draw:id="shape132" draw:name="path14" draw:layer="g3804" svg:width="27.43103694122pt" svg:height="10.50434055671pt" draw:transform="matrix(0.15553295786 0.00000000000 0.00000000000 0.15553295786 84.84653044609pt 39.23128056030pt)" svg:viewBox="0 0 27 11" svg:d="M0.140496 0.38785C1.10813 1.37176 15.2194 8.01316 19.09 9.32504C21.4284 10.145 24.4926 10.6369 25.944 10.4729C28.3631 10.227 28.1212 10.063 23.0411 8.34113C19.977 7.27523 15.7839 5.55338 13.768 4.48748C8.84919 1.94571 -1.31095 -1.08802 0.140496 0.38785Z" koffice:nodeTypes="cccccc"/>
                <draw:path draw:style-name="gr9" draw:id="shape133" draw:name="path16" draw:layer="g3804" svg:width="6.44674663645pt" svg:height="7.24900903059pt" draw:transform="matrix(0.15553295786 0.00000000000 0.00000000000 0.15553295786 88.21168154660pt 41.59202567950pt)" svg:viewBox="0 0 6 7" svg:d="M1.26785 1.05834C-1.88329 3.25642 1.4337 8.79233 4.7507 6.83848C6.74089 5.53591 7.07259 2.3609 5.24825 1.05834C4.419 0.488463 3.50682 0 3.25805 0C3.00928 0 2.0971 0.488463 1.26785 1.05834Z" koffice:nodeTypes="ccccc"/>
                <draw:path draw:style-name="gr9" draw:id="shape134" draw:name="path18" draw:layer="g3804" svg:width="6.27031422884pt" svg:height="6.62684096261pt" draw:transform="matrix(0.15553295786 0.00000000000 0.00000000000 0.15553295786 91.35491923509pt 39.05186627557pt)" svg:viewBox="0 0 6 7" svg:d="M2.01764 0.0894838C0.136644 0.556515 -0.599396 2.96951 0.545555 4.99331C2.1812 7.87333 6.27031 6.70575 6.27031 3.3587C6.27031 1.02355 4.38932 -0.377547 2.01764 0.0894838Z" koffice:nodeTypes="cccc"/>
                <draw:path draw:style-name="gr9" draw:id="shape135" draw:name="path20" draw:layer="g3804" svg:width="6.59260490362pt" svg:height="5.71262652223pt" draw:transform="matrix(0.15553295786 0.00000000000 0.00000000000 0.15553295786 92.44527135584pt 39.87267873015pt)" svg:viewBox="0 0 7 6" svg:d="M0.25497 0.950926C0.00339778 1.57541 -0.0804599 2.90244 0.0872555 3.91723C0.25497 5.32232 0.841974 5.71263 2.7707 5.71263C5.78958 5.71263 7.46673 3.60499 6.12501 1.57541C4.951 -0.141924 0.925832 -0.610288 0.25497 0.950926Z" koffice:nodeTypes="ccccc"/>
                <draw:path draw:style-name="gr22" draw:id="shape136" draw:name="path80" draw:layer="g3804" svg:width="5.31799966813pt" svg:height="35.39826166340pt" draw:transform="matrix(0.15553295786 0.00000000000 0.00000000000 0.15553295786 91.34044604339pt 42.11224562159pt)" svg:viewBox="0 0 5 35" svg:d="M4.02904 2.42894C2.79147 6.12982 0.811354 18.5197 0.23382 26.5651C-0.178704 31.7946 -0.0961987 33.5646 0.893858 34.7714C1.96642 36.2195 2.13143 35.5759 3.03898 28.3351C4.27655 18.1174 5.59663 0.417599 5.26661 0.0153295C5.1016 -0.145578 4.52407 0.980777 4.02904 2.42894Z" koffice:nodeTypes="cccccc"/>
                <draw:path draw:style-name="gr22" draw:id="shape137" draw:name="path82" draw:layer="g3804" svg:width="4.99531293383pt" svg:height="16.17335466478pt" draw:transform="matrix(0.15553295786 0.00000000000 0.00000000000 0.15553295786 89.80793654538pt 42.64964979294pt)" svg:viewBox="0 0 5 16" svg:d="M0.357603 5.46215C0.804607 11.7046 3.84423 18.4152 4.91704 15.4501C5.27465 14.5137 4.38064 11.0804 2.77142 6.94473L0 0Z" koffice:nodeTypes="ccccc"/>
                <draw:path draw:style-name="gr22" draw:id="shape138" draw:name="path84" draw:layer="g3804" svg:width="5.56922264424pt" svg:height="7.64172698632pt" draw:transform="matrix(0.15553295786 0.00000000000 0.00000000000 0.15553295786 88.37750875203pt 43.34117620175pt)" svg:viewBox="0 0 6 8" svg:d="M0.587792 1.37273C1.17881 2.2086 2.61413 3.96392 3.62731 5.21772L5.56922 7.64173L5.56922 5.46848C5.56922 4.21468 4.72491 2.71012 3.37401 1.70708C0.672223 -0.466176 -0.931968 -0.549762 0.587792 1.37273Z" koffice:nodeTypes="cccccc"/>
                <draw:path draw:style-name="gr22" draw:id="shape139" draw:name="path86" draw:layer="g3804" svg:width="13.54007698425pt" svg:height="10.37208737537pt" draw:transform="matrix(0.15553295786 0.00000000000 0.00000000000 0.15553295786 86.70972002482pt 46.56908033100pt)" svg:viewBox="0 0 14 10" svg:d="M0 0.325899C0 0.733273 8.89929 7.57715 11.8385 9.45107C14.2062 10.9176 14.2062 10.9176 11.1853 7.33273C8.08284 3.66636 3.02086 0 1.06138 0C0.489869 0 0 0.16295 0 0.325899Z" koffice:nodeTypes="ccccc"/>
                <draw:path draw:style-name="gr22" draw:id="shape140" draw:name="path88" draw:layer="g3804" svg:width="6.54583937714pt" svg:height="16.86213655666pt" draw:transform="matrix(0.15553295786 0.00000000000 0.00000000000 0.15553295786 87.31940921962pt 48.99539447361pt)" svg:viewBox="0 0 7 17" svg:d="M0.501358 1.99187C2.67391 10.8358 4.34511 15.8553 5.26426 16.413C5.84918 16.7317 6.4341 16.9708 6.51766 16.8114C6.93546 16.413 2.59035 4.30245 1.2534 2.07155L0 0Z" koffice:nodeTypes="cccccc"/>
                <draw:path draw:style-name="gr22" draw:id="shape141" draw:name="path90" draw:layer="g3804" svg:width="2.81735290113pt" svg:height="9.99917475686pt" draw:transform="matrix(0.15553295786 0.00000000000 0.00000000000 0.15553295786 88.82496825170pt 50.09741678728pt)" svg:viewBox="0 0 3 10" svg:d="M0 1.97586C0 3.24072 0.697738 5.85476 1.55053 7.70989C2.40332 9.56502 2.94601 10.4926 2.79095 9.73366C2.6359 8.97475 2.17074 6.61368 1.93816 4.42126C1.31795 0.0364086 0 -1.65006 0 1.97586Z" koffice:nodeTypes="ccccc"/>
                <draw:path draw:style-name="gr22" draw:id="shape142" draw:name="path92" draw:layer="g3804" svg:width="16.28803625394pt" svg:height="32.32299884299pt" draw:transform="matrix(0.15553295786 0.00000000000 0.00000000000 0.15553295786 86.16783667614pt 50.67515041849pt)" svg:viewBox="0 0 16 32" svg:d="M0.851606 4.18094C2.38523 9.32672 6.34036 17.4474 11.9098 26.5329C16.0264 33.3671 16.0264 33.3671 16.2685 30.553C16.4299 28.3018 15.6228 26.2917 12.6362 21.2263C10.5376 17.6886 6.9861 11.4172 4.72602 7.39705C2.54666 3.29651 0.448021 0 0.125153 0C-0.197715 0 0.125153 1.92967 0.851606 4.18094Z" koffice:nodeTypes="ccccccc"/>
                <draw:path draw:style-name="gr22" draw:id="shape143" draw:name="path94" draw:layer="g3804" svg:width="17.99225549582pt" svg:height="27.42937144319pt" draw:transform="matrix(0.15553295786 0.00000000000 0.00000000000 0.15553295786 91.88941192090pt 50.92400315106pt)" svg:viewBox="0 0 18 27" svg:d="M13.7342 3.78978C10.2149 7.66019 3.17646 17.6588 0.856959 22.2549C0.0571305 23.8675 -0.182818 25.4802 0.137114 26.7704C0.617011 28.6249 1.73677 27.1735 9.65507 14.4334C14.534 6.45069 18.2932 0 17.9733 0C17.5733 0 15.7337 1.69331 13.7342 3.78978Z" koffice:nodeTypes="cccccc"/>
                <draw:path draw:style-name="gr9" draw:id="shape144" draw:name="path96" draw:layer="g3804" svg:width="6.16561708324pt" svg:height="7.03584952084pt" draw:transform="matrix(0.15553295786 0.00000000000 0.00000000000 0.15553295786 87.62407906589pt 58.46955012918pt)" svg:viewBox="0 0 6 7" svg:d="M1.16481 1.08923C-1.61319 3.68816 1.01464 8.2796 4.46836 6.72024C6.04506 6.02719 6.64571 3.94805 5.74474 2.04217C4.69361 -0.296857 3.04183 -0.643381 1.16481 1.08923Z" koffice:nodeTypes="cccc"/>
                <draw:path draw:style-name="gr9" draw:id="shape145" draw:name="path98" draw:layer="g3804" svg:width="6.39720280477pt" svg:height="6.84713795693pt" draw:transform="matrix(0.15553295786 0.00000000000 0.00000000000 0.15553295786 90.26494803707pt 50.19745146877pt)" svg:viewBox="0 0 6 7" svg:d="M0.5574 0.598228C-0.351261 1.5383 -0.103444 4.70037 0.970428 5.81136C3.4486 8.3752 7.16585 5.81136 6.25719 2.13653C5.84416 0.512767 5.18331 0 3.36599 0C2.12691 0 0.805217 0.256384 0.5574 0.598228Z" koffice:nodeTypes="ccccc"/>
                <draw:path draw:style-name="gr9" draw:id="shape146" draw:name="path100" draw:layer="g3804" svg:width="6.18368542872pt" svg:height="6.63630846364pt" draw:transform="matrix(0.15553295786 0.00000000000 0.00000000000 0.15553295786 92.63599878885pt 49.97070658749pt)" svg:viewBox="0 0 6 7" svg:d="M0.128424 2.00887C-0.440083 4.44879 0.940578 6.63631 3.05217 6.63631C5.00134 6.63631 6.46322 4.61706 6.13836 2.26128C5.97593 0.746845 5.3262 0.242034 3.29582 0.0737628C1.02179 -0.178642 0.615716 0.157898 0.128424 2.00887Z" koffice:nodeTypes="ccccc"/>
                <draw:path draw:style-name="gr9" draw:id="shape147" draw:name="path102" draw:layer="g3804" svg:width="6.18368542872pt" svg:height="6.63630846364pt" draw:transform="matrix(0.15553295786 0.00000000000 0.00000000000 0.15553295786 92.96113359380pt 59.15011991430pt)" svg:viewBox="0 0 6 7" svg:d="M0.128424 2.00887C-0.440083 4.44879 0.940578 6.63631 3.05217 6.63631C5.00134 6.63631 6.46322 4.61706 6.13836 2.26128C5.97593 0.746845 5.3262 0.242034 3.29582 0.0737628C1.02179 -0.178642 0.615716 0.157898 0.128424 2.00887Z" koffice:nodeTypes="ccccc"/>
                <draw:path draw:style-name="gr22" draw:id="shape148" draw:name="path106" draw:layer="g3804" svg:width="6.59352533742pt" svg:height="6.74690104167pt" draw:transform="matrix(0.15553295786 0.00000000000 0.00000000000 0.15553295786 91.99516026838pt 60.51066584112pt)" svg:viewBox="0 0 7 7" svg:d="M0.437384 1.6569C-0.82057 4.03223 0.772838 6.7469 3.45647 6.7469C5.88851 6.7469 7.39806 3.77773 6.1401 1.4024C5.13374 -0.548766 1.52761 -0.463932 0.437384 1.6569Z" koffice:nodeTypes="cccc"/>
              </draw:g>
              <draw:path draw:style-name="gr9" draw:id="shape149" draw:name="path2425" draw:layer="g3804" svg:width="6.16561708324pt" svg:height="7.03584952084pt" draw:transform="matrix(0.15553295786 0.00000000000 0.00000000000 0.15553295786 92.03072841495pt 60.44245210450pt)" svg:viewBox="0 0 6 7" svg:d="M1.16481 1.08923C-1.61319 3.68816 1.01464 8.2796 4.46836 6.72024C6.04506 6.02719 6.64571 3.94805 5.74474 2.04217C4.69361 -0.296857 3.04183 -0.643381 1.16481 1.08923Z" koffice:nodeTypes="cccc"/>
              <draw:path draw:style-name="gr22" draw:id="shape150" draw:name="path2584" draw:layer="g3804" svg:width="20.49272046715pt" svg:height="28.00811844368pt" draw:transform="matrix(0.15553295786 0.00000000000 0.00000000000 0.15553295786 87.01392578353pt 36.75121292203pt)" svg:viewBox="0 0 20 28" svg:d="M0.320825 0.966389C0.638992 1.48179 2.16619 3.31793 3.69341 5.05743C6.62057 8.31094 9.00684 11.6933 13.4294 18.7479C16.5475 23.7409 20.4927 28.8306 20.4927 27.8964C20.4927 26.93 13.493 14.9146 10.725 11.1135C7.066 6.15267 1.24351 0 0.129918 0C-0.0927991 0 -0.0291658 0.354342 0.320825 0.966389Z" koffice:nodeTypes="ccccccc"/>
              <draw:path draw:style-name="gr22" draw:id="shape151" draw:name="path2664" draw:layer="g3804" svg:width="43.56933620279pt" svg:height="55.12206418309pt" draw:transform="matrix(0.15553295786 0.00000000000 0.00000000000 0.15553295786 89.31629064426pt 52.46949309261pt)" svg:viewBox="0 0 44 55" svg:d="M6.01702 1.02255C5.91976 1.56578 5.09007 6.90876 4.73344 13.1719C3.89049 27.6794 3.14482 35.4825 1.49136 44.8453C0.7781 48.9675 0.0972616 52.9938 0 53.7927L0.213705 55.1221L1.54295 53.2687C2.96947 51.3194 4.46082 49.9134 6.60061 48.4755C7.31386 47.9641 9.61573 45.8232 11.6582 43.6503C21.9032 32.8815 24.7563 29.5263 33.5747 17.8947C41.7447 7.06201 43.7224 4.34586 43.5603 4.15412C43.2361 3.86653 40.6944 6.2762 30.5142 18.8344C27.6936 22.3175 22.9149 27.7818 20.0294 30.9773C12.9293 38.7742 4.99773 46.0234 2.90463 48.827C2.71248 49.0844 3.19641 47.0055 3.58547 45.4717C5.40103 37.8345 6.14671 29.4304 6.37366 13.0056C6.47092 5.84773 6.50334 0 6.40611 0C6.30885 0 6.14675 0.447363 6.01706 1.02255Z" koffice:nodeTypes="cccccccccccccccccc"/>
              <draw:path draw:style-name="gr22" draw:id="shape152" draw:name="path2694" draw:layer="g3804" svg:width="49.60858517355pt" svg:height="38.51757058971pt" draw:transform="matrix(0.15553295786 0.00000000000 0.00000000000 0.15553295786 83.67102392935pt 60.58106749064pt)" svg:viewBox="0 0 50 39" svg:d="M22.4261 1.73219C21.8165 2.75646 19.9237 6.11734 18.1913 9.19015C12.8015 18.9208 6.5776 27.723 1.86156 32.3002C0.161214 33.9647 0.64518 34.1076 0.289549 34.4769C-1.57241 36.4104 5.93597 37.7737 11.6465 38.3499C19.3462 39.1181 23.6131 37.5817 44.1776 26.6347C48.99 24.0741 50.2732 23.2739 49.3108 23.4339C47.418 23.754 44.4343 24.4585 35.5156 28.7476C26.7892 32.9087 22.888 34.7267 18.9419 35.6229C15.862 36.3271 11.3447 36.3911 8.68192 35.751L6.86601 35.6292L7.8288 35.3091C8.63086 35.117 9.8755 35.0719 10.2926 34.7198C10.7096 34.3357 12.3458 33.158 13.9178 32.3578C17.479 30.5333 21.3994 27.2429 26.7892 22.3776C30.9278 18.6647 38.8842 10.5665 38.8842 10.0544C38.8842 9.70229 35.1626 12.7751 30.3825 17.0323C20.5012 25.8666 10.8124 32.4282 6.67386 33.1004L5.45474 33.2925L6.73768 32.1402C7.15475 31.532 8.714 29.2081 10.3181 26.8395C14.1679 21.174 15.6437 18.4726 19.2369 11.0786C22.5413 4.26085 23.9019 0.195782 23.6773 0.00372495C23.6131 -0.0602755 23.0357 0.707912 22.4261 1.73219Z" koffice:nodeTypes="cccccccccccccccccccccccc"/>
              <draw:path draw:style-name="gr22" draw:id="shape153" draw:name="path2836" draw:layer="g3804" svg:width="45.35785918453pt" svg:height="43.37169038756pt" draw:transform="matrix(0.15553295786 0.00000000000 0.00000000000 0.15553295786 87.20979106269pt 43.27853623410pt)" svg:viewBox="0 0 45 43" svg:d="M0.00162898 9.68767C-0.0953784 10.2313 4.15411 15.3646 9.04964 20.9764C14.0547 26.7138 16.995 28.9747 20.9788 33.9834C24.9627 38.9921 25.3737 39.362 29.8196 43.3717C35.3642 36.0811 38.7655 26.1503 41.1118 19.8351C43.4308 13.5932 45.2997 8.23246 45.3579 0C42.1777 6.88353 42.0822 9.35752 39.5976 16.8639C37.0908 24.437 31.5079 37.5528 29.4204 40.3583C29.2287 40.6159 17.6947 26.4604 12.6633 20.5927C7.32062 14.3619 -0.0196311 9.03762 0.00162898 9.68767Z" koffice:nodeTypes="cccccccccc"/>
              <draw:g draw:style-name="gr1" draw:id="shape154" draw:name="g4198" svg:y="0.00000000000pt">
                <draw:path draw:style-name="gr23" draw:id="shape155" draw:name="path3021" draw:layer="g3804" svg:width="45.22495205393pt" svg:height="48.90022059911pt" draw:transform="matrix(0.16675232777 0.00000000000 0.00000000000 0.16675232777 83.76259945283pt 33.22728461115pt)" svg:viewBox="0 0 45 49" svg:d="M24.2455 6.01899L23.3447 12.7513L20.6423 11.4049C17.7897 10.0584 10.4332 8.48752 6.90503 8.48752C4.95329 8.48752 4.87822 8.63712 5.25355 10.8812C5.70396 13.275 7.58063 20.0821 8.25623 21.5782C8.40637 22.027 7.13023 22.7751 5.40369 23.2986C3.60208 23.8223 1.57527 24.7199 0.824605 25.3184C-0.5266 26.2908 -0.376466 26.5153 2.47608 29.0586C5.85409 32.1255 6.15436 32.9483 4.27768 34.2948C3.15168 35.1177 3.60208 35.7909 8.5565 40.5783C11.6343 43.5705 15.4627 46.6375 16.964 47.3855C20.7924 49.4051 28.2241 49.4051 32.2026 47.3855C34.9801 45.9642 35.2053 45.9642 37.0069 47.161C38.8085 48.2831 38.8835 48.2831 37.9077 47.0863C37.3071 46.413 33.779 44.2437 30.1008 42.3736C19.7415 36.9878 11.2589 27.5625 7.6557 17.1648C5.85409 12.0033 5.85409 9.23555 7.73076 9.23555C10.8085 9.23555 17.3394 10.8812 21.0176 12.5269C26.4975 15.0702 36.2562 24.4955 38.9586 29.9562C40.9104 33.7712 41.1355 35.1177 41.2106 40.8027C41.2106 47.3855 42.2616 50.1532 42.4117 44.1689C42.712 36.6138 42.9371 34.8932 44.0631 32.0507C46.3151 26.5153 45.1891 18.0624 41.586 13.0506C40.3849 11.4797 36.4815 8.03869 32.8031 5.42056C29.1999 2.87724 25.9721 0.483522 25.7468 0.0346994C25.4466 -0.339319 24.771 2.35361 24.2455 6.01899ZM33.8541 7.14105C38.8835 10.6568 40.3098 12.1529 41.8862 15.3694C44.2884 20.3813 45.0391 26.4404 43.6878 30.9287L42.6369 34.2948L40.6851 30.1058C39.409 27.2633 36.7066 23.8971 32.2777 19.4836C28.7495 15.8931 25.4466 12.9758 24.9962 12.9758C24.1704 12.9758 24.4707 7.88909 25.5967 3.47567C26.0471 1.53077 25.5967 1.30636 33.8541 7.14105ZM9.75757 25.4679C10.4332 26.6648 11.6343 27.9365 12.3099 28.4601C13.0605 28.9838 13.8112 30.1058 14.0364 30.9287C14.4117 32.2751 14.0364 32.4247 10.5083 32.4247C6.98009 32.4247 6.37956 32.2003 3.67715 29.4326C2.10074 27.7869 0.899672 26.2908 1.12487 26.1412C1.72541 25.5428 6.60476 23.5231 7.50556 23.4483C8.03103 23.4483 9.0069 24.3459 9.75757 25.4679ZM19.7415 37.0625C24.0954 41.102 25.3715 41.9248 30.6262 44.0193C33.4037 45.1414 33.5538 45.2909 32.3528 46.413C30.7013 48.0587 22.4439 48.6571 18.6905 47.3855C15.4627 46.3383 3.75222 35.7161 4.95329 34.968C6.22942 34.1452 10.1329 33.3223 12.9854 33.2476C15.0123 33.1728 16.2884 33.9208 19.7415 37.0625Z" koffice:nodeTypes="ccccccccccccccccccccccccccccccccccccccccccccccccccc"/>
                <draw:path draw:style-name="gr23" draw:id="shape156" draw:name="path3041" draw:layer="g3804" svg:width="54.77427208145pt" svg:height="48.62743306883pt" draw:transform="matrix(0.16675232777 0.00000000000 0.00000000000 0.16675232777 86.27218061765pt 41.70045913691pt)" svg:viewBox="0 0 55 49" svg:d="M26.2289 0.0650749C25.93 0.438049 26.2289 2.07913 26.8267 3.72022C28.1718 7.52455 28.0971 8.64347 26.7519 11.2543C26.1542 12.4478 25.6311 14.7603 25.6311 16.3268C25.6311 17.9678 25.2574 20.3549 24.7344 21.6975L23.9124 24.0846L21.4465 22.5181C20.1013 21.6229 18.831 20.2056 18.6068 19.3851C17.9343 17.1472 18.2332 12.3732 19.1299 7.82293C19.8024 4.61535 20.3256 3.72022 21.3717 3.79481C22.4926 3.944 22.5674 3.72022 21.7453 2.82508C20.9981 1.85535 20.6992 1.85535 19.8772 3.04886C19.3541 3.79481 18.6816 5.4359 18.4574 6.7786C18.009 9.24023 18.009 9.24023 15.842 8.19591C12.6287 6.48022 11.4331 6.7786 11.4331 9.24023C11.4331 11.7019 12.7035 15.6553 14.2727 18.117C15.9914 20.7279 16.0661 19.6089 14.3475 16.2522C12.3298 12.1494 11.6573 7.82293 13.0023 7.82293C13.6002 7.82293 14.7957 8.34509 15.6925 8.94185C17.0375 9.91159 17.2618 10.7322 17.1123 15.1332C17.0375 21.1008 16.5145 21.3992 9.49023 19.0121C7.17372 18.1916 5.08138 17.6694 4.8572 17.8187C4.5583 18.1916 5.75392 24.4576 6.57591 26.4716C6.87481 27.3668 6.35173 27.5905 3.51213 27.2922L0 27.0684L2.09233 30.6489C6.72536 38.7797 13.4507 43.6284 22.7167 45.5679C25.6311 46.1647 29.1432 47.209 30.4136 47.8803C32.207 48.85 32.5059 48.85 31.8334 48.0296C31.385 47.4328 29.6663 46.4631 28.0971 45.9409C23.8376 44.3743 19.7277 41.3906 14.3475 35.6468C8.96715 29.903 6.20228 25.0543 6.20228 21.3246C6.20228 19.3851 6.42645 18.9376 7.32317 19.3106C7.9957 19.5343 10.5364 20.2803 13.0771 20.9516C19.3541 22.5181 20.9981 23.4878 25.0333 27.8144C29.2927 32.3647 30.7125 35.05 31.9828 41.1668C32.5806 43.8522 33.1784 46.1647 33.4027 46.3884C34.3741 47.4328 34.6729 44.0014 33.8509 41.0922C32.5059 36.1689 34.5235 26.6208 38.7829 18.1916C40.651 14.4619 46.405 8.79266 47.3017 9.83699C47.6006 10.1354 48.572 13.343 49.5434 16.9235C51.5611 24.5322 51.2622 26.7701 47.6753 34.304C45.0599 39.6749 42.5939 42.8079 38.7081 45.6425C35.7938 47.7311 36.6158 48.4025 40.651 47.3581C44.238 46.3884 49.9918 41.0922 53.1304 35.8706L54.7743 33.036L51.86 33.5581L49.0204 34.0057L50.3654 30.0522C52.0842 24.9797 52.0842 22.9657 50.3654 16.9235C49.5434 14.1634 48.7215 10.9559 48.4225 9.83699L47.9743 7.74834L45.583 9.46402C44.238 10.3592 42.9676 11.4035 42.7434 11.7765C41.8467 13.0445 40.8005 11.6272 38.2599 5.95806C36.9147 2.89967 35.5697 0.363454 35.2708 0.363454C34.8972 0.363454 33.7763 1.25859 32.6554 2.37751L30.7125 4.46616L31.1609 2.37751C31.5345 0.960213 31.385 0.438049 30.8619 0.736428C30.4883 0.960213 30.1146 1.92994 30.1146 2.82508C30.1146 6.40563 28.8443 6.40563 27.7234 2.89967C27.1256 0.960213 26.4531 -0.307899 26.2289 0.0650749ZM37.0642 18.863C34.8972 23.1894 33.4027 27.6651 32.8048 31.0965L31.9081 36.4674L30.7125 33.4836C30.04 31.7678 28.5455 29.3809 27.4992 28.0381C25.4817 25.7256 25.4817 25.5765 26.3037 20.2803C27.574 11.8511 29.218 7.30077 32.207 4.0186L34.8972 0.960213L37.662 6.48022L40.4269 11.9256ZM8.74297 31.1711C17.8595 40.7192 20.9981 44.449 19.4288 43.9269C12.6287 41.9128 7.84625 38.3322 4.25939 32.7376C2.8396 30.5743 1.7187 28.5603 1.7187 28.3365C1.7187 28.1127 2.61542 27.9635 3.66158 27.9635C5.00666 27.9635 6.65063 29.0079 8.74297 31.1711ZM51.2622 37.0641C48.2732 41.8381 46.4797 43.6284 43.1917 45.2695L40.2027 46.836L43.1917 43.5539C44.8357 41.7635 47.0028 39.0036 47.8995 37.5117C49.394 35.1246 50.4402 34.3787 52.7567 34.0057C53.0556 34.0057 52.3831 35.3485 51.2622 37.0641Z" koffice:nodeTypes="ccccccccccccccccccccccccccccccccccccccccccccccccccccccccccccccccccccccccccccccccccccccc"/>
                <draw:path draw:style-name="gr23" draw:id="shape157" draw:name="path3043" draw:layer="g3804" svg:width="3.48111873691pt" svg:height="4.78419103390pt" draw:transform="matrix(0.16675232777 0.00000000000 0.00000000000 0.16675232777 90.26586944946pt 42.62095734045pt)" svg:viewBox="0 0 3 5" svg:d="M0.174008 0.50383C1.30327 2.96058 3.40046 5.49923 3.48112 4.59842C3.48112 4.10707 2.51319 2.63301 1.38393 1.32275C0.254669 -0.0694115 -0.309959 -0.396979 0.174008 0.50383Z" koffice:nodeTypes="cccc"/>
                <draw:path draw:style-name="gr23" draw:id="shape158" draw:name="path3045" draw:layer="g3804" svg:width="64.86298638145pt" svg:height="68.65767069663pt" draw:transform="matrix(0.16675232777 0.00000000000 0.00000000000 0.16675232777 85.82176361746pt 48.82628614423pt)" svg:viewBox="0 0 65 69" svg:d="M7.03672 2.32941C6.73752 3.89799 6.21391 6.43758 5.7651 8.08085L5.09189 10.9192L2.92266 8.90249L0.82824 6.88575L0.229831 10.3963C-0.443378 15.2514 0.379433 22.4968 2.47386 29.294C3.44627 32.4311 4.49349 36.6887 4.79269 38.7801C5.6903 45.6519 11.3004 53.7189 18.5561 58.7234C19.9025 59.6944 20.4261 60.9642 20.875 64.3255L21.4733 68.6577L21.3237 64.5495C21.249 62.3087 20.3513 56.7813 19.3789 52.225C17.0601 41.3943 17.7333 36.8381 23.119 25.7833L27.0086 17.8657L30.9731 25.858C36.2839 36.5392 36.8075 40.1246 33.9651 48.8637C32.8431 52.3744 31.5715 55.5862 31.1975 56.1091C30.8235 56.632 30.6738 57.3042 30.8235 57.6777C31.0478 57.9765 30.8983 58.7234 30.4495 59.3209C29.8511 60.2173 29.7763 60.1426 30.1503 58.9474C30.4495 58.1259 29.4023 58.8728 27.6818 60.8148C26.0362 62.6821 24.5402 64.8484 24.3157 65.6699C23.9417 67.0145 24.0165 67.0145 25.2134 65.5206C25.8866 64.6242 27.0834 62.981 27.8314 61.9352C28.5794 60.8895 29.4771 60.2173 29.7763 60.4413C30.8983 61.0389 31.9455 59.0969 34.4139 52.1504C37.8547 42.4401 40.024 38.6307 44.7365 33.8503C47.8781 30.7131 50.9449 28.6964 56.181 26.1568C60.1455 24.2894 63.5116 22.7208 63.6611 22.7208C64.2596 22.7208 62.0155 35.7177 60.7439 39.527C59.3227 44.0834 55.2834 50.5071 52.0669 53.4948C48.9254 56.4079 42.642 59.5451 36.7327 61.1883C34.1895 61.9352 31.8707 62.7569 31.6463 63.1303C31.2723 63.8026 37.1816 62.1593 42.642 60.0679C50.5709 57.1548 58.051 49.3866 61.1179 41.1703C62.4643 37.585 65.3816 22.0486 64.7831 21.5258C64.6336 21.3764 62.1651 22.4221 59.173 23.8412L53.8621 26.3809L54.311 21.3764C54.5354 18.6127 55.1338 14.8033 55.6574 12.7866C56.555 9.35065 56.555 9.27596 54.9842 9.72412C51.2441 10.8445 44.512 14.9527 40.4728 18.6874L36.0595 22.6462L36.2839 15.7743C36.5084 11.1433 36.3587 9.35065 35.9099 10.3963C35.5359 11.218 35.1619 13.3841 35.1619 15.2514C35.0872 19.0608 33.5163 26.4555 32.7683 26.4555C32.4691 26.4555 31.1226 24.2894 29.7763 21.6004C27.3078 16.9695 26.1858 15.6996 26.0362 17.6417C26.0362 18.1646 25.2882 16.596 24.3157 14.0564C23.4182 11.5914 21.6977 8.30493 20.501 6.73636L18.3316 3.89799L17.1349 6.2135L15.9381 8.52902L13.0956 4.79431C11.5248 2.70288 9.57996 0.686137 8.83195 0.312667C7.63513 -0.35958 7.41073 -0.0608036 7.03672 2.32941ZM12.1232 4.64493C14.9656 8.15555 21.1741 19.9572 21.997 23.4678L22.4457 25.3351L21.0993 23.4678C18.7057 20.0319 12.198 14.131 8.23354 11.8156C6.28871 10.6952 6.21391 10.3217 6.73752 7.85677C7.03672 6.36289 7.48553 4.27146 7.78473 3.07635C8.00914 1.95594 8.45794 1.05961 8.75715 1.05961C9.05635 1.13431 10.5524 2.70288 12.1232 4.64493ZM22.5205 11.8902C24.6897 16.4466 25.1386 19.285 23.9417 21.1523C22.9694 22.7208 16.8356 9.72412 17.4341 7.33391C17.8829 5.69064 18.1073 5.54125 19.1545 6.43758C19.8277 6.96044 21.3237 9.42534 22.5205 11.8902ZM9.28075 14.2804C14.068 17.4923 18.9301 22.3474 20.2017 25.2605C20.875 26.605 20.6505 27.6507 19.4537 30.0409C17.4341 33.9997 16.3121 42.1413 17.0601 47.5193C17.3593 49.9095 17.3593 51.8515 17.0601 51.8515C16.0876 51.8515 10.702 44.905 8.23354 40.5728C3.29667 31.8335 -0.218975 17.567 0.977842 11.218L1.50144 8.37963L3.14707 9.79881C4.04468 10.6205 6.81232 12.6371 9.28075 14.2804ZM54.4606 14.2804C54.0866 16.2972 53.6378 19.7331 53.4134 21.9739C52.9646 26.0075 52.8898 26.1568 48.5513 28.8458C46.0829 30.4144 42.7168 33.4021 40.9216 35.7177C39.2012 37.9585 37.5556 39.6764 37.2564 39.4524C36.8824 39.303 36.4335 37.5103 36.1344 35.5682C35.9099 33.6262 35.1619 30.9372 34.6383 29.518C33.6659 27.2772 33.7407 26.829 35.1619 24.8123C38.3036 20.4054 51.6181 10.7698 54.6102 10.7698C54.8346 10.7698 54.7598 12.3384 54.4606 14.2804ZM14.2924 50.8058C17.0601 53.6442 18.7057 55.8851 18.4813 56.7066C18.3316 57.7524 17.5089 57.3042 14.4421 54.3912C10.328 50.5071 7.03672 45.4279 6.28871 41.7678C5.83991 39.8259 6.06431 39.9752 7.78473 42.8882C8.83195 44.7556 11.7492 48.341 14.2924 50.8058Z" koffice:nodeTypes="cccccccccccccccccccccccccccccccccccccccccccccccccccccccccccccccccccccccccccccccccccccccccccccccccc"/>
                <draw:path draw:style-name="gr23" draw:id="shape159" draw:name="path3061" draw:layer="g3804" svg:width="96.60152153008pt" svg:height="56.09187602784pt" draw:transform="matrix(0.16675232777 0.00000000000 0.00000000000 0.16675232777 76.40714589018pt 59.99146256481pt)" svg:viewBox="0 0 97 56" svg:d="M63.6264 2.54801C55.514 8.01873 48.6719 19.4166 46.5823 28.5534C46.432 30.8765 43.9771 32.8237 44.3527 32.5988C44.6531 33.7211 46.9632 32.5491 48.0053 28.8524C49.9779 21.8546 55.4389 9.29273 62.5747 4.27166C64.7531 2.77283 66.9314 1.49883 67.307 1.49883C67.6825 1.49883 67.8327 4.3466 67.6825 8.01873C67.5323 13.0398 67.0065 15.4379 65.6544 18.2107C63.401 22.7822 57.3167 29.5269 53.0353 32C49.4297 34.0983 49.1293 34.9977 52.4343 33.7236C56.115 32.2998 64.8281 23.2318 67.1567 18.3606C68.3586 15.8876 69.335 13.4145 69.335 12.89C69.335 12.3653 70.2364 11.541 71.4383 11.0913C74.1424 10.0421 87.5878 6.66978 87.8883 7.04449C88.4891 7.64402 82.7532 19.7782 80.8754 22.2512C78.021 25.9233 71.1856 31.1692 67.8054 32.2184C66.2281 32.6681 62.8315 34.5144 60.3213 34.9839C57.59 35.4947 56.77 35.536 53.5816 35.8835L50.932 37.4707L53.561 37.021C54.9883 36.7962 58.5937 36.3466 61.448 36.0468C69.717 33.1521 72.893 31.3464 78.308 27.1631L81.8249 24.1584L88.5643 24.5059L94.0477 24.9554L91.4937 28.0281C90.0665 29.7518 87.4375 32.9742 85.6348 35.2225C83.9072 37.4707 81.4284 39.8689 80.1515 40.6183C76.546 42.7166 68.659 44.4402 62.049 44.4402C56.0398 44.5152 55.8896 44.4402 52.885 41.7424C49.8053 38.9695 48.6036 38.4449 48.1528 39.644C48.0777 40.0187 45.4487 41.1428 42.5193 42.2669C36.6603 44.2904 35.3834 43.7658 38.7636 40.6183C40.0405 39.4192 41.3803 39.4241 44.0845 39.2742C44.0845 39.2742 49.7655 40.5515 49.8223 39.3749C49.8787 38.204 44.1616 38.2958 44.1616 38.2958C41.4915 38.4537 40.8722 38.3645 42.9706 35.6128C45.4358 34.0506 46.4088 31.0018 45.067 31.6681C41.7838 35.6694 39.6568 37.2547 34.7074 42.1171C29.982 45.4199 29.3824 45.6448 22.9144 47.4413C18.7832 48.4156 11.9485 49.5397 7.8923 50.0642C0.0196074 50.9622 -3.32215 52.9582 4.28613 51.5596C8.13631 50.852 13.0718 50.2904 19.3834 49.1643C28.4858 46.916 29.0902 46.7648 33.5807 44.3653C37.2496 40.5569 37.8485 40.11 35.9092 43.2412C35.2332 45.5643 36.3599 45.4895 43.5709 42.7166C49.2796 40.4684 49.4297 40.4684 50.857 41.8922C52.2841 43.3161 52.209 43.391 49.3547 44.5901C43.2704 47.1381 31.4023 50.4355 19.309 52.8337C12.3985 54.2576 6.53956 55.6066 6.31422 55.9063C5.7133 56.5058 14.5016 55.5316 16.3795 54.7072C17.2057 54.4075 23.4403 52.7587 30.2756 51.1849C37.111 49.5363 44.9229 47.288 47.7021 46.1639C52.3593 44.2904 53.1104 44.2154 57.0914 44.9648C62.1241 45.8642 70.4617 45.0398 76.546 43.0163C81.2031 41.5175 84.433 38.7447 89.1652 32.0749C91.1181 29.3021 93.597 26.3794 94.6485 25.63L96.6015 24.206L89.9914 23.7565C86.386 23.5316 83.2311 23.1569 83.081 22.9321C82.9307 22.7822 83.3063 21.5831 83.9823 20.3091C84.5832 19.0351 86.1607 15.2131 87.3624 11.9157L89.6158 5.77049L86.9868 6.29508C85.5597 6.5199 83.1561 6.96955 81.7288 7.19437L79.0998 7.71896L80.2266 4.94613C80.8275 3.4473 81.2031 2.24824 80.9777 2.24824C80.8275 2.24824 80.1515 3.4473 79.5506 4.87119C78.2737 7.79391 76.7714 8.39344 77.2971 5.77049C77.5225 4.57143 77.2971 4.79625 76.3958 6.5199C75.6447 7.86885 74.2174 9.21779 73.1658 9.66744C72.1143 10.0421 70.612 10.5668 69.7857 10.8665C68.5088 11.466 68.4337 11.0913 68.7341 5.77049C68.8844 2.09836 68.7341 0 68.2083 0C67.7577 0 65.7296 1.12412 63.6264 2.54801Z" koffice:nodeTypes="cccccccccccccccccccccccccccccccccccccccccccccccccccccccccccccccccccccccccccc"/>
                <draw:path draw:style-name="gr23" draw:id="shape160" draw:name="path3073" draw:layer="g3804" svg:width="57.93503268772pt" svg:height="18.69490928280pt" draw:transform="matrix(0.16675232777 0.00000000000 0.00000000000 0.16675232777 66.58110526061pt 68.64195438376pt)" svg:viewBox="0 0 58 19" svg:d="M52.8442 0.321095C48.4657 0.702654 39.6331 2.07626 24.9123 4.51824C17.2121 5.73922 10.5688 6.80758 10.0404 6.8839C9.51195 6.8839 9.28548 7.18914 9.43646 7.49439C9.66293 7.79964 8.60605 8.25751 7.17171 8.48644C3.85008 9.17325 0 12.3783 0 14.5913C0 16.8045 2.49123 19.0938 4.30303 18.6359C5.51089 18.3307 5.4354 18.2544 4.15204 18.178C0.830408 18.0254 -0.45295 14.0572 2.11377 11.7679C4.22753 9.78374 14.1924 6.80758 19.8543 6.34971C27.026 5.73922 47.7108 2.83938 48.6166 2.22889C49.0696 1.99995 51.7873 1.38946 54.7315 0.855277C59.7139 0.0158491 58.7325 -0.289398 52.8442 0.321095Z" koffice:nodeTypes="ccccccccccccc"/>
                <draw:path draw:style-name="gr23" draw:id="shape161" draw:name="path3079" draw:layer="g3804" svg:width="45.34751723395pt" svg:height="10.26970780254pt" draw:transform="matrix(0.16675232777 0.00000000000 0.00000000000 0.16675232777 68.35070616322pt 69.63097440731pt)" svg:viewBox="0 0 45 10" svg:d="M29.5621 1.59174C16.0318 4.12404 7.61292 6.22224 3.55381 8.24809C-1.70799 10.7804 -0.956303 10.9975 4.68134 8.53749C7.31225 7.37987 11.8224 6.07754 14.6788 5.64343C17.46 5.20932 23.699 4.05169 28.4346 3.11112C33.1703 2.17055 38.9582 1.08527 41.2132 0.723516L45.3475 0.0723516L41.9649 0C40.0857 0 34.5233 0.723516 29.5621 1.59174Z" koffice:nodeTypes="ccccccccc"/>
              </draw:g>
            </draw:g>
            <draw:path draw:style-name="gr4" draw:id="shape162" draw:name="path1393" draw:layer="g3804" svg:width="11.89380102411pt" svg:height="4.81076530250pt" draw:transform="matrix(0.15553295786 0.00000000000 0.00000000000 0.15553295786 82.56137530166pt 66.55268904956pt)" svg:viewBox="0 0 12 5" svg:d="M3.49536 0.274868C0.996513 1.95069 -1.58271 5.25957 1.21291 4.75995C3.33349 4.5516 11.2738 1.86328 11.8938 0.11822C8.85431 0.417874 6.35813 -0.399629 3.49536 0.274868Z" koffice:nodeTypes="cccc"/>
          </draw:g>
          <draw:g draw:style-name="gr1" draw:id="shape163" draw:name="g2222" svg:y="68.01617738787pt">
            <draw:path draw:style-name="gr24" draw:id="shape164" draw:name="path2173" draw:layer="g3804" svg:width="52.46081071413pt" svg:height="15.27926383684pt" draw:transform="matrix(0.21487617307 0.00000000000 0.00000000000 0.21487617307 74.93187872484pt 68.06701145783pt)" svg:viewBox="0 0 52 15" svg:d="M0.982465 6.5417C-0.939094 9.05258 0.343747 9.30083 1.56208 11.445C2.78043 13.5892 2.47937 13.0878 4.20533 13.9245C9.0786 16.2778 16.8265 15.426 21.4967 12.4452C29.0604 7.58164 30.3281 7.46586 35.252 9.24395C41.3944 11.4927 47.8921 10.499 51.1917 6.83831L52.4608 5.42628L50.3288 5.79237C49.1105 6.00156 48.1459 6.00156 48.1459 5.79237C48.1459 5.6355 48.6028 4.58958 49.1612 3.43904C49.7197 2.28852 50.1765 0.98113 50.1765 0.510457C50.1765 -0.273986 49.9227 -0.169361 48.8058 0.928834C47.9937 1.66096 46.8768 2.55002 46.2677 2.86378C44.7448 3.64826 40.1253 3.59594 34.1352 2.65462C28.3989 1.76557 26.2161 2.18395 22.5104 5.00795C18.9569 7.67504 15.8097 9.13934 12.9161 9.50542C9.51499 9.92376 2.70843 8.21521 0.982465 6.5417Z" koffice:nodeTypes="ccccccccccccccccc"/>
            <draw:path draw:style-name="gr4" draw:id="shape165" draw:name="path2498" draw:layer="g3804" svg:width="50.03146580999pt" svg:height="10.91199052089pt" draw:transform="matrix(0.21487617307 0.00000000000 0.00000000000 0.21487617307 75.17802820284pt 68.60324096728pt)" svg:viewBox="0 0 50 11" svg:d="M44.1954 2.56469C43.1846 2.87296 42.5258 3.17075 38.0786 2.8611C35.0464 2.65467 31.2351 2.1107 29.2642 2.05909C25.5245 2.00746 25.4949 2.2934 18.8241 6.83494C14.1242 10.0346 8.0598 9.79724 3.5749 8.80263C0.845923 7.56402 -0.326504 7.28479 0.077794 7.9557C0.835844 9.1943 6.13941 10.912 9.07054 10.912C13.821 10.912 17.308 9.72502 23.0187 6.16403C27.4153 3.37718 29.3862 3.11914 35.4506 4.51256C37.2195 4.92543 40.7891 5.47568 43.3965 5.23909C46.004 5.0025 46.9079 4.49525 50.0315 3.23267C44.8786 4.87751 46.1473 3.29578 47.9993 0.121346C48.6945 -0.605322 44.9029 2.15182 44.1954 2.56469Z" koffice:nodeTypes="ccccccccccccc"/>
            <draw:path draw:style-name="gr9" draw:id="shape166" draw:name="path2492" draw:layer="g3804" svg:width="49.60080327013pt" svg:height="10.98378652780pt" draw:transform="matrix(0.21487617307 0.00000000000 0.00000000000 0.21487617307 75.01546269891pt 68.28771490850pt)" svg:viewBox="0 0 50 11" svg:d="M47.4344 0.953474C45.605 2.45503 42.4949 3.21765 35.9393 2.28564C32.6359 1.76786 30.3718 1.3187 28.3022 1.54924C25.9952 1.80622 24.3519 2.94761 21.6076 4.65628C18.8634 6.41673 16.3934 7.68459 16.0885 7.68459C15.7327 7.68459 12.1889 8.50711 9.49543 8.50711C8.22495 8.50711 5.49548 7.66781 3.66599 6.9947C-0.196282 5.54493 -1.60688 7.89008 2.40784 9.59875C5.97678 10.8122 9.59545 11.2877 12.9722 10.7869C16.3489 10.2861 19.4839 8.80917 22.0851 6.89879C27.2447 3.10969 24.2268 4.93263 26.283 4.06431C28.3393 3.19599 30.2392 3.49058 30.2392 3.49058C32.9326 3.59413 38.2764 4.47852 40.9699 4.5303C45.8993 4.5821 47.0855 3.2807 48.7117 1.62381C50.5412 -0.240188 49.2639 -0.548081 47.4344 0.953474Z" koffice:nodeTypes="ccccccccccccccc"/>
            <draw:path draw:style-name="gr9" draw:id="shape167" draw:name="path2500" draw:layer="g3804" svg:width="49.34431173609pt" svg:height="8.52339506842pt" draw:transform="matrix(0.21487617307 0.00000000000 0.00000000000 0.21487617307 75.38345550665pt 69.34614030508pt)" svg:viewBox="0 0 49 9" svg:d="M25.3754 1.08077C24.6658 1.38332 22.5369 2.59353 20.56 3.70289C16.4036 6.17374 12.4902 7.35806 7.91002 7.40849C5.83182 7.71239 -0.910605 5.04229 0.103146 5.34485C1.18776 7.33495 2.76985 7.59183 6.63204 8.30292C9.32611 8.79895 11.0732 8.38836 14.0956 7.7608C17.4825 7.3574 18.8714 5.8655 20.1386 4.95784C23.0785 2.83997 28.1632 1.43375 29.5824 1.43375C30.2413 1.43375 33.3077 2.77277 35.5886 3.37787C38.9014 3.9493 40.14 3.78698 42.6353 3.66938C44.568 3.08103 46.7801 2.25739 47.287 1.80356C47.8445 1.29931 49.6914 -0.342163 49.2869 0.0639414C49.1855 0.0134927 45.9286 1.05279 44.6367 1.51224C41.6476 2.02762 38.1487 1.80597 34.2457 0.898315C30.6469 0.0410838 27.1494 0.273958 25.3754 1.08077Z" koffice:nodeTypes="ccccccccccccccc"/>
          </draw:g>
          <draw:g draw:style-name="gr1" draw:id="shape168" draw:name="g4252" svg:y="34.36656261760pt">
            <draw:path draw:style-name="gr20" draw:id="shape169" draw:name="path1528" draw:layer="g3804" svg:width="196.24344225188pt" svg:height="236.52430142305pt" draw:transform="matrix(0.15710327217 0.00000000000 0.00000000000 0.15710327217 53.12939089557pt 34.36656262152pt)" svg:viewBox="0 0 196 237" svg:d="M70.5238 1.5719C60.4375 4.93564 49.7909 13.0246 43.1468 22.315C41.7059 24.3172 40.4251 25.8389 40.265 25.6787C40.1849 25.5185 40.9054 21.434 42.0261 16.6286C43.1468 11.8233 44.0273 7.01795 43.9473 5.8967C43.9473 4.05466 43.7872 4.13475 40.7453 7.49848C36.9029 11.8233 31.8598 21.3539 29.9386 27.9212C28.8979 31.4451 28.4977 35.3694 28.4977 42.6575L28.5777 52.6686L26.6565 45.6208C24.6553 38.0925 22.574 32.9668 20.4927 30.3238C19.4521 28.9623 19.1319 28.8822 18.4114 29.9234C16.8905 32.246 17.9311 42.177 20.4927 49.5452C20.7329 50.4261 19.7723 49.1447 18.3314 46.7421C16.8104 44.3394 15.2094 42.4973 14.8092 42.7376C13.8486 43.2181 13.7685 51.0668 14.7291 54.3505C15.4496 56.6731 15.4496 56.6731 12.7279 53.5496C8.24512 48.3438 7.20447 47.9434 7.20447 51.5474C7.20447 52.9089 7.76482 55.3116 8.40521 56.9133C9.04561 58.435 9.60596 59.8766 9.60596 59.9567C9.60596 60.0368 8.48526 60.3572 7.04437 60.6775C3.52219 61.3983 2.40149 62.5196 2.40149 65.4828C2.40149 68.6864 4.56283 76.1347 5.68353 76.8555C6.88427 77.5763 7.28452 76.8555 8.32517 72.2103L9.28576 68.0457L12.2476 71.8899C16.4902 77.4962 22.8142 90.3104 26.0161 99.841C29.3782 110.012 29.5383 112.014 26.4164 105.767C25.1356 103.285 22.8942 99.5206 21.5334 97.4383C18.4915 93.1135 1.76109 75.574 0.640397 75.574C-0.560348 75.574 0.640397 81.0201 2.80174 85.5851C3.84238 87.8276 6.96432 92.2325 9.60596 95.4361C12.3276 98.5595 14.3289 101.202 14.0887 101.202C13.8486 101.202 11.9274 99.921 9.92616 98.3994C5.84363 95.2759 1.68104 92.8732 1.1207 93.3538C0.960596 93.594 2.56159 96.9578 4.72293 100.962L8.56531 108.25L6.00372 107.85C4.56283 107.609 2.64164 107.85 1.68104 108.33C0.240149 109.131 0 110.012 0 113.856C0 118.982 1.28079 124.428 2.48154 124.428C3.60223 124.428 5.60348 119.382 5.60348 116.659C5.60348 114.497 5.68353 114.577 9.68601 118.421C15.3695 124.028 22.9743 133.558 30.4989 144.61L36.8228 153.981L29.3782 148.375C22.2538 143.089 7.60472 134.84 5.20323 134.84C4.56283 134.84 4.00248 135.16 4.00248 135.56C4.00248 135.961 8.72541 140.766 14.489 146.292L24.8954 156.303L19.4521 154.461C16.4902 153.5 12.7279 152.459 11.207 152.139C8.48526 151.578 8.48526 151.738 14.569 157.425C17.9311 160.628 24.0149 165.353 28.1775 167.996C32.26 170.559 34.9017 172.401 34.0211 172.161C26.7366 170.079 16.0099 168.317 16.0099 169.278C16.0099 170.399 21.5334 174.804 25.4558 176.806C27.6171 177.847 33.0605 180.09 37.6233 181.611C46.9091 184.895 52.5126 187.858 57.2355 192.023L60.4375 194.906L54.834 192.423C48.43 189.54 31.0593 183.694 29.058 183.694C27.0568 183.694 35.0618 191.623 42.8266 197.469C49.951 202.835 63.4794 209.643 73.2454 212.846C81.4105 215.489 88.2948 216.851 101.263 218.532C107.026 219.253 112.47 220.134 113.51 220.535C114.471 221.015 121.515 222.056 129.12 222.937C151.374 225.58 167.624 229.424 177.15 234.31C179.712 235.591 182.513 236.072 188.357 236.392C197.002 236.793 197.402 236.552 194.921 231.747C192.84 227.743 189.157 225.66 181.312 224.219C177.39 223.418 170.906 222.136 166.904 221.336C158.498 219.574 142.328 216.69 121.836 213.407C99.8219 209.803 90.296 205.958 79.9696 196.588C64.6801 182.813 56.6752 160.468 59.1567 138.363C59.7171 133.638 60.0372 129.714 59.8772 129.554C59.1567 128.913 54.0335 139.565 52.6727 144.37L51.2318 149.656L51.552 141.167C52.1123 127.952 56.9954 115.618 64.3599 108.49C65.9609 106.969 67.2417 105.447 67.2417 105.127C67.2417 104.806 65.7208 104.966 63.8796 105.447C61.4781 106.008 59.1567 107.529 56.2749 110.493L52.1123 114.657L54.0335 110.893C56.9954 104.966 62.1185 99.0401 67.0016 95.7564L71.5644 92.7931L68.9228 92.5529C63.6395 91.9922 54.1136 98.96 48.8303 107.289C45.7884 112.174 45.7884 110.653 48.9103 103.204C51.8722 95.9166 56.435 88.7887 61.3981 83.5028C64.1998 80.5395 64.6801 79.5785 63.6395 79.5785C59.4769 79.5785 52.4325 85.0245 46.5889 92.7931C44.9079 95.1157 44.9079 94.9555 46.8291 90.3905C49.2305 84.9444 52.9128 78.8577 56.355 75.0134C58.8365 72.1302 58.1161 71.7298 53.9535 73.6519C50.1911 75.4939 44.1074 82.3015 40.5852 88.8688C38.9041 91.9122 37.7034 93.6741 37.9435 92.7931C38.1837 91.9122 38.744 89.5896 39.1443 87.5874C42.1061 74.2926 49.3106 61.3182 59.0767 51.7876C62.839 48.1836 63.7996 46.7421 62.7589 46.7421C59.7171 46.7421 52.5926 50.8266 47.8697 55.3116C42.9867 59.9567 42.9066 59.9567 44.8278 56.7532C51.552 45.3005 61.6382 34.8889 73.2454 27.4406C76.9277 25.038 79.9696 22.8756 80.0497 22.6353C80.0497 21.434 67.8821 25.1181 62.3587 27.9212C61.0779 28.642 58.036 30.8044 55.4744 32.8867C51.632 36.0101 51.2318 36.2504 52.6727 34.1681C55.3944 30.3238 64.6001 22.0747 68.2824 20.1526C71.0041 18.711 71.3243 18.3105 69.9634 18.0702C66.2811 17.5096 56.0348 22.9557 48.0298 29.6831L44.5076 32.7265L46.4288 29.5229C52.6727 19.1915 60.3574 10.9423 69.4031 5.01572C72.605 2.93341 75.727 1.09137 76.2873 0.851099C76.7676 0.690922 77.0878 0.290477 76.8477 0.0502114C76.6075 -0.190056 73.7257 0.450655 70.5238 1.5719ZM190.838 230.626C191.959 231.827 192.92 233.109 192.92 233.429C192.92 233.829 191.159 234.15 188.917 234.15C185.075 234.15 184.915 234.07 184.915 231.907C184.915 227.823 187.476 227.342 190.838 230.626Z" koffice:nodeTypes="cccccccccccccccccccccccccccccccccccccccccccccccccccccccccccccccccccccccccccccccccccccccccccccccccccccccccccccccccccccccccc"/>
            <draw:g draw:style-name="gr1" draw:id="shape170" draw:name="g3947" svg:y="1.38600987990pt">
              <draw:path draw:style-name="gr25" draw:id="shape171" draw:name="path5558" draw:layer="g3804" svg:width="21.71215762271pt" svg:height="28.39951913831pt" draw:transform="matrix(0.15710327217 0.00000000000 0.00000000000 0.15710327217 58.90682190746pt 35.75257250142pt)" svg:viewBox="0 0 22 28" svg:d="M18.1227 2.33649C11.2897 7.41232 -0.993397 25.1374 0.0640909 28.3602C0.226782 28.8436 3.3179 24.8152 6.81574 19.3365C10.3136 13.8578 15.1943 7.33175 17.6346 4.67299C20.075 2.09479 21.8646 0 21.7019 0C21.5392 0 19.9123 1.04739 18.1227 2.33649Z" koffice:nodeTypes="cccccc"/>
              <draw:path draw:style-name="gr25" draw:id="shape172" draw:name="path24" draw:layer="g3804" svg:width="10.57430058584pt" svg:height="53.92350098579pt" draw:transform="matrix(0.15710327217 0.00000000000 0.00000000000 0.15710327217 57.77004578067pt 35.90140186163pt)" svg:viewBox="0 0 11 54" svg:d="M6.68563 7.12761C1.50881 18.3197 0.646008 22.7965 0.175388 39.7445C-0.138359 50.6168 -0.059922 54.2942 0.646008 53.8945C1.11662 53.5747 1.50881 51.8159 1.50881 49.8973C1.50881 40.464 5.66595 16.0813 8.96029 6.32818C10.0584 3.05051 10.7644 0.172543 10.529 0.0126565C10.2937 -0.227174 8.56811 2.97056 6.68563 7.12761Z" koffice:nodeTypes="ccccccc"/>
              <draw:path draw:style-name="gr25" draw:id="shape173" draw:name="path26" draw:layer="g3804" svg:width="11.10834646894pt" svg:height="46.98836958965pt" draw:transform="matrix(0.15710327217 0.00000000000 0.00000000000 0.15710327217 56.16578314802pt 39.47522104782pt)" svg:viewBox="0 0 11 47" svg:d="M0.0677341 0.388558C1.37623 4.99729 6.12203 24.558 7.89236 33.9371C10.2015 45.6611 11.5771 50.6226 10.9614 44.0734C9.72985 30.5706 3.91626 6.21011 0.837439 1.11625C0.221675 -0.0157169 -0.163178 -0.339136 0.0677341 0.388558Z" koffice:nodeTypes="ccccc"/>
              <draw:path draw:style-name="gr25" draw:id="shape174" draw:name="path28" draw:layer="g3804" svg:width="16.58367261033pt" svg:height="33.97827442315pt" draw:transform="matrix(0.15710327217 0.00000000000 0.00000000000 0.15710327217 58.29880142811pt 39.45421880637pt)" svg:viewBox="0 0 17 34" svg:d="M13.2892 2.8799C6.36627 10.5917 1.23516 21.713 0.176359 31.5354C-0.230872 35.3507 -0.0679799 35.026 2.13107 28.2071C4.98169 18.8718 9.37978 9.94231 13.6964 4.50344C17.7687 -0.610723 17.4429 -1.66602 13.2892 2.8799Z" koffice:nodeTypes="ccccc"/>
              <draw:path draw:style-name="gr25" draw:id="shape175" draw:name="path30" draw:layer="g3804" svg:width="16.99630646668pt" svg:height="34.54665793926pt" draw:transform="matrix(0.15710327217 0.00000000000 0.00000000000 0.15710327217 58.27888499999pt 41.07720214592pt)" svg:viewBox="0 0 17 35" svg:d="M13.0894 3.04753C8.71942 7.41894 4.67922 15.6054 2.04072 25.461C-0.680239 35.396 -0.680239 38.0188 2.04072 29.1171C4.51431 20.9306 10.2036 9.40594 14.3262 4.23973C15.9753 2.09377 17.2121 0.186238 16.9647 0.0272771C16.7174 -0.211163 14.9859 1.14 13.0894 3.04753Z" koffice:nodeTypes="cccccc"/>
              <draw:path draw:style-name="gr25" draw:id="shape176" draw:name="path32" draw:layer="g3804" svg:width="14.16165370354pt" svg:height="38.75786035577pt" draw:transform="matrix(0.15710327217 0.00000000000 0.00000000000 0.15710327217 55.52155366751pt 41.65965553492pt)" svg:viewBox="0 0 14 39" svg:d="M0.243958 1.37349C0.554887 2.18143 4.44235 11.1045 7.39617 20.0726C14.3921 41.5638 15.8857 44.3138 12.2323 29.3669C9.20076 17.2479 1.79861 0 0.166226 0C-0.066971 0 -0.066971 0.646351 0.243958 1.37349Z" koffice:nodeTypes="ccccc"/>
              <draw:path draw:style-name="gr25" draw:id="shape177" draw:name="path34" draw:layer="g3804" svg:width="18.61175586183pt" svg:height="32.44040037069pt" draw:transform="matrix(0.15710327217 0.00000000000 0.00000000000 0.15710327217 54.61837875848pt 42.68180777515pt)" svg:viewBox="0 0 19 32" svg:d="M0 0.537417C0 2.55114 4.7507 12.1365 7.44276 15.439C8.94715 17.2916 11.6392 21.3996 13.3811 24.4604C15.2022 27.5213 18.6118 32.7484 18.6118 32.4262C18.6118 30.8958 8.47208 11.8143 5.14659 6.73967C0.791783 0.134673 0 -0.831911 0 0.537417Z" koffice:nodeTypes="cccccc"/>
              <draw:path draw:style-name="gr25" draw:id="shape178" draw:name="path36" draw:layer="g3804" svg:width="18.06691476729pt" svg:height="50.52534771941pt" draw:transform="matrix(0.15710327217 0.00000000000 0.00000000000 0.15710327217 58.39838847404pt 42.80289997508pt)" svg:viewBox="0 0 18 51" svg:d="M12.763 4.70095C7.23274 10.4341 3.88155 19.9651 2.03813 28.4852C0.472736 37.7245 -0.549511 46.9123 0.316486 49.7051C0.957675 51.6957 0.950591 50.1164 1.43148 44.3833C3.03446 24.8747 5.87022 13.6192 15.2476 3.50655C20.2168 -1.82845 18.1329 -0.793307 12.763 4.70095Z" koffice:nodeTypes="cccccc"/>
              <draw:path draw:style-name="gr25" draw:id="shape179" draw:name="path38" draw:layer="g3804" svg:width="27.30175573693pt" svg:height="68.42430707570pt" draw:transform="matrix(0.15710327217 0.00000000000 0.00000000000 0.15710327217 54.49269614075pt 44.17823207799pt)" svg:viewBox="0 0 27 68" svg:d="M0 0.128118C0 0.367115 2.01115 3.55374 4.58541 7.21836C13.1127 19.8852 21.988 40.7369 24.9644 56.67C28.1018 73.7184 27.3106 69.4028 26.9084 61.3566C25.2884 43.8302 16.6523 20.2039 6.99879 7.53702C3.62006 2.99608 0 -0.748203 0 0.128118Z" koffice:nodeTypes="cccccc"/>
              <draw:path draw:style-name="gr25" draw:id="shape180" draw:name="path40" draw:layer="g3804" svg:width="2.12816209975pt" svg:height="10.17998317957pt" draw:transform="matrix(0.15710327217 0.00000000000 0.00000000000 0.15710327217 53.76716073070pt 44.51441384373pt)" svg:viewBox="0 0 2 10" svg:d="M0.333804 4.82231C1.07498 10.5532 2.36116 12.3401 2.09164 6.93209C1.95688 4.107 1.08355 0.276757 0.477128 0.0346061C-0.264054 -0.288261 -0.00309673 1.67436 0.333804 4.82231Z" koffice:nodeTypes="cccc"/>
              <draw:path draw:style-name="gr25" draw:id="shape181" draw:name="path42" draw:layer="g3804" svg:width="13.94637027663pt" svg:height="39.96488181375pt" draw:transform="matrix(0.15710327217 0.00000000000 0.00000000000 0.15710327217 58.86304529691pt 46.67183579259pt)" svg:viewBox="0 0 14 40" svg:d="M12.4278 1.26837C6.67889 7.58508 2.85331 17.496 0.157945 30.9338C-0.0815956 36.2787 -0.112916 40.7418 0.525857 39.851C1.00494 39.2031 1.07067 36.8014 1.07067 35.3437C1.07067 31.5374 4.64038 18.7228 6.55669 13.6208C7.43501 11.2723 9.57366 7.69157 11.0908 5.34304C14.0451 0.969931 15.0628 -1.72802 12.4278 1.26837Z" koffice:nodeTypes="ccccccc"/>
              <draw:path draw:style-name="gr25" draw:id="shape182" draw:name="path44" draw:layer="g3804" svg:width="24.16773387378pt" svg:height="36.28391240283pt" draw:transform="matrix(0.15710327217 0.00000000000 0.00000000000 0.15710327217 53.79658770169pt 47.13744470365pt)" svg:viewBox="0 0 24 36" svg:d="M0.111284 0.329324C0.4324 0.9631 3.08161 4.36965 5.97166 7.85542C12.7954 16.1738 19.3783 26.235 22.2683 32.7312C23.9542 36.5338 24.4358 37.1676 24.0344 35.1871C23.2317 30.9091 19.4585 22.5115 16.0065 17.2829C13.1968 13.0841 -1.41402 -2.44345 0.111284 0.329324Z" koffice:nodeTypes="cccccc"/>
              <draw:path draw:style-name="gr25" draw:id="shape183" draw:name="path48" draw:layer="g3804" svg:width="15.29372315444pt" svg:height="45.25497828918pt" draw:transform="matrix(0.15710327217 0.00000000000 0.00000000000 0.15710327217 59.18803891325pt 48.14135868214pt)" svg:viewBox="0 0 15 45" svg:d="M10.8099 4.80731C4.39629 12.9803 2.29616 24.7315 0.213334 39.1109C-0.307372 45.2225 0.175744 47.912 1.11431 41.8021C1.74003 38.0727 2.62415 32.0421 3.24987 28.3127C4.42308 20.7745 9.01785 9.61343 12.0682 5.64596C13.1632 4.21767 16.2628 -0.445527 14.9937 0.0345063C14.8373 -0.203542 12.0613 3.14097 10.8099 4.80731Z" koffice:nodeTypes="ccccccc"/>
              <draw:path draw:style-name="gr25" draw:id="shape184" draw:name="path50" draw:layer="g3804" svg:width="21.35759966618pt" svg:height="59.66501987432pt" draw:transform="matrix(0.15710327217 0.00000000000 0.00000000000 0.15710327217 59.77916180475pt 49.30003085789pt)" svg:viewBox="0 0 21 60" svg:d="M17.7482 2.29847C11.0482 7.44725 5.54757 16.0972 2.23699 27.7623C0.266402 34.7615 -0.758303 55.5979 0.660519 58.8963C1.36993 60.5053 1.52758 59.7813 1.21228 54.8739C0.108755 35.2442 5.7871 15.7651 16.3495 4.90442C22.6592 -0.223019 22.8717 -1.72401 17.7482 2.29847Z" koffice:nodeTypes="cccccc"/>
              <draw:path draw:style-name="gr25" draw:id="shape185" draw:name="path52" draw:layer="g3804" svg:width="32.01714078213pt" svg:height="44.71766554294pt" draw:transform="matrix(0.15710327217 0.00000000000 0.00000000000 0.15710327217 53.98996566981pt 49.73364465188pt)" svg:viewBox="0 0 32 45" svg:d="M0 0.128156C0 0.370105 2.16058 3.27349 4.88131 6.49949C10.0827 12.7095 22.4727 29.2601 28.1542 38.9381C29.9947 42.1641 31.8109 44.9449 31.971 44.703C32.6912 44.0578 24.8067 29.1621 20.8056 22.7101C15.4441 13.9192 8.9624 6.58014 1.44039 0.692704C0.640172 0.128156 0 -0.194444 0 0.128156Z" koffice:nodeTypes="ccccccc"/>
              <draw:path draw:style-name="gr25" draw:id="shape186" draw:name="path54" draw:layer="g3804" svg:width="2.54034658990pt" svg:height="9.64469937607pt" draw:transform="matrix(0.15710327217 0.00000000000 0.00000000000 0.15710327217 53.24655298591pt 51.98790519177pt)" svg:viewBox="0 0 3 10" svg:d="M0.0135242 3.33148C0.0135242 5.23625 0.374171 7.6379 0.824978 8.54888C1.45611 10.1224 1.54627 10.0396 2.1774 8.05198C2.98886 4.9878 2.35773 0.432934 1.09546 0.0188554C0.284009 -0.146776 -0.0766373 0.764197 0.0135242 3.33148Z" koffice:nodeTypes="ccccc"/>
              <draw:path draw:style-name="gr25" draw:id="shape187" draw:name="path56" draw:layer="g3804" svg:width="9.77072183956pt" svg:height="61.47297993290pt" draw:transform="matrix(0.15710327217 0.00000000000 0.00000000000 0.15710327217 60.39977917425pt 52.13918781128pt)" svg:viewBox="0 0 10 61" svg:d="M7.75202 2.3443C2.00052 10.5359 0 17.7638 0 29.8102C0 39.5276 2.58401 52.5378 5.7515 59.1232C6.75176 61.1309 7.33525 62.0143 7.00183 61.1309C4.33446 53.0196 2.33394 40.0898 2.25059 31.0148C2.16723 19.9321 3.25085 14.5514 7.58531 5.47637C8.91899 2.58522 9.91925 0.175942 9.75254 0.0153232C9.66919 -0.145296 8.75228 0.979037 7.75202 2.3443Z" koffice:nodeTypes="cccccccc"/>
              <draw:path draw:style-name="gr25" draw:id="shape188" draw:name="path5576" draw:layer="g3804" svg:width="30.14705011329pt" svg:height="48.26441658222pt" draw:transform="matrix(0.15710327217 0.00000000000 0.00000000000 0.15710327217 56.25835044671pt 53.75176320657pt)" svg:viewBox="0 0 30 48" svg:d="M0.0412878 0.308493C0.201679 0.70548 2.52736 4.19896 5.09363 8.16883C7.74009 12.0593 14.3162 22.6985 19.7695 31.7498C25.2228 40.8805 29.8741 48.2644 30.1147 48.2644C30.7563 48.2644 21.6942 30.9558 16.4814 22.2221C11.2687 13.4884 2.52736 1.26127 0.76305 0.229096C0.201679 -0.0884932 -0.119104 -0.0884932 0.0412878 0.308493Z" koffice:nodeTypes="ccccccc"/>
              <draw:path draw:style-name="gr25" draw:id="shape189" draw:name="path64" draw:layer="g3804" svg:width="42.68500128008pt" svg:height="75.62211502283pt" draw:transform="matrix(0.15710327217 0.00000000000 0.00000000000 0.15710327217 61.67619344606pt 55.67429397422pt)" svg:viewBox="0 0 43 76" svg:d="M1.67863 4.16045C-0.314437 10.6175 -0.682171 25.8601 1.3902 33.7325C6.41171 52.771 18.6068 66.7486 36.0625 73.5768C39.4899 74.8621 42.439 75.826 42.6781 75.585C42.8375 75.4244 40.2072 73.7374 36.7001 71.9701C14.9403 60.5631 1.46991 37.7491 1.46991 12.3645C1.46991 7.6249 2.35341 5.32429 2.59989 4.14091C3.00824 2.1803 3.41104 0.654282 2.84605 0.150992C2.54744 -0.115009 3.13803 -0.567634 1.67863 4.16045Z" koffice:nodeTypes="ccccccccc"/>
              <draw:path draw:style-name="gr25" draw:id="shape190" draw:name="path66" draw:layer="g3804" svg:width="36.93556316294pt" svg:height="29.66400299463pt" draw:transform="matrix(0.15710327217 0.00000000000 0.00000000000 0.15710327217 54.34427084931pt 55.96702774852pt)" svg:viewBox="0 0 37 30" svg:d="M0.632828 0.778912C1.03799 1.18347 4.11724 3.36806 7.43958 5.63356C13.5171 9.76001 22.1876 16.7992 31.8305 25.2139L36.9356 29.664L34.9097 26.1039C31.7495 20.3593 22.1066 12.5109 8.08784 4.09626C2.17245 0.53618 -1.55506 -1.08203 0.632828 0.778912Z" koffice:nodeTypes="ccccccc"/>
              <draw:path draw:style-name="gr25" draw:id="shape191" draw:name="path68" draw:layer="g3804" svg:width="41.10765376404pt" svg:height="29.29496313848pt" draw:transform="matrix(0.15710327217 0.00000000000 0.00000000000 0.15710327217 55.37247446489pt 58.63623512536pt)" svg:viewBox="0 0 41 29" svg:d="M0 0.180913C0 0.422131 2.05779 1.78903 4.59044 3.23633C13.1382 8.14109 26.5138 17.4682 33.6369 23.4986C37.515 26.8756 40.9183 29.4486 41.0766 29.2878C41.7097 28.5642 32.5288 18.8351 26.7512 14.2519C19.8655 8.70393 9.97234 2.83431 5.30275 1.46741C3.6407 1.06538 1.7412 0.422131 1.10804 0.180913C0.474874 -0.0603044 2.81182e-15 -0.0603044 0 0.180913Z" koffice:nodeTypes="cccccccc"/>
              <draw:path draw:style-name="gr25" draw:id="shape192" draw:name="path72" draw:layer="g3804" svg:width="45.92497905130pt" svg:height="25.11143761343pt" draw:transform="matrix(0.15710327217 0.00000000000 0.00000000000 0.15710327217 56.12657017129pt 61.15205511763pt)" svg:viewBox="0 0 46 25" svg:d="M0 0.241959C0 0.399201 2.42454 1.34265 5.49563 2.36473C19.6388 6.92475 30.4684 12.8213 41.0556 21.7055C48.1675 27.7593 47.2785 25.2435 39.7625 18.0889C32.3272 11.013 24.2454 6.13854 14.6281 3.07232C8.00098 0.949549 0 -0.622873 0 0.241959Z" koffice:nodeTypes="cccccc"/>
              <draw:path draw:style-name="gr25" draw:id="shape193" draw:name="path74" draw:layer="g3804" svg:width="58.19702720499pt" svg:height="28.37453544172pt" draw:transform="matrix(0.15710327217 0.00000000000 0.00000000000 0.15710327217 58.02089100637pt 63.53789713344pt)" svg:viewBox="0 0 58 28" svg:d="M0.42291 0.652593C0.823589 1.04826 6.19268 4.60923 12.3631 8.64499C25.9862 17.5078 40.4908 24.5506 49.5461 26.7663C60.5247 29.4568 61.1658 28.6655 50.8283 25.1837C40.6511 21.8601 34.6409 18.8531 21.8192 10.8607C12.2029 4.84663 -2.70239 -2.19618 0.42291 0.652593Z" koffice:nodeTypes="cccccc"/>
              <draw:path draw:style-name="gr25" draw:id="shape194" draw:name="path76" draw:layer="g3804" svg:width="67.25747456099pt" svg:height="14.08223904505pt" draw:transform="matrix(0.15710327217 0.00000000000 0.00000000000 0.15710327217 71.34537974330pt 68.17598491371pt)" svg:viewBox="0 0 67 14" svg:d="M0.0887978 0.418429C0.329259 0.659133 9.86754 2.66499 21.2493 4.91156C32.6311 7.0779 47.3794 10.207 53.8718 11.8117C63.891 14.2188 65.8949 14.5397 66.5361 13.5769C66.9369 12.935 67.2575 12.2932 67.2575 12.0524C67.2575 11.571 36.3182 5.31274 18.7646 2.34406C6.02017 0.177725 -0.873045 -0.544387 0.0887978 0.418429Z" koffice:nodeTypes="ccccccc"/>
            </draw:g>
            <draw:path draw:style-name="gr21" draw:id="shape195" draw:name="path78" draw:layer="g3804" svg:width="9.19245887353pt" svg:height="7.44910009522pt" draw:transform="matrix(0.15710327217 0.00000000000 0.00000000000 0.15710327217 82.09975720207pt 70.13269941443pt)" svg:viewBox="0 0 9 7" svg:d="M1.21547 1.32042C-0.625377 3.21853 -0.318569 6.35453 1.75238 6.93222C4.97386 7.84001 9.19246 7.5099 9.19246 6.27201C9.19246 5.03411 4.28354 0 3.05631 0C2.6728 0 1.82908 0.577685 1.21547 1.32042Z" koffice:nodeTypes="ccccc"/>
            <draw:path draw:style-name="gr23" draw:id="shape196" draw:name="path3035" draw:layer="g3804" svg:width="14.00651035387pt" svg:height="16.36804773890pt" draw:transform="matrix(0.15710327217 0.00000000000 0.00000000000 0.15710327217 59.23801515988pt 36.31975816550pt)" svg:viewBox="0 0 14 16" svg:d="M12.0551 1.19789C11.6057 1.71222 7.27385 5.49608 4.62325 9.16203C2.82572 11.2194 -0.0734746 15.454 0.00142287 15.8948C0.00142287 16.4091 0.395104 17.2628 2.71055 13.6591C3.23483 12.851 4.97667 10.3169 6.7742 8.18619C8.57174 5.98194 14.1534 0.164433 14.0036 0.0174825C13.8537 -0.129467 12.4296 0.683564 12.0551 1.19789Z" koffice:nodeTypes="ccccccc"/>
            <draw:path draw:style-name="gr23" draw:id="shape197" draw:name="path3051" draw:layer="g3804" svg:width="15.93090715505pt" svg:height="7.70329174589pt" draw:transform="matrix(0.15710327217 0.00000000000 0.00000000000 0.15710327217 61.73798604073pt 48.83325404728pt)" svg:viewBox="0 0 16 8" svg:d="M9.09266 0.732221C7.34039 1.33537 4.65466 3.88551 2.9024 5.17789C-0.602122 7.76266 -1.07229 8.70145 2.25699 6.37514C4.71017 4.65198 8.86692 1.55293 12.5897 1.09731C12.9375 1.05476 11.1122 2.87015 10.1484 3.90406C8.83427 5.36877 9.18471 5.28261 12.2512 3.30096C14.2663 2.00856 15.9309 0.802348 15.9309 0.630019C15.9309 -0.0592407 12.1591 -0.387844 9.09266 0.732221Z" koffice:nodeTypes="cccccccc"/>
            <draw:path draw:style-name="gr23" draw:id="shape198" draw:name="path3069" draw:layer="g3804" svg:width="25.50888651632pt" svg:height="19.08617691286pt" draw:transform="matrix(0.15710327217 0.00000000000 0.00000000000 0.15710327217 54.66416518749pt 58.31831911311pt)" svg:viewBox="0 0 26 19" svg:d="M0 0.240873C0 2.20151 24.3899 20.1358 25.5032 19.0378C25.6622 18.881 22.4814 16.6851 18.3464 14.1754C14.2909 11.7442 9.03657 7.51368 6.3329 5.16089C3.70875 2.80809 0.390053 -0.99459 0 0.240873Z" koffice:nodeTypes="ccccc"/>
            <draw:path draw:style-name="gr23" draw:id="shape199" draw:name="path3023" draw:layer="g3804" svg:width="196.26113196363pt" svg:height="236.91127308204pt" draw:transform="matrix(0.15710327217 0.00000000000 0.00000000000 0.15710327217 53.09889132792pt 34.38965827112pt)" svg:viewBox="0 0 196 237" svg:d="M69.2541 1.53552C63.725 3.62686 57.0742 7.80954 52.4266 12.0726C50.0227 14.3249 50.5836 14.0836 54.7504 10.9466C60.3596 6.76388 67.8919 2.50075 68.613 3.14424C68.7733 3.38555 67.7316 4.27035 66.2092 5.15515C63.2442 7.08562 53.228 17.0597 50.0227 21.4033C45.936 26.7925 41.2083 35.5601 38.6441 42.3168C37.2018 46.0972 36.0799 48.5907 36.0799 47.9473C35.9997 46.1777 38.2434 34.2731 39.1249 31.136C39.6057 29.6078 39.766 28.1599 39.6057 27.8382C39.3653 27.5165 40.7437 22.2043 42.106 16.0913C43.3881 9.97807 43.9327 4.99427 43.7724 4.75297C42.9711 4.02903 37.2018 11.7509 34.317 17.6228C30.0701 26.0686 28.788 31.86 28.788 43.9255L28.7078 53.98L26.7848 46.3386C24.7014 38.3754 21.0955 30.0904 19.4127 29.6078C18.8518 29.4469 18.2107 30.5731 17.8902 32.2622C17.4094 34.9166 17.8902 37.4906 21.2557 51.1647C21.4961 52.2909 20.6147 51.2451 19.2524 48.8321C16.2074 43.4428 15.1658 42.2363 14.2844 42.7994C13.0823 43.5233 13.483 48.269 15.0856 53.4974C15.8869 56.2322 16.5279 58.404 16.4479 58.404C16.2876 58.404 14.5247 56.1518 12.4413 53.4974C9.55659 49.7973 8.43476 48.8321 7.87384 49.6364C7.15266 50.843 7.55331 53.2561 9.23606 57.7605L10.3579 60.8171L7.71357 60.8171C6.27122 60.8171 4.42821 61.2997 3.6269 61.8628C2.26467 62.8279 2.18454 63.4715 2.98585 67.7346C3.90736 73.0032 5.18564 76.8501 6.17502 76.9139C7.75905 77.016 7.74209 75.3645 8.54087 70.7731C8.97581 68.9886 9.79859 68.0922 9.463 67.0548C9.12741 66.0174 7.63344 64.8389 6.9924 64.2758C4.98912 62.4258 5.22952 61.6214 7.79371 61.6214C10.1175 61.6214 15.0055 66.0454 19.4127 72.0781C24.4609 78.9957 30.3105 93.5547 33.1151 105.862C34.4773 112.136 36.8011 128.223 36.8011 131.843L36.8011 134.417L35.519 132.003C34.7978 130.635 33.7562 126.614 33.1151 122.914C31.272 112.296 28.3873 102 24.8616 92.8308C21.3358 83.7414 13.7891 70.8441 10.4236 67.4658C8.5546 65.6143 8.10848 66.5911 11.0257 69.6723C17.7675 78.9841 23.8199 91.7046 26.6245 100.311C28.8681 107.148 33.0349 125.166 32.5541 125.649C32.3939 125.89 31.4323 122.833 30.5509 118.892C27.3456 105.218 22.8157 97.1367 8.79281 83.1407C8.79281 83.1407 3.98228 77.3163 0.101141 75.0543C0.165197 78.3502 0.822319 78.9152 0.822319 78.9152C1.78389 83.9023 4.26795 88.2459 11.64 97.0134C14.9253 100.954 17.5697 104.414 17.5697 104.736C17.5697 104.977 15.7266 103.529 13.4029 101.437C9.15593 97.6569 2.5852 93.3133 1.94415 93.9569C1.70376 94.1178 3.30638 97.6569 5.46991 101.759C8.19436 106.907 8.99567 108.999 8.11423 108.677C4.98912 107.39 3.86729 107.39 1.86402 108.677C-0.219382 110.044 -0.219382 110.205 0.261403 115.675C0.501796 118.732 1.14284 122.029 1.62363 122.995C2.5852 124.603 2.5852 124.603 3.54677 122.672C4.10769 121.627 4.74874 119.375 5.06925 117.686C5.38978 116.076 5.87057 114.71 6.11095 114.71C6.43148 114.71 12.2699 120.959 13.3917 121.924L10.7586 118.329L9.77721 116.945C8.73551 115.658 5.63018 113.101 4.18782 112.216C0.982581 110.205 0.90245 109.401 3.6269 108.757C5.14938 108.355 6.67187 108.838 9.63672 110.768C18.2107 116.238 29.0284 130.717 41.5288 153.319C51.5452 171.578 57.3146 185.333 49.1412 171.578C37.5223 152.113 18.6027 126.131 11.1505 118.248C8.02544 114.949 11.1744 119.532 15.1008 124.358C19.8285 130.231 32.8747 147.125 36.2402 152.515L37.9229 155.33L35.1984 153.158C26.1437 145.289 11.3164 136.516 5.70726 134.827C4.10465 134.344 3.70703 134.819 4.50834 135.703C5.06925 136.266 6.27122 136.829 7.15266 136.991C11.8804 137.714 30.8714 149.941 37.2818 156.456C39.5255 158.709 42.5705 162.81 44.0129 165.465L46.5771 170.371L42.1698 166.752C39.6858 164.741 35.1984 161.604 32.2336 159.835C29.1085 157.984 22.4546 152.038 16.6852 146.488C11.076 141.179 4.89586 135.169 4.3861 135.658C8.23592 140.933 19.511 150.564 22.476 153.098C25.4408 155.632 25.4392 156.542 25.3591 156.704C25.1988 156.784 23.0987 155.82 19.5729 154.614C10.5181 151.396 8.19436 151.308 9.39632 152.756C9.95724 153.399 11.3194 153.882 12.6015 153.962C17.2492 154.043 29.0284 159.272 37.2018 164.821C42.4903 168.441 55.151 180.667 56.8338 183.885C57.7152 185.654 57.3947 185.493 54.1895 182.839C49.8624 179.3 37.8428 172.382 36.8812 172.945C36.5607 173.186 33.7562 172.623 30.7112 171.819C27.5861 171.015 22.9385 170.13 20.2942 169.808L15.5664 169.245L18.371 171.819C22.057 175.197 28.227 178.254 38.4839 181.874C43.0513 183.482 48.2598 185.654 50.0227 186.7C53.869 188.952 61.8019 195.226 61.4013 195.629C61.241 195.789 58.3563 194.663 54.9908 193.135C49.3015 190.481 35.1984 185.493 30.2304 184.367C28.3873 183.965 29.0284 184.77 33.8362 189.596C37.0415 192.652 42.4903 197.157 46.0161 199.57C63.0039 210.911 78.3891 215.899 107.076 219.277C111.643 219.84 115.089 220.564 114.848 220.965C114.609 221.368 121.82 222.414 129.592 223.299C150.426 225.792 163.408 228.688 175.347 233.514C180.556 235.686 183.601 236.41 189.13 236.732C194.419 237.053 196.261 236.972 196.261 236.249C196.261 234.398 193.937 230.779 191.214 228.366C188.809 226.275 187.207 225.003 177.751 223.394C171.822 222.429 166.53 221.145 165.808 220.743C165.088 220.341 153.151 218.642 139.609 216.391C109.88 211.564 100.743 209.392 92.8096 205.532C73.1775 195.879 59.7986 174.876 58.6768 150.504C58.4365 145.597 58.5967 139.162 59.0775 136.025C59.5583 132.969 59.8788 130.314 59.7186 130.154C58.9973 129.429 52.968 141.692 52.0065 146.438L51.6072 149.49L51.3048 143.988C51.2246 131.44 55.2205 120.492 61.8714 111.322C61.8714 111.322 67.3168 105.837 66.9685 105.435C66.5918 105 61.7913 110.522 61.7913 110.522C57.7847 114.946 53.228 123.235 51.5452 130.555C49.7022 138.92 50.3432 160.398 52.7472 169.406C53.6286 172.704 54.2696 175.519 54.1094 175.6C53.5485 176.163 48.8207 162.73 47.9393 158.145C46.5771 151.147 46.6572 134.738 47.9393 129.188C49.4617 122.914 52.9074 115.595 56.0325 112.055C58.757 108.918 63.725 105.862 66.129 105.862C66.9303 105.862 67.1364 105.62 66.8159 105.379C63.6453 104.372 60.2404 107.018 55.6292 111.208C52.7648 114.141 52.3772 114.858 52.2169 114.617C52.3981 112.511 60.668 99.7027 62.3507 99.7027C62.6712 99.7027 64.7533 97.2641 65.5047 96.5402C66.4662 94.0466 60.5123 99.5843 56.3454 105.537C47.0021 118.172 44.8867 130.954 45.3675 148.007C45.5277 153.235 45.1347 157.341 45.0546 157.341C44.6539 157.341 42.25 151.227 41.0481 147.287C38.0031 137.312 42.6946 116.524 50.6274 105.987C51.9897 104.218 55.2779 100.392 55.7964 99.5118C56.9183 97.34 50.3432 104.866 47.9393 108.566C47.3953 109.681 46.6186 110.359 46.4883 110.095C46.3582 109.831 46.7633 108.653 47.3881 106.697C50.353 97.9294 55.4715 88.8894 61.9621 81.811C64.3661 79.1566 64.4463 79.1566 62.4429 79.7197C57.7152 81.0871 53.4462 84.8223 48.8199 90.1807C47.6982 91.9503 46.681 92.8811 45.4025 94.3729C45.8444 92.1796 50.0079 83.2932 53.5337 78.3062C55.6972 75.33 57.7688 73.313 57.6824 72.6522C57.5959 71.9913 55.3512 72.6865 52.1061 75.1347C47.2182 78.7544 44.4575 82.5777 40.2713 89.5068C38.3481 93.4482 38.6043 92.346 37.9554 93.0612C40.1189 81.961 41.689 76.7434 45.295 69.5042C48.5803 62.9888 51.7856 58.5648 57.9557 52.0495C62.2827 47.5451 63.1642 46.2581 61.6416 46.7408C56.9139 48.1886 51.8657 51.4061 47.2982 55.9909C44.6539 58.7257 43.6053 59.5402 43.6053 59.138C43.6053 58.7359 44.8796 56.4833 47.5238 52.381C53.133 43.6939 61.241 34.6752 69.4945 29.1252C73.5812 26.3099 80.0546 23.2065 79.3334 22.7238C78.6123 22.2412 73.8216 23.8968 74.9433 24.1382C75.8249 24.4599 77.2672 24.0577 78.1486 23.4142C80.3923 21.725 78.6294 21.9664 71.4177 24.2185C65.7284 25.9881 59.6384 29.4469 53.4683 34.2731C51.0835 36.5387 51.5304 34.6391 57.38 28.7672C60.505 25.5498 65.3185 21.6369 67.7225 20.2695C71.7291 17.8565 71.4177 17.301 68.8535 17.8641C62.8436 19.0706 51.3048 25.7469 47.9393 30.01C46.5771 31.6991 47.138 31.3774 52.8273 26.8729C56.0325 24.299 62.4429 20.599 63.645 20.599C63.8853 20.599 61.7218 22.7707 58.9172 25.5055C47.4585 36.284 39.1249 50.7625 34.317 68.4586L32.7946 74.0891L33.2754 68.8608C33.5157 65.965 34.0702 61.4327 34.631 58.7782C35.3523 55.5609 37.0494 50.2569 38.7808 45.5058C40.5122 40.7548 42.1821 36.7101 45.6956 33.147C46.917 31.8386 50.2587 28.8534 47.4235 30.2357C45.6043 31.3702 43.8095 33.8946 44.2302 32.7987C44.6509 31.7027 45.5679 30.771 47.6913 27.2721C54.1819 16.6545 62.8254 8.92803 73.8033 2.33225C78.1304 -0.322156 75.7447 -0.877577 69.2541 1.53552ZM69.6548 2.50075C69.6548 2.74206 69.4945 2.90293 69.2541 2.90293C69.0137 2.90293 68.8535 2.74206 68.8535 2.50075C68.8535 2.25944 69.0137 2.09857 69.2541 2.09857C69.4945 2.09857 69.6548 2.25944 69.6548 2.50075ZM39.483 23.0925C35.7969 40.2254 33.1151 53.6583 32.3138 62.8279C31.7528 68.4586 31.5926 68.9412 31.1118 66.4476C30.7112 64.9194 30.2304 57.117 29.9098 49.1538C29.3489 33.3883 29.9899 28.8034 33.9965 20.0359C36.4004 14.6466 41.8493 6.44213 42.1698 7.4878C42.3301 7.97042 41.3259 14.9684 39.483 23.0925ZM64.8469 20.1968C64.8469 20.438 64.6866 20.599 64.4463 20.599C64.2058 20.599 64.0456 20.438 64.0456 20.1968C64.0456 19.9554 64.2058 19.7946 64.4463 19.7946C64.6866 19.7946 64.8469 19.9554 64.8469 20.1968ZM73.6613 24.9425C73.6613 25.1033 71.5779 26.5512 69.0938 28.2404C63.0039 32.2622 51.7152 44.0929 47.4683 50.4473C43.6219 56.2388 37.7626 67.6541 35.2786 74.8935C33.0349 81.5696 33.1952 77.95 35.5991 68.3781C37.7626 59.9323 43.1462 47.3497 47.1921 41.2515C47.9433 40.146 48.3685 39.4631 49.4617 37.9732C50.5471 36.7293 50.9041 36.1231 51.3048 36.3644C51.7054 36.6058 53.5485 35.4796 55.4715 33.8709C60.2794 29.7687 73.6613 23.1729 73.6613 24.9425ZM23.8199 39.9036C27.5059 50.3603 32.3939 78.3522 30.8714 79.8805C30.631 80.2023 30.3906 79.6392 30.3906 78.7544C30.3906 77.8696 28.6277 71.5152 26.4642 64.678C20.214 45.2124 18.0505 35.5601 18.8518 32.1013C19.3326 30.3317 19.4127 30.2513 20.3742 31.6187C20.9352 32.4231 22.4577 36.1231 23.8199 39.9036ZM21.2557 55.267C25.1821 64.678 31.0317 84.6262 30.0701 85.5915C29.8297 85.7524 29.3489 85.1088 28.9483 84.0632C28.5476 83.0175 27.4258 79.9609 26.4642 77.3065C25.5027 74.6521 23.3391 69.9064 21.6564 66.7694C17.8902 59.7715 15.1658 52.0495 14.6049 46.7408L14.2042 42.7189L16.4479 45.9363C17.6498 47.7059 19.8134 51.8887 21.2557 55.267ZM56.7536 52.1299C46.0161 63.1498 38.9647 78.1109 36.3203 95.8069C35.6792 100.231 34.7978 104.173 34.3972 104.574C34.0767 104.896 33.4356 103.127 33.1151 100.553C32.0733 92.1873 34.8779 78.5935 39.6858 68.6194C40.7275 66.4476 40.8404 65.4755 41.6841 64.1215C42.2496 63.6356 42.7911 62.5378 43.7724 61.2192C47.3571 57.2236 53.228 51.2451 57.0742 49.4755C58.9172 48.6712 60.5199 47.9473 60.6801 47.9473C60.8404 47.9473 59.0775 49.8777 56.7536 52.1299ZM15.2458 58.8062C18.6114 63.7932 27.4258 81.4088 28.3072 84.948C28.6277 86.0741 27.5059 84.3045 25.8232 81.0871C24.1404 77.8696 20.4544 72.1586 17.5697 68.3781C11.0791 59.691 8.75527 55.5082 8.75527 52.3713L8.75527 49.9582L10.3579 51.9691C11.2394 53.0952 13.483 56.1518 15.2458 58.8062ZM7.93736 69.2941C7.59735 71.6955 7.24578 74.0282 6.765 74.7522C6.20408 75.8783 5.55004 75.0543 4.90899 72.4803C4.42821 70.7107 3.86729 67.815 3.54677 66.1259L2.98585 62.9888L4.90899 64.1954C7.57424 66.1093 8.5553 66.8448 7.93736 69.2941ZM55.4499 74.6195C54.7125 75.2384 52.8959 77.6315 51.9343 78.999C46.8059 85.9969 39.3653 105.299 37.9229 116.399C37.1216 122.19 36.16 119.536 36.0799 111.573C35.9197 100.07 40.9679 87.2002 48.7406 79.237C52.9875 74.813 56.8956 72.3148 55.4499 74.6195ZM22.2974 100.472C25.3424 105.7 28.5476 113.342 29.3489 117.284C29.7496 119.536 28.9483 118.65 24.3808 112.296C21.3358 108.114 17.0889 102.483 14.8452 99.8287C6.19108 89.6938 2.98585 84.7067 1.94415 79.7197C1.46337 77.6283 2.74546 78.6739 10.5181 86.5567C15.4863 91.7046 20.775 97.8982 22.2974 100.472ZM57.2344 86.3155C54.8305 89.3719 51.5452 94.359 49.9425 97.4961C46.7374 103.931 42.0096 118.49 40.3268 127.58C38.5639 136.91 38.4037 136.749 38.8044 126.372C39.5255 106.425 46.5771 90.2567 57.555 83.1784C59.5583 81.9719 61.241 80.9262 61.4013 80.9262C61.5615 80.9262 59.6384 83.3392 57.2344 86.3155ZM12.6015 101.759C15.2458 104.011 17.6498 105.54 17.9703 105.218C18.371 104.896 18.4511 104.977 18.2107 105.459C17.9703 105.862 19.9736 109.32 22.7782 113.021C28.147 120.098 34.0767 131.28 36.8011 139.162C37.6826 141.816 38.3236 144.068 38.1633 144.149C38.0832 144.31 35.6792 140.61 32.8747 135.945C26.7848 125.729 19.5729 116.64 14.4446 112.538C11.64 110.285 9.55659 107.551 6.75201 102.403L2.98585 95.2438L5.38978 96.5308C6.75201 97.2547 10.0373 99.5874 12.6015 101.759ZM3.86729 113.422C4.82886 114.629 4.26795 120.823 3.06599 121.547C2.18454 122.19 1.78389 121.224 1.14284 116.479C0.662058 113.101 0.822319 112.296 1.78389 112.296C2.42493 112.296 3.38651 112.779 3.86729 113.422ZM57.7954 143.505C57.0742 165.867 64.6866 184.69 79.8314 198.363C88.8861 206.487 99.143 210.911 115.49 213.726C120.939 214.692 125.906 215.499 126.548 215.74C127.189 215.982 134.721 216.783 134.241 217.588C134 217.909 134.721 218.07 135.843 217.829C139.048 217.266 148.984 219.462 151.629 219.543C155.715 219.623 182.382 225.251 188.569 227.481C190.733 228.366 195.461 233.916 195.461 235.606C195.461 236.087 192.976 236.249 188.489 235.847C183.04 235.444 180.235 234.721 175.268 232.468C164.93 227.803 150.507 224.505 132.958 222.896C123.903 222.092 94.5754 216.863 86.0816 215.174C75.5844 213.003 68.0521 210.429 58.4365 205.683C48.1796 200.615 42.4103 196.674 35.9997 190.561L30.7912 185.493L35.1984 186.781C48.0995 190.561 58.5165 195.307 71.658 203.592C81.9949 210.106 85.4405 211.796 91.0497 213.243C96.178 214.611 97.7006 214.692 97.7006 213.807C97.7006 213.485 95.0562 212.359 91.7709 211.394C69.4143 204.395 52.5869 180.989 52.5869 156.938C52.5869 152.916 52.9875 148.09 53.5485 146.079C54.3498 142.942 57.6351 134.014 57.9557 134.014C57.9557 134.014 57.8755 138.277 57.7954 143.505ZM29.9899 172.704C42.6506 175.68 57.7954 185.413 65.4879 195.467L68.9335 199.972L65.4079 198.122C63.4847 197.157 61.9621 196.112 62.1224 195.789C62.6032 194.985 54.5901 188.228 50.263 185.896C48.0995 184.69 42.0096 182.196 36.6408 180.185C26.8648 176.645 21.0955 173.749 19.1723 171.497C18.2908 170.371 18.5313 170.291 20.855 170.694C22.3775 170.934 26.4642 171.819 29.9899 172.704Z" koffice: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path draw:style-name="gr26" draw:id="shape200" draw:name="path2470" draw:layer="g3804" svg:width="79.98212037648pt" svg:height="32.28881510796pt" draw:transform="matrix(0.21486225000 0.00000000000 0.00000000000 0.21486225000 62.81600038046pt 64.30813526538pt)" svg:viewBox="0 0 80 32" svg:d="M57.2684 25.9092C59.7601 24.887 59.869 25.1735 62.6521 24.7708C62.7309 23.8445 62.6618 24.6375 63.0474 22.0427C63.3622 19.9241 63.0024 18.4291 63.233 17.8908C64.0033 16.5068 70.113 13.8414 72.5262 13.8414C77.1984 13.8414 81.0492 10.3046 79.7142 7.33165C78.636 4.97377 75.8832 0.997545 74.2402 0.433728C72.1865 -0.283884 70.8853 -0.122777 67.702 1.00488C63.3892 2.44014 61.0155 4.84921 57.5755 9.51372L56.6098 11.5348L55.2749 9.89453C53.3239 7.48543 48.1896 4.25619 44.3902 3.07723C39.8206 1.69328 38.229 1.74454 36.894 3.43605C36.2779 4.20487 33.4779 6.3871 32.297 7.51481C31.6135 10.6269 33.3147 10.451 35.9185 12.2377C39.5944 13.8706 40.5285 14.1562 44.1433 14.8006C51.3313 14.9032 50.4486 14.6615 50.2946 20.0949L50.1406 24.8107L48.3949 25.9896C45.5197 27.9374 43.5173 27.5785 37.2021 24.1443C34.1729 22.504 31.0058 22.0885 28.9519 21.4734L23.9937 20.6363L18.9159 20.5335C13.3708 21.6613 7.74435 20.6302 4.04763 19.5025C2.66137 19.0413 0.564887 18.4839 0.154109 18.4839C-0.872751 18.4839 3.4697 22.7604 6.13952 24.1956C7.32039 24.862 8.29591 25.0157 8.29591 25.1694C8.29591 25.3232 6.37644 25.699 4.27136 26.3654C-0.965643 28.0057 -1.41378 29.0195 9.00814 29.1904C15.426 29.1391 15.9593 29.2019 19.2965 27.6128C24.0201 25.3575 24.8732 25.9726 29.09 28.1424C34.7222 31.0868 37.6327 32.5562 43.2804 32.2487C47.9013 31.9924 50.8802 30.6028 54.3196 27.974C56.2193 26.8354 55.8278 26.6955 57.2684 25.9092Z" koffice:nodeTypes="cccccccccccccccccccccccccccccccccc"/>
          <draw:path draw:style-name="gr4" draw:id="shape201" draw:name="path2476" draw:layer="g3804" svg:width="21.25775793872pt" svg:height="12.32208139014pt" draw:transform="matrix(0.21486225000 0.00000000000 0.00000000000 0.21486225000 74.97491757738pt 64.83277480900pt)" svg:viewBox="0 0 21 12" svg:d="M13.0948 0.669637C8.88506 1.82486 5.52814 4.38277 2.05699 9.01876C0.686558 10.849 -0.613869 11.7777 0.311735 12.2221C1.33055 12.7114 2.23133 11.3364 4.0592 9.58303C8.66903 5.16088 12.3247 3.29514 17.3046 3.24264L21.2578 3.24264L20.077 1.66733C18.6394 -0.223043 17.048 -0.433087 13.0948 0.669637Z" koffice:nodeTypes="cccccccc"/>
          <draw:path draw:style-name="gr4" draw:id="shape202" draw:name="path2480" draw:layer="g3804" svg:width="19.41182616379pt" svg:height="11.04879679518pt" draw:transform="matrix(0.21486225000 0.00000000000 0.00000000000 0.21486225000 70.46796675922pt 65.08893242889pt)" svg:viewBox="0 0 19 11" svg:d="M0.42226 0.889502C-0.382078 1.82431 -0.143513 2.16803 2.06841 2.47963C7.54794 3.36252 14.5355 6.68631 17.3507 9.75043C18.7584 11.3085 19.4118 11.4642 19.4118 10.2179C19.4118 8.91947 14.9378 4.81668 11.7204 3.15478C8.90525 1.64869 4.00428 0 2.14427 0C1.59129 0 0.874705 0.318223 0.42226 0.889502Z" koffice:nodeTypes="ccccccc"/>
          <draw:path draw:style-name="gr4" draw:id="shape203" draw:name="path2488" draw:layer="g3804" svg:width="5.24054615499pt" svg:height="9.52141079431pt" draw:transform="matrix(0.21486225000 0.00000000000 0.00000000000 0.21486225000 74.32846427508pt 67.63280692950pt)" svg:viewBox="0 0 5 10" svg:d="M0.00748313 4.41177C-0.0462734 7.18548 0.208229 7.78761 0.178742 9.10781C1.67358 9.36153 4.89013 9.81193 4.69938 9.25574C4.71164 9.86267 4.65064 6.02429 4.69863 4.00172L5.24055 0.361092L2.96366 0L0.913068 0.266403L0.00783453 4.41177Z" koffice:nodeTypes="ccccccccc"/>
          <draw:path draw:style-name="gr4" draw:id="shape204" draw:name="path2494" draw:layer="g3804" svg:width="49.29310092654pt" svg:height="9.49591279937pt" draw:transform="matrix(0.21486225000 0.00000000000 0.00000000000 0.21486225000 63.87734335054pt 68.92622752747pt)" svg:viewBox="0 0 49 9" svg:d="M14.5547 1.01667C10.8562 2.18769 5.89107 2.40061 3.50982 1.49573C2.64853 1.17636 1.43257 1.01667 0.773922 1.12313C-0.290028 1.28282 -0.3702 1.85751 1.25107 2.76239C2.99189 3.81613 4.34969 3.8677 1.82961 4.79479C5.08286 5.58192 9.36033 5.4085 13.1932 4.24327C15.7264 3.49808 18.4559 3.01226 19.2665 3.01226C20.0265 3.01226 22.8637 3.88421 25.5997 5.37459C31.3625 8.65441 35.391 9.49591 39.4442 9.49591C42.2308 9.49591 45.1369 8.85731 48.4335 6.64682C50.8708 5.01255 47.5968 5.89563 45.1722 6.98988C41.8283 8.37381 36.1886 8.14923 28.2342 3.94421C23.4211 1.38927 19.6719 -0.101114 18.3546 0.00534278C18.1013 0.00534278 16.3787 0.484395 14.5547 1.01667Z" koffice:nodeTypes="cccccccccccccc"/>
          <draw:path draw:style-name="gr9" draw:id="shape205" draw:name="path2472" draw:layer="g3804" svg:width="20.07115226391pt" svg:height="12.37920159015pt" draw:transform="matrix(0.21486225000 0.00000000000 0.00000000000 0.21486225000 74.86450249841pt 64.44163795803pt)" svg:viewBox="0 0 20 12" svg:d="M12.8311 0.485443C11.7065 0.839413 10.1219 1.49678 9.25283 1.90132C6.90143 3.11492 3.30477 7.02824 2.76741 7.7671C2.19302 8.55687 1.35596 9.47723 0.787742 10.3332C-0.0527341 11.5992 -0.189929 12.2948 0.230361 12.372C0.650658 12.4492 1.62845 11.9079 2.55644 10.7C6.52785 5.53071 10.173 3.21606 15.5914 2.20472C18.4029 1.69905 18.8118 1.69905 19.783 2.60926C20.5498 3.26663 19.5608 2.46489 19.4075 2.00978C19.0497 0.897307 18.1473 0.333744 16.4093 0.0303387C15.5914 -0.0707965 13.9557 0.0809259 12.8311 0.485443Z" koffice:nodeTypes="ccccccccccc"/>
          <draw:path draw:style-name="gr9" draw:id="shape206" draw:name="path2474" draw:layer="g3804" svg:width="17.91741433068pt" svg:height="9.92900068446pt" draw:transform="matrix(0.21486225000 0.00000000000 0.00000000000 0.21486225000 70.93702581161pt 64.86858798095pt)" svg:viewBox="0 0 18 10" svg:d="M0.0120007 0.787625C-0.14072 1.0458 1.18293 1.51051 2.91385 1.87195C7.19024 2.74976 11.9757 5.22826 15.0303 8.11982C17.3212 10.3401 18.4427 10.5581 17.6791 8.54441C16.6424 5.64152 8.50923 1.56306 5.35283 0.581999C2.14554 -0.450709 0.470193 0.064732 0.0120007 0.787625Z" koffice:nodeTypes="cccccc"/>
          <draw:path draw:style-name="gr9" draw:id="shape207" draw:name="path2478" draw:layer="g3804" svg:width="20.97521814049pt" svg:height="10.47428944339pt" draw:transform="matrix(0.21486225000 0.00000000000 0.00000000000 0.21486225000 75.28999170891pt 65.41017830524pt)" svg:viewBox="0 0 21 10" svg:d="M12.0966 0.933978C8.88372 2.0477 5.67094 4.00995 3.1211 6.39649C0.520276 8.88908 -0.654095 10.4743 0.365831 10.4743C0.569823 10.4743 2.15218 9.26033 3.2231 8.35875C7.8638 4.48725 16.2263 2.30612 19.9491 3.63196C21.734 4.26838 20.8939 2.34079 19.67 0.590668C18.905 -0.523056 14.3914 0.138471 12.0966 0.933978Z" koffice:nodeTypes="ccccccc"/>
          <draw:path draw:style-name="gr9" draw:id="shape208" draw:name="path2482" draw:layer="g3804" svg:width="21.97941915339pt" svg:height="9.80476536182pt" draw:transform="matrix(0.21486225000 0.00000000000 0.00000000000 0.21486225000 69.85460401402pt 65.49181307572pt)" svg:viewBox="0 0 22 10" svg:d="M2.17069 0.320873L0 2.40733L3.23468 2.93576C6.57568 3.36846 12.6312 5.58601 16.7031 7.91173C18.5302 8.93938 20.5139 9.80477 21.1404 9.80477C22.2366 9.80477 22.3095 9.80477 21.0566 8.39851C18.1855 5.2074 10.6475 1.48786 5.2706 0.730642C3.5479 0.46021 3.05815 -0.490422 2.17069 0.320873Z" koffice:nodeTypes="cccccccc"/>
          <draw:path draw:style-name="gr9" draw:id="shape209" draw:name="path2484" draw:layer="g3804" svg:width="4.95378727712pt" svg:height="9.82772340640pt" draw:transform="matrix(0.21486225000 0.00000000000 0.00000000000 0.21486225000 73.49767768877pt 67.62860250499pt)" svg:viewBox="0 0 5 10" svg:d="M0.340121 4.88632C0.441705 7.24183 -0.0181794 8.04782 0.25182 9.42764C0.962314 9.65151 3.6642 9.55697 4.50223 9.82772C4.38307 6.75881 4.38307 9.44274 4.09771 5.4347L4.95379 0.304229L2.52322 0.507055C2.52322 0.507055 1.02137 0.0206988 0 0C0.88102 1.60187 0.340121 4.88632 0.340121 4.88632Z" koffice:nodeTypes="cccccccc"/>
          <draw:path draw:style-name="gr9" draw:id="shape210" draw:name="path2486" draw:layer="g3804" svg:width="5.37450981092pt" svg:height="9.35386394372pt" draw:transform="matrix(0.21486225000 0.00000000000 0.00000000000 0.21486225000 75.34967838811pt 67.67064348411pt)" svg:viewBox="0 0 5 9" svg:d="M0.838328 0.133266C-0.223284 3.66608 -0.0824381 6.91352 0.214321 9.35386C1.24661 9.22805 1.92637 9.19815 3.60314 8.88132C3.77832 7.44749 4.04371 5.78659 3.97127 4.03248C4.18816 1.61958 3.959 2.87712 5.37451 0.943446C3.84754 -0.0516391 3.43748 -0.139116 0.838328 0.133266Z" koffice:nodeTypes="cccccc"/>
          <draw:path draw:style-name="gr9" draw:id="shape211" draw:name="path2490" draw:layer="g3804" svg:width="54.17329048943pt" svg:height="9.15349280290pt" draw:transform="matrix(0.21486225000 0.00000000000 0.00000000000 0.21486225000 62.98335989940pt 68.46088398170pt)" svg:viewBox="0 0 54 9" svg:d="M0.943878 1.19186C1.9314 1.98509 1.78587 2.14102 3.49811 3.46928C5.89704 3.69438 10.6736 4.18543 12.446 4.18543C14.016 4.18543 17.048 3.92493 19.1243 3.37957C23.3261 2.53132 25.3417 2.7792 32.9885 5.99615C41.8509 10.359 46.8282 9.55998 51.386 7.42815C57.7422 5.11431 51.5568 6.11163 49.2518 5.4724C48.4922 5.72029 47.5211 6.66001 45.7112 7.29045C43.1806 8.17198 41.8249 8.14447 38.7864 6.65713C36.8619 5.71516 35.1546 5.26912 33.4299 4.36568C31.7312 3.42371 31.3058 3.53407 28.4699 2.64166L24.2926 1.85403L17.9697 1.53432C12.5004 2.62503 7.12218 1.79309 3.47598 0.702378C-0.170237 -0.388327 -0.828577 -0.196321 0.943878 1.19186Z" koffice:nodeTypes="ccccccccccccccc"/>
          <draw:path draw:style-name="gr9" draw:id="shape212" draw:name="path2496" draw:layer="g3804" svg:width="49.44360392427pt" svg:height="7.75815789257pt" draw:transform="matrix(0.21486225000 0.00000000000 0.00000000000 0.21486225000 63.05553576930pt 69.54288798874pt)" svg:viewBox="0 0 49 8" svg:d="M17.1561 1.14476C12.7923 2.42051 7.47003 2.48328 5.49109 1.76885C4.45614 2.18119 5.48552 1.75711 2.89767 2.67567C-0.502056 3.79833 -0.552795 3.84935 0.918725 4.2576C1.78135 4.51274 5.18106 4.71687 8.53004 4.66585C14.3146 4.66585 14.822 4.56378 18.0188 3.03287C19.8963 2.11434 21.9767 1.39992 22.6871 1.39992C23.3467 1.39992 25.7954 2.77213 27.9265 3.84376C33.8634 6.90557 36.1221 7.80716 41.0441 7.75613C41.0441 7.75613 45.6171 7.71619 49.4436 5.63214C45.0241 6.83723 41.4617 6.4519 41.4617 6.4519C37.4023 5.99264 32.937 4.41069 28.0657 1.70609C24.1586 -0.437176 22.7885 -0.488211 17.1561 1.14476Z" koffice:nodeTypes="ccccccccccccc"/>
          <draw:g draw:style-name="gr1" draw:id="shape213" draw:name="g3425" svg:y="28.22395885692pt">
            <draw:path draw:style-name="gr6" draw:id="shape214" draw:name="path660" draw:layer="g3804" svg:width="37.07565257877pt" svg:height="25.33822455995pt" draw:transform="matrix(0.42975234615 0.00000000000 0.00000000000 0.42975234615 66.76789771082pt 28.27646946520pt)" svg:viewBox="0 0 37 25" svg:d="M22.1784 24.7608C25.5467 25.2118 27.4134 24.6937 27.8731 23.2572C28.1021 24.1764 34.7529 22.1476 33.7046 20.4433C35.894 19.7751 36.7413 18.1609 37.0713 16.7685C37.1625 16.5198 35.806 17.2203 35.5777 16.9628C36.6588 15.8208 37.9586 12.7424 36.1319 10.8438C36.0494 7.49133 35.1373 5.3511 33.2642 4.94201C33.1665 5.13468 33.5164 8.72729 33.2129 7.06091C32.9094 5.39454 30.1898 2.85468 28.7155 2.35001C27.5671 0.374848 24.7154 -0.276709 22.1744 0.10318C21.4289 -0.0887217 20.6273 0.00209206 19.4973 0.47829C18.236 0.0502512 15.876 -0.244316 15.0856 0.458577C13.7482 -0.238002 13.4231 0.0644668 11.9936 0.456982C9.58401 0.310885 9.37419 0.958483 7.54032 2.55458C6.35671 2.64067 4.43875 4.01878 3.77888 5.91339C2.5288 7.09803 0.964004 8.07574 0.971211 10.2941C-0.859458 12.0411 0.401029 15.234 0.718953 16.1028C0.285711 20.9392 1.75922 20.275 3.43293 20.8966C3.509 23.6181 7.09667 22.5156 8.95456 23.8416C11.0607 25.9518 12.2659 25.6477 18.8398 24.0643C20.2285 24.5437 21.2903 24.7245 22.1784 24.7608Z" koffice:nodeTypes="ccccccccccccccccccccc"/>
            <draw:path draw:style-name="gr4" draw:id="shape215" draw:name="path2128" draw:layer="g3804" svg:width="21.66845858909pt" svg:height="14.17332301909pt" draw:transform="matrix(0.42975234615 0.00000000000 0.00000000000 0.42975234615 70.15426875856pt 31.24644977026pt)" svg:viewBox="0 0 22 14" svg:d="M10.7604 14.1733C11.9855 12.3645 13.6797 12.0861 15.4876 12.1794C16.796 10.422 18.3474 9.37761 20.4323 9.90017C20.4561 8.87992 20.8682 7.85887 21.6685 6.83783C19.7527 5.34242 18.9047 3.84623 18.5411 2.35082C17.1112 2.25595 15.6813 1.59107 14.2514 0.356168C13.2844 0.541247 12.3697 1.03039 11.1971 0C10.5182 1.02106 9.83941 0.689 8.57941 0C7.48853 0.0715276 6.10626 0.641563 5.01617 0.712329C4.37069 1.89435 2.78359 2.34616 1.29652 2.06543C1.40053 3.74436 1.1417 5.56094 0 6.58198C0.851113 7.74611 0.474782 7.53615 0.84635 8.6995C1.36956 9.77575 3.51084 10.5355 3.99753 11.8233C5.00506 12.4617 5.6553 12.6118 6.98596 12.4314C8.06652 12.2852 9.69412 13.3459 10.7604 14.1733Z" koffice:nodeTypes="ccccccccccccccc"/>
            <draw:path draw:style-name="gr27" draw:id="shape216" draw:name="path662" draw:layer="g3804" svg:width="37.07565257877pt" svg:height="25.33822455995pt" draw:transform="matrix(0.42975234615 0.00000000000 0.00000000000 0.42975234615 66.76789771082pt 28.27646946520pt)" svg:viewBox="0 0 37 25" svg:d="M22.1784 24.7608C25.5467 25.2118 27.4134 24.6937 27.8731 23.2572C28.1021 24.1764 34.7529 22.1476 33.7046 20.4433C35.894 19.7751 36.7413 18.1609 37.0713 16.7685C37.1625 16.5198 35.806 17.2203 35.5777 16.9628C36.6588 15.8208 37.9586 12.7424 36.1319 10.8438C36.0494 7.49133 35.1373 5.3511 33.2642 4.94201C33.1665 5.13468 33.5164 8.72729 33.2129 7.06091C32.9094 5.39454 30.1898 2.85468 28.7155 2.35001C27.5671 0.374848 24.7154 -0.276709 22.1744 0.10318C21.4289 -0.0887217 20.6273 0.00209206 19.4973 0.47829C18.236 0.0502512 15.876 -0.244316 15.0856 0.458577C13.7482 -0.238002 13.4231 0.0644668 11.9936 0.456982C9.58401 0.310885 9.37419 0.958483 7.54032 2.55458C6.35671 2.64067 4.43875 4.01878 3.77888 5.91339C2.5288 7.09803 0.964004 8.07574 0.971211 10.2941C-0.859458 12.0411 0.401029 15.234 0.718953 16.1028C0.285711 20.9392 1.75922 20.275 3.43293 20.8966C3.509 23.6181 7.09667 22.5156 8.95456 23.8416C11.0607 25.9518 12.2659 25.6477 18.8398 24.0643C20.2293 24.5437 21.2903 24.7245 22.1784 24.7608Z" koffice:nodeTypes="ccccccccccccccccccccc"/>
            <draw:path draw:style-name="gr28" draw:id="shape217" draw:name="path3798" draw:layer="g3804" svg:width="21.66845858909pt" svg:height="14.17332301909pt" draw:transform="matrix(0.42975234615 0.00000000000 0.00000000000 0.42975234615 70.15426875856pt 31.24644977026pt)" svg:viewBox="0 0 22 14" svg:d="M10.7604 14.1733C11.9855 12.3645 13.6797 12.0861 15.4876 12.1794C16.796 10.422 18.3474 9.37761 20.4323 9.90017C20.4561 8.87992 20.8682 7.85887 21.6685 6.83783C19.7527 5.34242 18.9047 3.84623 18.5411 2.35082C17.1112 2.25595 15.6813 1.59107 14.2514 0.356168C13.2844 0.541247 12.3697 1.03039 11.1971 0C10.5182 1.02106 9.83941 0.689 8.57941 0C7.48853 0.0715276 6.10706 0.641563 5.01617 0.712329C4.37069 1.89435 2.78359 2.34616 1.29652 2.06543C1.40132 3.74436 1.1417 5.56094 0 6.58198C0.851113 7.74611 0.474782 7.53615 0.84635 8.6995C1.36956 9.77575 3.51084 10.5355 3.99753 11.8233C5.00506 12.4617 5.6553 12.6118 6.98596 12.4314C8.06652 12.2852 9.69412 13.3459 10.7604 14.1733Z" koffice:nodeTypes="ccccccccccccccc"/>
            <draw:path draw:style-name="gr14" draw:id="shape218" draw:name="path664" draw:layer="g3804" svg:width="5.88218410667pt" svg:height="2.11505509698pt" draw:transform="matrix(0.42975234615 0.00000000000 0.00000000000 0.42975234615 75.29101260159pt 28.63429542785pt)" svg:viewBox="0 0 6 2" svg:d="M0 0.423551C3.70627 -1.0038 4.22589 1.62384 5.88218 1.74727C3.62626 3.03232 1.3149 0.546979 0 0.423551Z" koffice:nodeTypes="ccc"/>
            <draw:path draw:style-name="gr29" draw:id="shape219" draw:name="path666" draw:layer="g3804" svg:width="5.88218410667pt" svg:height="2.11505509698pt" draw:transform="matrix(0.42975234615 0.00000000000 0.00000000000 0.42975234615 75.29101260159pt 28.63429542785pt)" svg:viewBox="0 0 6 2" svg:d="M0 0.423551C3.70627 -1.0038 4.22589 1.62384 5.88218 1.74727C3.62626 3.03232 1.3149 0.546979 0 0.423551Z" koffice:nodeTypes="ccc"/>
            <draw:path draw:style-name="gr14" draw:id="shape220" draw:name="path668" draw:layer="g3804" svg:width="5.66714890667pt" svg:height="3.10280821684pt" draw:transform="matrix(0.42975234615 0.00000000000 0.00000000000 0.42975234615 76.82505657640pt 28.47333121888pt)" svg:viewBox="0 0 6 3" svg:d="M0 0.0512943C4.13238 -0.414097 4.01031 2.42533 5.66715 2.99977C3.04777 3.71003 1.3093 0.532925 0 0.0512943Z" koffice:nodeTypes="ccc"/>
            <draw:path draw:style-name="gr29" draw:id="shape221" draw:name="path670" draw:layer="g3804" svg:width="5.66714890667pt" svg:height="3.10280821684pt" draw:transform="matrix(0.42975234615 0.00000000000 0.00000000000 0.42975234615 76.82505657640pt 28.47333121888pt)" svg:viewBox="0 0 6 3" svg:d="M0 0.0512943C4.13238 -0.414097 4.01031 2.42533 5.66715 2.99977C3.04777 3.71003 1.3093 0.532925 0 0.0512943Z" koffice:nodeTypes="ccc"/>
            <draw:path draw:style-name="gr14" draw:id="shape222" draw:name="path672" draw:layer="g3804" svg:width="6.59483876571pt" svg:height="1.75927118807pt" draw:transform="matrix(0.42975234615 0.00000000000 0.00000000000 0.42975234615 74.67767005317pt 30.26756779962pt)" svg:viewBox="0 0 7 2" svg:d="M0 0.896807C3.72644 3.03594 4.78559 0.498392 6.59484 0.689721C4.40588 -1.02999 1.44119 1.02361 0 0.896807Z" koffice:nodeTypes="ccc"/>
            <draw:path draw:style-name="gr29" draw:id="shape223" draw:name="path674" draw:layer="g3804" svg:width="6.59483876571pt" svg:height="1.75927118807pt" draw:transform="matrix(0.42975234615 0.00000000000 0.00000000000 0.42975234615 74.67767005317pt 30.26756779962pt)" svg:viewBox="0 0 7 2" svg:d="M0 0.896807C3.72644 3.03594 4.78559 0.498392 6.59484 0.689721C4.40588 -1.02999 1.44119 1.02361 0 0.896807Z" koffice:nodeTypes="ccc"/>
            <draw:path draw:style-name="gr14" draw:id="shape224" draw:name="path676" draw:layer="g3804" svg:width="6.41285714286pt" svg:height="1.36324637114pt" draw:transform="matrix(0.42975234615 0.00000000000 0.00000000000 0.42975234615 76.81714913323pt 31.00197903007pt)" svg:viewBox="0 0 6 1" svg:d="M0 0.0918471C3.15857 2.57528 4.70455 0.56939 6.41286 1.04494C4.65248 -0.813016 1.36603 0.448535 0 0.0918471Z" koffice:nodeTypes="ccc"/>
            <draw:path draw:style-name="gr29" draw:id="shape225" draw:name="path678" draw:layer="g3804" svg:width="6.41285714286pt" svg:height="1.36324637114pt" draw:transform="matrix(0.42975234615 0.00000000000 0.00000000000 0.42975234615 76.81714913323pt 31.00197903007pt)" svg:viewBox="0 0 6 1" svg:d="M0 0.0918471C3.15857 2.57528 4.70455 0.56939 6.41286 1.04494C4.65248 -0.813016 1.36603 0.448535 0 0.0918471Z" koffice:nodeTypes="ccc"/>
            <draw:path draw:style-name="gr14" draw:id="shape226" draw:name="path680" draw:layer="g3804" svg:width="7.12606752000pt" svg:height="2.14957569903pt" draw:transform="matrix(0.42975234615 0.00000000000 0.00000000000 0.42975234615 74.53808649114pt 29.35120869980pt)" svg:viewBox="0 0 7 2" svg:d="M0 0.636635C3.45733 3.28483 4.43662 1.76127 7.12607 1.23213C4.30901 -0.137164 2.36252 -0.408387 0 0.636635Z" koffice:nodeTypes="ccc"/>
            <draw:path draw:style-name="gr29" draw:id="shape227" draw:name="path682" draw:layer="g3804" svg:width="7.12606752000pt" svg:height="2.14957569903pt" draw:transform="matrix(0.42975234615 0.00000000000 0.00000000000 0.42975234615 74.53808649114pt 29.35120869980pt)" svg:viewBox="0 0 7 2" svg:d="M0 0.636635C3.45733 3.28483 4.43662 1.76127 7.12607 1.23213C4.30901 -0.137164 2.36252 -0.408387 0 0.636635Z" koffice:nodeTypes="ccc"/>
            <draw:path draw:style-name="gr14" draw:id="shape228" draw:name="path684" draw:layer="g3804" svg:width="5.36193066667pt" svg:height="2.35849747496pt" draw:transform="matrix(0.42975234615 0.00000000000 0.00000000000 0.42975234615 77.08909641787pt 29.65327378127pt)" svg:viewBox="0 0 5 2" svg:d="M0 0.00425912C2.38375 3.27144 2.67189 1.8875 5.36193 2.3585C3.16498 0.327018 2.55013 -0.0460889 0 0.00425912Z" koffice:nodeTypes="ccc"/>
            <draw:path draw:style-name="gr29" draw:id="shape229" draw:name="path686" draw:layer="g3804" svg:width="5.36344330667pt" svg:height="2.35849747496pt" draw:transform="matrix(0.42975234615 0.00000000000 0.00000000000 0.42975234615 77.08875261600pt 29.65327378127pt)" svg:viewBox="0 0 5 2" svg:d="M0 0.00425912C2.38485 3.27144 2.67302 1.8875 5.36344 2.3585C3.16618 0.327018 2.55125 -0.0460889 0 0.00425912Z" koffice:nodeTypes="ccc"/>
            <draw:path draw:style-name="gr14" draw:id="shape230" draw:name="path688" draw:layer="g3804" svg:width="4.96008000000pt" svg:height="6.39838407868pt" draw:transform="matrix(0.42975234615 0.00000000000 0.00000000000 0.42975234615 79.03295222997pt 29.45284225441pt)" svg:viewBox="0 0 5 6" svg:d="M0 0C5.27561 1.9728 3.32823 4.82378 4.96008 6.39838C1.35376 5.57638 1.27329 1.27304 0 0Z" koffice:nodeTypes="ccc"/>
            <draw:path draw:style-name="gr29" draw:id="shape231" draw:name="path690" draw:layer="g3804" svg:width="4.96008000000pt" svg:height="6.39838407868pt" draw:transform="matrix(0.42975234615 0.00000000000 0.00000000000 0.42975234615 79.03295222997pt 29.45284225441pt)" svg:viewBox="0 0 5 6" svg:d="M0 0C5.27561 1.9728 3.32823 4.82378 4.96008 6.39838C1.35376 5.57638 1.27329 1.27304 0 0Z" koffice:nodeTypes="ccc"/>
            <draw:path draw:style-name="gr14" draw:id="shape232" draw:name="path692" draw:layer="g3804" svg:width="4.95763460038pt" svg:height="5.22650880000pt" draw:transform="matrix(0.42975234615 0.00000000000 0.00000000000 0.42975234615 79.16893684088pt 31.28117719785pt)" svg:viewBox="0 0 5 5" svg:d="M0.00674571 0C-0.144609 3.21361 2.27388 3.47043 4.95763 5.22651C4.22715 2.83409 2.99241 1.37574 0.00674571 0Z" koffice:nodeTypes="ccc"/>
            <draw:path draw:style-name="gr29" draw:id="shape233" draw:name="path694" draw:layer="g3804" svg:width="4.95763460038pt" svg:height="5.22650880000pt" draw:transform="matrix(0.42975234615 0.00000000000 0.00000000000 0.42975234615 79.16893684088pt 31.28117719785pt)" svg:viewBox="0 0 5 5" svg:d="M0.00674571 0C-0.144609 3.21361 2.27388 3.47043 4.95763 5.22651C4.22715 2.83409 2.99241 1.37574 0.00674571 0Z" koffice:nodeTypes="ccc"/>
            <draw:path draw:style-name="gr14" draw:id="shape234" draw:name="path696" draw:layer="g3804" svg:width="2.76922588220pt" svg:height="7.85826935964pt" draw:transform="matrix(0.42975234615 0.00000000000 0.00000000000 0.42975234615 80.82076984090pt 30.83388407994pt)" svg:viewBox="0 0 3 8" svg:d="M1.61336 0C4.64076 4.96346 0.742599 5.64454 0.929929 7.85827C-1.54866 4.83422 1.72444 1.75784 1.61336 0Z" koffice:nodeTypes="ccc"/>
            <draw:path draw:style-name="gr29" draw:id="shape235" draw:name="path698" draw:layer="g3804" svg:width="2.76922588220pt" svg:height="7.85826935964pt" draw:transform="matrix(0.42975234615 0.00000000000 0.00000000000 0.42975234615 80.82076984090pt 30.83388407994pt)" svg:viewBox="0 0 3 8" svg:d="M1.61336 0C4.64076 4.96346 0.742599 5.64454 0.929929 7.85827C-1.54866 4.83422 1.72444 1.75784 1.61336 0Z" koffice:nodeTypes="ccc"/>
            <draw:path draw:style-name="gr14" draw:id="shape236" draw:name="path700" draw:layer="g3804" svg:width="4.43606643200pt" svg:height="4.25844496000pt" draw:transform="matrix(0.42975234615 0.00000000000 0.00000000000 0.42975234615 78.78300826545pt 32.56699621752pt)" svg:viewBox="0 0 4 4" svg:d="M0 0C1.31643 4.37566 2.00139 2.91628 4.43607 4.25844C2.93352 1.3207 2.45577 0.717307 0 0Z" koffice:nodeTypes="ccc"/>
            <draw:path draw:style-name="gr29" draw:id="shape237" draw:name="path702" draw:layer="g3804" svg:width="4.43606643200pt" svg:height="4.25844496000pt" draw:transform="matrix(0.42975234615 0.00000000000 0.00000000000 0.42975234615 78.78300826545pt 32.56699621752pt)" svg:viewBox="0 0 4 4" svg:d="M0 0C1.31643 4.37566 2.00139 2.91628 4.43607 4.25844C2.93352 1.3207 2.45577 0.717307 0 0Z" koffice:nodeTypes="ccc"/>
            <draw:path draw:style-name="gr14" draw:id="shape238" draw:name="path704" draw:layer="g3804" svg:width="3.54919519641pt" svg:height="7.50858752000pt" draw:transform="matrix(0.42975234615 0.00000000000 0.00000000000 0.42975234615 81.06257775857pt 33.29241817782pt)" svg:viewBox="0 0 4 8" svg:d="M0.672214 7.50859C-1.63804 2.33597 2.72925 2.16236 2.96071 0C5.0569 3.22959 0.896713 5.79652 0.672214 7.50859Z" koffice:nodeTypes="ccc"/>
            <draw:path draw:style-name="gr29" draw:id="shape239" draw:name="path706" draw:layer="g3804" svg:width="3.54919519641pt" svg:height="7.50858752000pt" draw:transform="matrix(0.42975234615 0.00000000000 0.00000000000 0.42975234615 81.06257775857pt 33.29241817782pt)" svg:viewBox="0 0 4 8" svg:d="M0.672214 7.50859C-1.63804 2.33597 2.72925 2.16236 2.96071 0C5.0569 3.22959 0.896713 5.79652 0.672214 7.50859Z" koffice:nodeTypes="ccc"/>
            <draw:path draw:style-name="gr14" draw:id="shape240" draw:name="path708" draw:layer="g3804" svg:width="2.93257989205pt" svg:height="6.33651428571pt" draw:transform="matrix(0.42975234615 0.00000000000 0.00000000000 0.42975234615 79.39890040161pt 34.17151957710pt)" svg:viewBox="0 0 3 6" svg:d="M0.58277 6.33651C5.47289 3.08111 1.08069 1.70268 1.89733 0C-1.82645 1.84577 1.18725 4.97635 0.58277 6.33651Z" koffice:nodeTypes="ccc"/>
            <draw:path draw:style-name="gr29" draw:id="shape241" draw:name="path710" draw:layer="g3804" svg:width="2.93257989205pt" svg:height="6.33651428571pt" draw:transform="matrix(0.42975234615 0.00000000000 0.00000000000 0.42975234615 79.39890040161pt 34.17151957710pt)" svg:viewBox="0 0 3 6" svg:d="M0.58277 6.33651C5.47289 3.08111 1.08069 1.70268 1.89733 0C-1.82645 1.84577 1.18725 4.97635 0.58277 6.33651Z" koffice:nodeTypes="ccc"/>
            <draw:path draw:style-name="gr14" draw:id="shape242" draw:name="path712" draw:layer="g3804" svg:width="2.23999382387pt" svg:height="6.39675050667pt" draw:transform="matrix(0.42975234615 0.00000000000 0.00000000000 0.42975234615 80.36392106563pt 33.74107962720pt)" svg:viewBox="0 0 2 6" svg:d="M1.73788 0C-1.23637 3.58248 0.438284 3.42388 0.760853 6.39675C2.38132 3.42058 2.61161 2.6532 1.73788 0Z" koffice:nodeTypes="ccc"/>
            <draw:path draw:style-name="gr29" draw:id="shape243" draw:name="path714" draw:layer="g3804" svg:width="2.23999382387pt" svg:height="6.39675050667pt" draw:transform="matrix(0.42975234615 0.00000000000 0.00000000000 0.42975234615 80.36392106563pt 33.74107962720pt)" svg:viewBox="0 0 2 6" svg:d="M1.73788 0C-1.23637 3.58248 0.438284 3.42388 0.760853 6.39675C2.38132 3.42058 2.61161 2.6532 1.73788 0Z" koffice:nodeTypes="ccc"/>
            <draw:path draw:style-name="gr14" draw:id="shape244" draw:name="path716" draw:layer="g3804" svg:width="6.16716516571pt" svg:height="4.02724624000pt" draw:transform="matrix(0.42975234615 0.00000000000 0.00000000000 0.42975234615 79.66348487224pt 35.73616191895pt)" svg:viewBox="0 0 6 4" svg:d="M0 4.02725C1.84046 -0.699169 4.6556 1.37426 6.16717 0C5.42227 3.27911 1.22247 2.95963 0 4.02725Z" koffice:nodeTypes="ccc"/>
            <draw:path draw:style-name="gr29" draw:id="shape245" draw:name="path718" draw:layer="g3804" svg:width="6.16716516571pt" svg:height="4.02724624000pt" draw:transform="matrix(0.42975234615 0.00000000000 0.00000000000 0.42975234615 79.66348487224pt 35.73616191895pt)" svg:viewBox="0 0 6 4" svg:d="M0 4.02725C1.84046 -0.699169 4.6556 1.37426 6.16717 0C5.42227 3.27911 1.22247 2.95963 0 4.02725Z" koffice:nodeTypes="ccc"/>
            <draw:path draw:style-name="gr14" draw:id="shape246" draw:name="path720" draw:layer="g3804" svg:width="4.84285452800pt" svg:height="2.52883450625pt" draw:transform="matrix(0.42975234615 0.00000000000 0.00000000000 0.42975234615 78.36391377749pt 36.39231787149pt)" svg:viewBox="0 0 5 3" svg:d="M0 2.25892C1.78802 -0.495439 2.7029 0.0804057 4.84285 0.00108022C2.93122 2.38819 1.52899 2.93833 0 2.25892Z" koffice:nodeTypes="ccc"/>
            <draw:path draw:style-name="gr29" draw:id="shape247" draw:name="path722" draw:layer="g3804" svg:width="4.84285452800pt" svg:height="2.52883450625pt" draw:transform="matrix(0.42975234615 0.00000000000 0.00000000000 0.42975234615 78.36391377749pt 36.39231787149pt)" svg:viewBox="0 0 5 3" svg:d="M0 2.25892C1.78802 -0.495439 2.7029 0.0804057 4.84285 0.00108022C2.93122 2.38819 1.52899 2.93833 0 2.25892Z" koffice:nodeTypes="ccc"/>
            <draw:path draw:style-name="gr14" draw:id="shape248" draw:name="path724" draw:layer="g3804" svg:width="7.30384200000pt" svg:height="2.17488015274pt" draw:transform="matrix(0.42975234615 0.00000000000 0.00000000000 0.42975234615 77.70003235316pt 37.08137886796pt)" svg:viewBox="0 0 7 2" svg:d="M0 1.73792C3.57281 -1.88269 5.36074 1.37503 7.30384 0.771869C5.31793 3.52988 1.55403 1.2916 0 1.73792Z" koffice:nodeTypes="ccc"/>
            <draw:path draw:style-name="gr29" draw:id="shape249" draw:name="path726" draw:layer="g3804" svg:width="7.30384200000pt" svg:height="2.17488015274pt" draw:transform="matrix(0.42975234615 0.00000000000 0.00000000000 0.42975234615 77.70003235316pt 37.08137886796pt)" svg:viewBox="0 0 7 2" svg:d="M0 1.73792C3.57281 -1.88269 5.36074 1.37503 7.30384 0.771869C5.31793 3.52988 1.55403 1.2916 0 1.73792Z" koffice:nodeTypes="ccc"/>
            <draw:path draw:style-name="gr14" draw:id="shape250" draw:name="path728" draw:layer="g3804" svg:width="6.14915666286pt" svg:height="4.06264336000pt" draw:transform="matrix(0.42975234615 0.00000000000 0.00000000000 0.42975234615 77.03786993821pt 35.60104778132pt)" svg:viewBox="0 0 6 4" svg:d="M0 4.06264C1.38339 -1.38109 4.69228 1.4601 6.14916 0C5.76601 3.84335 1.18394 2.93391 0 4.06264Z" koffice:nodeTypes="ccc"/>
            <draw:path draw:style-name="gr29" draw:id="shape251" draw:name="path730" draw:layer="g3804" svg:width="6.14915666286pt" svg:height="4.06264336000pt" draw:transform="matrix(0.42975234615 0.00000000000 0.00000000000 0.42975234615 77.03786993821pt 35.60104778132pt)" svg:viewBox="0 0 6 4" svg:d="M0 4.06264C1.38339 -1.38109 4.69228 1.4601 6.14916 0C5.76601 3.84335 1.18394 2.93391 0 4.06264Z" koffice:nodeTypes="ccc"/>
            <draw:path draw:style-name="gr14" draw:id="shape252" draw:name="path732" draw:layer="g3804" svg:width="5.77683507200pt" svg:height="2.72224672973pt" draw:transform="matrix(0.42975234615 0.00000000000 0.00000000000 0.42975234615 76.47162824693pt 37.30006150163pt)" svg:viewBox="0 0 6 3" svg:d="M0 1.96296C2.68634 -0.908921 3.48863 0.0682833 5.77684 0.593752C3.06642 2.97656 1.424 3.24537 0 1.96296Z" koffice:nodeTypes="ccc"/>
            <draw:path draw:style-name="gr29" draw:id="shape253" draw:name="path734" draw:layer="g3804" svg:width="5.77683507200pt" svg:height="2.72224672973pt" draw:transform="matrix(0.42975234615 0.00000000000 0.00000000000 0.42975234615 76.47162824693pt 37.30006150163pt)" svg:viewBox="0 0 6 3" svg:d="M0 1.96296C2.68634 -0.908921 3.48863 0.0682833 5.77684 0.593752C3.06642 2.97656 1.424 3.24537 0 1.96296Z" koffice:nodeTypes="ccc"/>
            <draw:path draw:style-name="gr14" draw:id="shape254" draw:name="path736" draw:layer="g3804" svg:width="6.14915666286pt" svg:height="4.06264336000pt" draw:transform="matrix(0.42975234615 0.00000000000 0.00000000000 0.42975234615 74.80590815326pt 36.57606990426pt)" svg:viewBox="0 0 6 4" svg:d="M0 4.06264C1.38264 -1.38109 4.69153 1.46091 6.14916 0C5.76526 3.84415 1.18394 2.93391 0 4.06264Z" koffice:nodeTypes="ccc"/>
            <draw:path draw:style-name="gr29" draw:id="shape255" draw:name="path738" draw:layer="g3804" svg:width="6.14915666286pt" svg:height="4.06264336000pt" draw:transform="matrix(0.42975234615 0.00000000000 0.00000000000 0.42975234615 74.80590815326pt 36.57606990426pt)" svg:viewBox="0 0 6 4" svg:d="M0 4.06264C1.38264 -1.38109 4.69153 1.46091 6.14916 0C5.76526 3.84415 1.18394 2.93391 0 4.06264Z" koffice:nodeTypes="ccc"/>
            <draw:path draw:style-name="gr14" draw:id="shape256" draw:name="path740" draw:layer="g3804" svg:width="7.40509128000pt" svg:height="2.68003525276pt" draw:transform="matrix(0.42975234615 0.00000000000 0.00000000000 0.42975234615 75.15417945458pt 37.94214615751pt)" svg:viewBox="0 0 7 3" svg:d="M0 1.37389C4.03851 -1.9822 5.3893 1.9073 7.40509 1.58318C5.06142 4.26694 1.60709 1.15348 0 1.37389Z" koffice:nodeTypes="ccc"/>
            <draw:path draw:style-name="gr29" draw:id="shape257" draw:name="path742" draw:layer="g3804" svg:width="7.40509128000pt" svg:height="2.68003525276pt" draw:transform="matrix(0.42975234615 0.00000000000 0.00000000000 0.42975234615 75.15417945458pt 37.94214615751pt)" svg:viewBox="0 0 7 3" svg:d="M0 1.37389C4.03851 -1.9822 5.3893 1.9073 7.40509 1.58318C5.06142 4.26694 1.60709 1.15348 0 1.37389Z" koffice:nodeTypes="ccc"/>
            <draw:path draw:style-name="gr14" draw:id="shape258" draw:name="path744" draw:layer="g3804" svg:width="5.88218410667pt" svg:height="2.11501732074pt" draw:transform="matrix(0.42975234615 0.00000000000 0.00000000000 0.42975234615 71.29122156553pt 28.82370338840pt)" svg:viewBox="0 0 6 2" svg:d="M5.88218 0.423637C2.17592 -1.00371 1.6555 1.62311 0 1.74734C2.25592 3.03233 4.56729 0.546208 5.88218 0.423637Z" koffice:nodeTypes="ccc"/>
            <draw:path draw:style-name="gr29" draw:id="shape259" draw:name="path746" draw:layer="g3804" svg:width="5.88218410667pt" svg:height="2.11501732074pt" draw:transform="matrix(0.42975234615 0.00000000000 0.00000000000 0.42975234615 71.29122156553pt 28.82370338840pt)" svg:viewBox="0 0 6 2" svg:d="M5.88218 0.423637C2.17592 -1.00371 1.6555 1.62311 0 1.74734C2.25592 3.03233 4.56729 0.546208 5.88218 0.423637Z" koffice:nodeTypes="ccc"/>
            <draw:path draw:style-name="gr30" draw:id="shape260" draw:name="path748" draw:layer="g3804" svg:width="5.66559402667pt" svg:height="3.10271591058pt" draw:transform="matrix(0.42975234615 0.00000000000 0.00000000000 0.42975234615 70.12057617462pt 28.66277571576pt)" svg:viewBox="0 0 6 3" svg:d="M5.66559 0.051295C1.53378 -0.414097 1.65661 2.42529 0 2.99968C2.61824 3.70991 4.35647 0.532918 5.66559 0.051295Z" koffice:nodeTypes="ccc"/>
            <draw:path draw:style-name="gr31" draw:id="shape261" draw:name="path750" draw:layer="g3804" svg:width="5.66559402667pt" svg:height="3.10271591058pt" draw:transform="matrix(0.42975234615 0.00000000000 0.00000000000 0.42975234615 70.12057617462pt 28.66277571576pt)" svg:viewBox="0 0 6 3" svg:d="M5.66559 0.051295C1.53378 -0.414097 1.65661 2.42529 0 2.99968C2.61824 3.70991 4.35647 0.532918 5.66559 0.051295Z" koffice:nodeTypes="ccc"/>
            <draw:path draw:style-name="gr14" draw:id="shape262" draw:name="path752" draw:layer="g3804" svg:width="6.59639186286pt" svg:height="1.75910413870pt" draw:transform="matrix(0.42975234615 0.00000000000 0.00000000000 0.42975234615 71.85333763429pt 30.45687385469pt)" svg:viewBox="0 0 7 2" svg:d="M6.59639 0.897023C2.87029 3.03532 1.81024 0.498619 0 0.689211C2.19 -1.02969 5.15503 1.02382 6.59639 0.897023Z" koffice:nodeTypes="ccc"/>
            <draw:path draw:style-name="gr29" draw:id="shape263" draw:name="path754" draw:layer="g3804" svg:width="6.59639186286pt" svg:height="1.75910413870pt" draw:transform="matrix(0.42975234615 0.00000000000 0.00000000000 0.42975234615 71.85333763429pt 30.45687385469pt)" svg:viewBox="0 0 7 2" svg:d="M6.59639 0.897023C2.87029 3.03532 1.81024 0.498619 0 0.689211C2.19 -1.02969 5.15503 1.02382 6.59639 0.897023Z" koffice:nodeTypes="ccc"/>
            <draw:path draw:style-name="gr14" draw:id="shape264" draw:name="path756" draw:layer="g3804" svg:width="6.41285714286pt" svg:height="1.36361304201pt" draw:transform="matrix(0.42975234615 0.00000000000 0.00000000000 0.42975234615 69.75477097758pt 31.19124924549pt)" svg:viewBox="0 0 6 1" svg:d="M6.41286 0.091548C3.25429 2.57595 1.70831 0.56979 0 1.0454C1.76038 -0.813437 5.04682 0.448905 6.41286 0.091548Z" koffice:nodeTypes="ccc"/>
            <draw:path draw:style-name="gr29" draw:id="shape265" draw:name="path758" draw:layer="g3804" svg:width="6.41285714286pt" svg:height="1.36361304201pt" draw:transform="matrix(0.42975234615 0.00000000000 0.00000000000 0.42975234615 69.75477097758pt 31.19124924549pt)" svg:viewBox="0 0 6 1" svg:d="M6.41286 0.091548C3.25429 2.57595 1.70831 0.56979 0 1.0454C1.76038 -0.813437 5.04682 0.448905 6.41286 0.091548Z" koffice:nodeTypes="ccc"/>
            <draw:path draw:style-name="gr14" draw:id="shape266" draw:name="path760" draw:layer="g3804" svg:width="7.12606752000pt" svg:height="2.14903517213pt" draw:transform="matrix(0.42975234615 0.00000000000 0.00000000000 0.42975234615 71.66837222451pt 29.54062078312pt)" svg:viewBox="0 0 7 2" svg:d="M7.12607 0.636626C3.66874 3.28448 2.68945 1.76027 0 1.2312C2.81705 -0.137117 4.76355 -0.408264 7.12607 0.636626Z" koffice:nodeTypes="ccc"/>
            <draw:path draw:style-name="gr29" draw:id="shape267" draw:name="path762" draw:layer="g3804" svg:width="7.12606752000pt" svg:height="2.14903517213pt" draw:transform="matrix(0.42975234615 0.00000000000 0.00000000000 0.42975234615 71.66837222451pt 29.54062078312pt)" svg:viewBox="0 0 7 2" svg:d="M7.12607 0.636626C3.66874 3.28448 2.68945 1.76027 0 1.2312C2.81705 -0.137117 4.76355 -0.408264 7.12607 0.636626Z" koffice:nodeTypes="ccc"/>
            <draw:path draw:style-name="gr14" draw:id="shape268" draw:name="path764" draw:layer="g3804" svg:width="5.36344330667pt" svg:height="2.35852001595pt" draw:transform="matrix(0.42975234615 0.00000000000 0.00000000000 0.42975234615 69.92460910478pt 29.84271230176pt)" svg:viewBox="0 0 5 2" svg:d="M5.36344 0.00427283C2.9786 3.27143 2.69042 1.88752 0 2.35852C2.19802 0.326295 2.8122 -0.0461252 5.36344 0.00427283Z" koffice:nodeTypes="ccc"/>
            <draw:path draw:style-name="gr29" draw:id="shape269" draw:name="path766" draw:layer="g3804" svg:width="5.36344330667pt" svg:height="2.35852001595pt" draw:transform="matrix(0.42975234615 0.00000000000 0.00000000000 0.42975234615 69.92460910478pt 29.84271230176pt)" svg:viewBox="0 0 5 2" svg:d="M5.36344 0.00427283C2.9786 3.27143 2.69042 1.88752 0 2.35852C2.19802 0.326295 2.8122 -0.0461252 5.36344 0.00427283Z" koffice:nodeTypes="ccc"/>
            <draw:path draw:style-name="gr14" draw:id="shape270" draw:name="path768" draw:layer="g3804" svg:width="4.96008000000pt" svg:height="6.39843984272pt" draw:transform="matrix(0.42975234615 0.00000000000 0.00000000000 0.42975234615 68.27814191622pt 29.64226677454pt)" svg:viewBox="0 0 5 6" svg:d="M4.96008 0C-0.314736 1.97201 1.63264 4.82383 0 6.39844C3.60632 5.57644 3.68679 1.27309 4.96008 0Z" koffice:nodeTypes="ccc"/>
            <draw:path draw:style-name="gr29" draw:id="shape271" draw:name="path770" draw:layer="g3804" svg:width="4.96008000000pt" svg:height="6.39843984272pt" draw:transform="matrix(0.42975234615 0.00000000000 0.00000000000 0.42975234615 68.27814191622pt 29.64226677454pt)" svg:viewBox="0 0 5 6" svg:d="M4.96008 0C-0.314736 1.97201 1.63264 4.82383 0 6.39844C3.60632 5.57644 3.68679 1.27309 4.96008 0Z" koffice:nodeTypes="ccc"/>
            <draw:path draw:style-name="gr14" draw:id="shape272" draw:name="path772" draw:layer="g3804" svg:width="4.95909431833pt" svg:height="5.22814476800pt" draw:transform="matrix(0.42975234615 0.00000000000 0.00000000000 0.42975234615 68.14268397671pt 31.47026823015pt)" svg:viewBox="0 0 5 5" svg:d="M4.95242 0C5.103 3.21493 2.68415 3.4718 0 5.22814C0.730593 2.83535 1.96551 1.37677 4.95242 0Z" koffice:nodeTypes="ccc"/>
            <draw:path draw:style-name="gr29" draw:id="shape273" draw:name="path774" draw:layer="g3804" svg:width="4.95909431833pt" svg:height="5.22814476800pt" draw:transform="matrix(0.42975234615 0.00000000000 0.00000000000 0.42975234615 68.14268397671pt 31.47026823015pt)" svg:viewBox="0 0 5 5" svg:d="M4.95242 0C5.103 3.21493 2.68415 3.4718 0 5.22814C0.730593 2.83535 1.96551 1.37677 4.95242 0Z" koffice:nodeTypes="ccc"/>
            <draw:path draw:style-name="gr14" draw:id="shape274" draw:name="path776" draw:layer="g3804" svg:width="2.12498787696pt" svg:height="7.58475104661pt" draw:transform="matrix(0.42975234615 0.00000000000 0.00000000000 0.42975234615 67.46003745131pt 31.25538861906pt)" svg:viewBox="0 0 2 8" svg:d="M2.05955 0C-1.89202 4.01555 1.2036 5.53375 0.421034 7.58475C3.36327 5.28059 1.46995 1.63739 2.05955 0Z" koffice:nodeTypes="ccc"/>
            <draw:path draw:style-name="gr29" draw:id="shape275" draw:name="path778" draw:layer="g3804" svg:width="2.12498787696pt" svg:height="7.58475104661pt" draw:transform="matrix(0.42975234615 0.00000000000 0.00000000000 0.42975234615 67.46003745131pt 31.25538861906pt)" svg:viewBox="0 0 2 8" svg:d="M2.05955 0C-1.89202 4.01555 1.2036 5.53375 0.421034 7.58475C3.36327 5.28059 1.46995 1.63739 2.05955 0Z" koffice:nodeTypes="ccc"/>
            <draw:path draw:style-name="gr14" draw:id="shape276" draw:name="path780" draw:layer="g3804" svg:width="4.10791824000pt" svg:height="4.55897907200pt" draw:transform="matrix(0.42975234615 0.00000000000 0.00000000000 0.42975234615 68.78937530719pt 32.58212350010pt)" svg:viewBox="0 0 4 5" svg:d="M4.10792 0C3.33773 4.20147 2.39811 2.96777 0 4.55898C1.17554 1.64545 1.59793 1.0221 4.10792 0Z" koffice:nodeTypes="ccc"/>
            <draw:path draw:style-name="gr29" draw:id="shape277" draw:name="path782" draw:layer="g3804" svg:width="4.10791824000pt" svg:height="4.55897907200pt" draw:transform="matrix(0.42975234615 0.00000000000 0.00000000000 0.42975234615 68.78937530719pt 32.58212350010pt)" svg:viewBox="0 0 4 5" svg:d="M4.10792 0C3.33773 4.20147 2.39811 2.96777 0 4.55898C1.17554 1.64545 1.59793 1.0221 4.10792 0Z" koffice:nodeTypes="ccc"/>
            <draw:path draw:style-name="gr14" draw:id="shape278" draw:name="path784" draw:layer="g3804" svg:width="3.55005460599pt" svg:height="7.50858752000pt" draw:transform="matrix(0.42975234615 0.00000000000 0.00000000000 0.42975234615 66.94133466803pt 33.07651059911pt)" svg:viewBox="0 0 4 8" svg:d="M2.87733 7.50859C5.18873 2.33597 0.820918 2.16236 0.588559 0C-1.50789 3.23037 2.6528 5.79652 2.87733 7.50859Z" koffice:nodeTypes="ccc"/>
            <draw:path draw:style-name="gr29" draw:id="shape279" draw:name="path786" draw:layer="g3804" svg:width="3.55005460599pt" svg:height="7.50858752000pt" draw:transform="matrix(0.42975234615 0.00000000000 0.00000000000 0.42975234615 66.94133466803pt 33.07651059911pt)" svg:viewBox="0 0 4 8" svg:d="M2.87733 7.50859C5.18873 2.33597 0.820918 2.16236 0.588559 0C-1.50789 3.23037 2.6528 5.79652 2.87733 7.50859Z" koffice:nodeTypes="ccc"/>
            <draw:path draw:style-name="gr14" draw:id="shape280" draw:name="path788" draw:layer="g3804" svg:width="2.44524279725pt" svg:height="6.46964516571pt" draw:transform="matrix(0.42975234615 0.00000000000 0.00000000000 0.42975234615 69.04836185908pt 34.25884525383pt)" svg:viewBox="0 0 2 6" svg:d="M1.11278 6.46965C-1.71774 2.37036 1.77075 1.82353 1.55335 0C3.84796 2.49957 0.974104 5.0222 1.11278 6.46965Z" koffice:nodeTypes="ccc"/>
            <draw:path draw:style-name="gr29" draw:id="shape281" draw:name="path790" draw:layer="g3804" svg:width="2.44524279725pt" svg:height="6.46964516571pt" draw:transform="matrix(0.42975234615 0.00000000000 0.00000000000 0.42975234615 69.04836185908pt 34.25884525383pt)" svg:viewBox="0 0 2 6" svg:d="M1.11278 6.46965C-1.71774 2.37036 1.77075 1.82353 1.55335 0C3.84796 2.49957 0.974104 5.0222 1.11278 6.46965Z" koffice:nodeTypes="ccc"/>
            <draw:path draw:style-name="gr14" draw:id="shape282" draw:name="path792" draw:layer="g3804" svg:width="2.24075298349pt" svg:height="6.39509856000pt" draw:transform="matrix(0.42975234615 0.00000000000 0.00000000000 0.42975234615 68.17774524620pt 33.93051446138pt)" svg:viewBox="0 0 2 6" svg:d="M0.502158 0C3.47775 3.58202 1.80197 3.42344 1.4802 6.3951C-0.141397 3.42013 -0.371721 2.65203 0.502158 0Z" koffice:nodeTypes="ccc"/>
            <draw:path draw:style-name="gr29" draw:id="shape283" draw:name="path794" draw:layer="g3804" svg:width="2.24075298349pt" svg:height="6.39509856000pt" draw:transform="matrix(0.42975234615 0.00000000000 0.00000000000 0.42975234615 68.17774524620pt 33.93051446138pt)" svg:viewBox="0 0 2 6" svg:d="M0.502158 0C3.47775 3.58202 1.80197 3.42344 1.4802 6.3951C-0.141397 3.42013 -0.371721 2.65203 0.502158 0Z" koffice:nodeTypes="ccc"/>
            <draw:path draw:style-name="gr14" draw:id="shape284" draw:name="path796" draw:layer="g3804" svg:width="6.30621024000pt" svg:height="4.28812083200pt" draw:transform="matrix(0.42975234615 0.00000000000 0.00000000000 0.42975234615 67.09649486525pt 35.78463798360pt)" svg:viewBox="0 0 6 4" svg:d="M6.30621 4.28812C4.77251 -0.228927 1.50745 1.40616 0 0C0.485535 3.08348 5.08335 3.1909 6.30621 4.28812Z" koffice:nodeTypes="ccc"/>
            <draw:path draw:style-name="gr29" draw:id="shape285" draw:name="path798" draw:layer="g3804" svg:width="6.30621024000pt" svg:height="4.28812083200pt" draw:transform="matrix(0.42975234615 0.00000000000 0.00000000000 0.42975234615 67.09649486525pt 35.78463798360pt)" svg:viewBox="0 0 6 4" svg:d="M6.30621 4.28812C4.77251 -0.228927 1.50745 1.40616 0 0C0.485535 3.08348 5.08335 3.1909 6.30621 4.28812Z" koffice:nodeTypes="ccc"/>
            <draw:path draw:style-name="gr14" draw:id="shape286" draw:name="path800" draw:layer="g3804" svg:width="4.84285452800pt" svg:height="2.52903817728pt" draw:transform="matrix(0.42975234615 0.00000000000 0.00000000000 0.42975234615 68.97296550947pt 36.58170466231pt)" svg:viewBox="0 0 5 3" svg:d="M4.84285 2.25912C3.05405 -0.496091 2.13996 0.0805117 0 0.00118292C1.91085 2.38839 3.31308 2.93855 4.84285 2.25912Z" koffice:nodeTypes="ccc"/>
            <draw:path draw:style-name="gr29" draw:id="shape287" draw:name="path802" draw:layer="g3804" svg:width="4.84285452800pt" svg:height="2.52903817728pt" draw:transform="matrix(0.42975234615 0.00000000000 0.00000000000 0.42975234615 68.97296550947pt 36.58170466231pt)" svg:viewBox="0 0 5 3" svg:d="M4.84285 2.25912C3.05405 -0.496091 2.13996 0.0805117 0 0.00118292C1.91085 2.38839 3.31308 2.93855 4.84285 2.25912Z" koffice:nodeTypes="ccc"/>
            <draw:path draw:style-name="gr14" draw:id="shape288" draw:name="path804" draw:layer="g3804" svg:width="7.30231328000pt" svg:height="2.17488015274pt" draw:transform="matrix(0.42975234615 0.00000000000 0.00000000000 0.42975234615 68.46654534477pt 37.27081370214pt)" svg:viewBox="0 0 7 2" svg:d="M7.30231 1.73792C3.73065 -1.88269 1.94214 1.37503 0 0.771869C1.98494 3.52988 5.74845 1.2916 7.30231 1.73792Z" koffice:nodeTypes="ccc"/>
            <draw:path draw:style-name="gr29" draw:id="shape289" draw:name="path806" draw:layer="g3804" svg:width="7.30231328000pt" svg:height="2.17488015274pt" draw:transform="matrix(0.42975234615 0.00000000000 0.00000000000 0.42975234615 68.46654534477pt 37.27081370214pt)" svg:viewBox="0 0 7 2" svg:d="M7.30231 1.73792C3.73065 -1.88269 1.94214 1.37503 0 0.771869C1.98494 3.52988 5.74845 1.2916 7.30231 1.73792Z" koffice:nodeTypes="ccc"/>
            <draw:path draw:style-name="gr14" draw:id="shape290" draw:name="path808" draw:layer="g3804" svg:width="3.74903074186pt" svg:height="6.77726304000pt" draw:transform="matrix(0.42975234615 0.00000000000 0.00000000000 0.42975234615 70.21145645669pt 35.30709717656pt)" svg:viewBox="0 0 4 7" svg:d="M3.16824 6.77726C5.3128 1.93345 0.851976 1.97086 0.526446 0C-1.4786 3.05406 2.86865 5.21877 3.16824 6.77726Z" koffice:nodeTypes="ccc"/>
            <draw:path draw:style-name="gr29" draw:id="shape291" draw:name="path810" draw:layer="g3804" svg:width="3.74903074186pt" svg:height="6.77726304000pt" draw:transform="matrix(0.42975234615 0.00000000000 0.00000000000 0.42975234615 70.21145645669pt 35.30709717656pt)" svg:viewBox="0 0 4 7" svg:d="M3.16824 6.77726C5.3128 1.93345 0.851976 1.97086 0.526446 0C-1.4786 3.05406 2.86865 5.21877 3.16824 6.77726Z" koffice:nodeTypes="ccc"/>
            <draw:path draw:style-name="gr14" draw:id="shape292" draw:name="path812" draw:layer="g3804" svg:width="5.77683507200pt" svg:height="2.72224672973pt" draw:transform="matrix(0.42975234615 0.00000000000 0.00000000000 0.42975234615 70.66997157394pt 37.48949633581pt)" svg:viewBox="0 0 6 3" svg:d="M5.77684 1.96296C3.09049 -0.908921 2.2882 0.0682833 0 0.593752C2.71042 2.97656 4.35369 3.24537 5.77684 1.96296Z" koffice:nodeTypes="ccc"/>
            <draw:path draw:style-name="gr29" draw:id="shape293" draw:name="path814" draw:layer="g3804" svg:width="5.77683507200pt" svg:height="2.72224672973pt" draw:transform="matrix(0.42975234615 0.00000000000 0.00000000000 0.42975234615 70.66997157394pt 37.48949633581pt)" svg:viewBox="0 0 6 3" svg:d="M5.77684 1.96296C3.09049 -0.908921 2.2882 0.0682833 0 0.593752C2.71042 2.97656 4.35369 3.24537 5.77684 1.96296Z" koffice:nodeTypes="ccc"/>
            <draw:path draw:style-name="gr14" draw:id="shape294" draw:name="path816" draw:layer="g3804" svg:width="6.15065636571pt" svg:height="4.06264336000pt" draw:transform="matrix(0.42975234615 0.00000000000 0.00000000000 0.42975234615 71.82583348413pt 36.76550473844pt)" svg:viewBox="0 0 6 4" svg:d="M6.15066 4.06264C4.7671 -1.38109 1.4578 1.4601 0 0C0.383947 3.84335 4.96582 2.93391 6.15066 4.06264Z" koffice:nodeTypes="ccc"/>
            <draw:path draw:style-name="gr29" draw:id="shape295" draw:name="path818" draw:layer="g3804" svg:width="6.15065636571pt" svg:height="4.06264336000pt" draw:transform="matrix(0.42975234615 0.00000000000 0.00000000000 0.42975234615 71.82583348413pt 36.76550473844pt)" svg:viewBox="0 0 6 4" svg:d="M6.15066 4.06264C4.7671 -1.38109 1.4578 1.4601 0 0C0.383947 3.84335 4.96582 2.93391 6.15066 4.06264Z" koffice:nodeTypes="ccc"/>
            <draw:path draw:style-name="gr14" draw:id="shape296" draw:name="path820" draw:layer="g3804" svg:width="7.40509128000pt" svg:height="2.68003525276pt" draw:transform="matrix(0.42975234615 0.00000000000 0.00000000000 0.42975234615 70.98936351759pt 38.13158099169pt)" svg:viewBox="0 0 7 3" svg:d="M7.40509 1.37389C3.36658 -1.9822 2.01579 1.9073 0 1.58318C2.34368 4.26694 5.798 1.15348 7.40509 1.37389Z" koffice:nodeTypes="ccc"/>
            <draw:path draw:style-name="gr29" draw:id="shape297" draw:name="path822" draw:layer="g3804" svg:width="7.40509128000pt" svg:height="2.68003525276pt" draw:transform="matrix(0.42975234615 0.00000000000 0.00000000000 0.42975234615 70.98936351759pt 38.13158099169pt)" svg:viewBox="0 0 7 3" svg:d="M7.40509 1.37389C3.36658 -1.9822 2.01579 1.9073 0 1.58318C2.34368 4.26694 5.798 1.15348 7.40509 1.37389Z" koffice:nodeTypes="ccc"/>
            <draw:path draw:style-name="gr30" draw:id="shape298" draw:name="path824" draw:layer="g3804" svg:width="6.47795722667pt" svg:height="2.16833210413pt" draw:transform="matrix(0.42975234615 0.00000000000 0.00000000000 0.42975234615 72.55331825569pt 28.64430718066pt)" svg:viewBox="0 0 6 2" svg:d="M6.47796 0.627844C2.72319 3.36007 2.97007 1.72241 0 1.2476C3.07397 -0.186791 3.85785 -0.371747 6.47796 0.627844Z" koffice:nodeTypes="ccc"/>
            <draw:path draw:style-name="gr31" draw:id="shape299" draw:name="path826" draw:layer="g3804" svg:width="6.47795722667pt" svg:height="2.16833210413pt" draw:transform="matrix(0.42975234615 0.00000000000 0.00000000000 0.42975234615 72.55331825569pt 28.64430718066pt)" svg:viewBox="0 0 6 2" svg:d="M6.47796 0.627844C2.72319 3.36007 2.97007 1.72241 0 1.2476C3.07397 -0.186791 3.85785 -0.371747 6.47796 0.627844Z" koffice:nodeTypes="ccc"/>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28:19</dc:date>
    <meta:creation-date>2011-05-22T06:10:15</meta:creation-date>
    <dc:creator>Yue Liu</dc:creator>
  </office:meta>
</office:document-meta>
</file>